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6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361cm"/>
    </style:style>
    <style:style style:name="co4" style:family="table-column">
      <style:table-column-properties fo:break-before="auto" style:column-width="6.048cm"/>
    </style:style>
    <style:style style:name="co5" style:family="table-column">
      <style:table-column-properties fo:break-before="auto" style:column-width="5.83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  <table:table-cell office:value-type="string">
            <text:p>MELTING 5.0.2 tes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Inosine base in DNA sequence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an05 </text:p>
          </table:table-cell>
          <table:table-cell office:value-type="string">
            <text:p><text:s/>TmExp </text:p>
          </table:table-cell>
          <table:table-cell table:number-columns-repeated="6"/>
          <table:table-cell>
            <draw:frame table:end-cell-address="'MELTING 5'.R23" table:end-x="1.141cm" table:end-y="0.376cm" draw:z-index="0" draw:style-name="gr1" svg:width="15.486cm" svg:height="9.185cm" svg:x="1.462cm" svg:y="0.237cm">
              <draw:object draw:notify-on-update-of-ranges="'MELTING 5'.C5:'MELTING 5'.C5 'MELTING 5'.C6:'MELTING 5'.C90 'MELTING 5'.B6:'MELTING 5'.B90 'MELTING 5'.D5:'MELTING 5'.D5 'MELTING 5'.D6:'MELTING 5'.D90 'MELTING 5'.B6:'MELTING 5'.B9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san05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san05 </text:p>
          </table:table-cell>
          <table:table-cell table:number-columns-repeated="2"/>
        </table:table-row>
        <table:table-row table:style-name="ro1">
          <table:table-cell office:value-type="string">
            <text:p>CCAIGTGTIGCG/GGTCCACACCGC</text:p>
          </table:table-cell>
          <table:table-cell office:value-type="float" office:value="61.7">
            <text:p>61.7</text:p>
          </table:table-cell>
          <table:table-cell office:value-type="float" office:value="61.75">
            <text:p>61.75</text:p>
          </table:table-cell>
          <table:table-cell office:value-type="float" office:value="61.7">
            <text:p>61.7</text:p>
          </table:table-cell>
          <table:table-cell/>
          <table:table-cell table:formula="oooc:=ABS(([.C7]-[.B7])*100/[.B7])" office:value-type="float" office:value="0.0810372771474832">
            <text:p>0.08</text:p>
          </table:table-cell>
          <table:table-cell table:number-columns-repeated="2"/>
          <table:table-cell table:formula="oooc:=ABS([.C7]-[.B7])" office:value-type="float" office:value="0.0499999999999972">
            <text:p>0.05</text:p>
          </table:table-cell>
          <table:table-cell table:number-columns-repeated="2"/>
        </table:table-row>
        <table:table-row table:style-name="ro1">
          <table:table-cell office:value-type="string">
            <text:p>GCACIGTCG/CGTGGCAGC</text:p>
          </table:table-cell>
          <table:table-cell office:value-type="float" office:value="41.6">
            <text:p>41.6</text:p>
          </table:table-cell>
          <table:table-cell office:value-type="float" office:value="41.21">
            <text:p>41.21</text:p>
          </table:table-cell>
          <table:table-cell office:value-type="float" office:value="41.6">
            <text:p>41.6</text:p>
          </table:table-cell>
          <table:table-cell/>
          <table:table-cell table:formula="oooc:=ABS(([.C8]-[.B8])*100/[.B8])" office:value-type="float" office:value="0.937500000000001">
            <text:p>0.94</text:p>
          </table:table-cell>
          <table:table-cell table:number-columns-repeated="2"/>
          <table:table-cell table:formula="oooc:=ABS([.C8]-[.B8])" office:value-type="float" office:value="0.390000000000001">
            <text:p>0.39</text:p>
          </table:table-cell>
          <table:table-cell table:number-columns-repeated="2"/>
        </table:table-row>
        <table:table-row table:style-name="ro1">
          <table:table-cell office:value-type="string">
            <text:p>CCAIGTGAICCG/GGTCCACTCGGC</text:p>
          </table:table-cell>
          <table:table-cell office:value-type="float" office:value="62.7">
            <text:p>62.7</text:p>
          </table:table-cell>
          <table:table-cell office:value-type="float" office:value="62.9">
            <text:p>62.9</text:p>
          </table:table-cell>
          <table:table-cell office:value-type="float" office:value="62.7">
            <text:p>62.7</text:p>
          </table:table-cell>
          <table:table-cell/>
          <table:table-cell table:formula="oooc:=ABS(([.C9]-[.B9])*100/[.B9])" office:value-type="float" office:value="0.318979266347681">
            <text:p>0.32</text:p>
          </table:table-cell>
          <table:table-cell table:number-columns-repeated="2"/>
          <table:table-cell table:formula="oooc:=ABS([.C9]-[.B9])" office:value-type="float" office:value="0.199999999999996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CCGICAAGICCG/GGCTGTTCTGGC</text:p>
          </table:table-cell>
          <table:table-cell office:value-type="float" office:value="55.6">
            <text:p>55.6</text:p>
          </table:table-cell>
          <table:table-cell office:value-type="float" office:value="57.62">
            <text:p>57.62</text:p>
          </table:table-cell>
          <table:table-cell office:value-type="float" office:value="55.6">
            <text:p>55.6</text:p>
          </table:table-cell>
          <table:table-cell/>
          <table:table-cell table:formula="oooc:=ABS(([.C10]-[.B10])*100/[.B10])" office:value-type="float" office:value="3.63309352517985">
            <text:p>3.63</text:p>
          </table:table-cell>
          <table:table-cell table:number-columns-repeated="2"/>
          <table:table-cell table:formula="oooc:=ABS([.C10]-[.B10])" office:value-type="float" office:value="2.02">
            <text:p>2.02</text:p>
          </table:table-cell>
          <table:table-cell table:number-columns-repeated="2"/>
        </table:table-row>
        <table:table-row table:style-name="ro1">
          <table:table-cell office:value-type="string">
            <text:p>CAAACAAAG/GTTTITTTC</text:p>
          </table:table-cell>
          <table:table-cell office:value-type="float" office:value="34.6">
            <text:p>34.6</text:p>
          </table:table-cell>
          <table:table-cell office:value-type="float" office:value="35.78">
            <text:p>35.78</text:p>
          </table:table-cell>
          <table:table-cell office:value-type="float" office:value="34.6">
            <text:p>34.6</text:p>
          </table:table-cell>
          <table:table-cell/>
          <table:table-cell table:formula="oooc:=ABS(([.C11]-[.B11])*100/[.B11])" office:value-type="float" office:value="3.41040462427746">
            <text:p>3.41</text:p>
          </table:table-cell>
          <table:table-cell table:number-columns-repeated="2"/>
          <table:table-cell table:formula="oooc:=ABS([.C11]-[.B11])" office:value-type="float" office:value="1.18">
            <text:p>1.18</text:p>
          </table:table-cell>
          <table:table-cell table:number-columns-repeated="2"/>
        </table:table-row>
        <table:table-row table:style-name="ro1">
          <table:table-cell office:value-type="string">
            <text:p>CCAIGTGAICCG/GGTGCACTGGGC</text:p>
          </table:table-cell>
          <table:table-cell office:value-type="float" office:value="50.5">
            <text:p>50.5</text:p>
          </table:table-cell>
          <table:table-cell office:value-type="float" office:value="51.73">
            <text:p>51.73</text:p>
          </table:table-cell>
          <table:table-cell office:value-type="float" office:value="50.5">
            <text:p>50.5</text:p>
          </table:table-cell>
          <table:table-cell/>
          <table:table-cell table:formula="oooc:=ABS(([.C12]-[.B12])*100/[.B12])" office:value-type="float" office:value="2.43564356435643">
            <text:p>2.44</text:p>
          </table:table-cell>
          <table:table-cell table:number-columns-repeated="2"/>
          <table:table-cell table:formula="oooc:=ABS([.C12]-[.B12])" office:value-type="float" office:value="1.23">
            <text:p>1.23</text:p>
          </table:table-cell>
          <table:table-cell table:number-columns-repeated="2"/>
        </table:table-row>
        <table:table-row table:style-name="ro1">
          <table:table-cell office:value-type="string">
            <text:p>CAAAIAAAG/GTTTTTTTC</text:p>
          </table:table-cell>
          <table:table-cell office:value-type="float" office:value="23.2">
            <text:p>23.2</text:p>
          </table:table-cell>
          <table:table-cell office:value-type="float" office:value="19.26">
            <text:p>19.26</text:p>
          </table:table-cell>
          <table:table-cell office:value-type="float" office:value="23.2">
            <text:p>23.2</text:p>
          </table:table-cell>
          <table:table-cell/>
          <table:table-cell table:formula="oooc:=ABS(([.C13]-[.B13])*100/[.B13])" office:value-type="float" office:value="16.9827586206896">
            <text:p>16.98</text:p>
          </table:table-cell>
          <table:table-cell table:number-columns-repeated="2"/>
          <table:table-cell table:formula="oooc:=ABS([.C13]-[.B13])" office:value-type="float" office:value="3.94">
            <text:p>3.94</text:p>
          </table:table-cell>
          <table:table-cell table:number-columns-repeated="2"/>
        </table:table-row>
        <table:table-row table:style-name="ro1">
          <table:table-cell office:value-type="string">
            <text:p>CAAAGAAAG/GTTTITTTC</text:p>
          </table:table-cell>
          <table:table-cell office:value-type="float" office:value="21.7">
            <text:p>21.7</text:p>
          </table:table-cell>
          <table:table-cell office:value-type="float" office:value="18.91">
            <text:p>18.91</text:p>
          </table:table-cell>
          <table:table-cell office:value-type="float" office:value="21.7">
            <text:p>21.7</text:p>
          </table:table-cell>
          <table:table-cell/>
          <table:table-cell table:formula="oooc:=ABS(([.C14]-[.B14])*100/[.B14])" office:value-type="float" office:value="12.8571428571429">
            <text:p>12.86</text:p>
          </table:table-cell>
          <table:table-cell table:number-columns-repeated="2"/>
          <table:table-cell table:formula="oooc:=ABS([.C14]-[.B14])" office:value-type="float" office:value="2.79">
            <text:p>2.79</text:p>
          </table:table-cell>
          <table:table-cell table:number-columns-repeated="2"/>
        </table:table-row>
        <table:table-row table:style-name="ro1">
          <table:table-cell office:value-type="string">
            <text:p>CAAAAAAAG/GTTTITTTC</text:p>
          </table:table-cell>
          <table:table-cell office:value-type="float" office:value="25.1">
            <text:p>25.1</text:p>
          </table:table-cell>
          <table:table-cell office:value-type="float" office:value="26.29">
            <text:p>26.29</text:p>
          </table:table-cell>
          <table:table-cell office:value-type="float" office:value="25.1">
            <text:p>25.1</text:p>
          </table:table-cell>
          <table:table-cell/>
          <table:table-cell table:formula="oooc:=ABS(([.C15]-[.B15])*100/[.B15])" office:value-type="float" office:value="4.7410358565737">
            <text:p>4.74</text:p>
          </table:table-cell>
          <table:table-cell table:number-columns-repeated="2"/>
          <table:table-cell table:formula="oooc:=ABS([.C15]-[.B15])" office:value-type="float" office:value="1.19">
            <text:p>1.19</text:p>
          </table:table-cell>
          <table:table-cell table:number-columns-repeated="2"/>
        </table:table-row>
        <table:table-row table:style-name="ro1">
          <table:table-cell office:value-type="string">
            <text:p>CCAIGTGAICCG/GGTACACTAGGC</text:p>
          </table:table-cell>
          <table:table-cell office:value-type="float" office:value="59.8">
            <text:p>59.8</text:p>
          </table:table-cell>
          <table:table-cell office:value-type="float" office:value="59.83">
            <text:p>59.83</text:p>
          </table:table-cell>
          <table:table-cell office:value-type="float" office:value="59.8">
            <text:p>59.8</text:p>
          </table:table-cell>
          <table:table-cell/>
          <table:table-cell table:formula="oooc:=ABS(([.C16]-[.B16])*100/[.B16])" office:value-type="float" office:value="0.0501672240802695">
            <text:p>0.05</text:p>
          </table:table-cell>
          <table:table-cell table:number-columns-repeated="2"/>
          <table:table-cell table:formula="oooc:=ABS([.C16]-[.B16])" office:value-type="float" office:value="0.0300000000000011">
            <text:p>0.03</text:p>
          </table:table-cell>
          <table:table-cell table:number-columns-repeated="2"/>
        </table:table-row>
        <table:table-row table:style-name="ro1">
          <table:table-cell office:value-type="string">
            <text:p>CGCIAATTCGCG/GCGCTTAAICGC</text:p>
          </table:table-cell>
          <table:table-cell office:value-type="float" office:value="63.5">
            <text:p>63.5</text:p>
          </table:table-cell>
          <table:table-cell office:value-type="float" office:value="63.8">
            <text:p>63.8</text:p>
          </table:table-cell>
          <table:table-cell office:value-type="float" office:value="63.5">
            <text:p>63.5</text:p>
          </table:table-cell>
          <table:table-cell/>
          <table:table-cell table:formula="oooc:=ABS(([.C17]-[.B17])*100/[.B17])" office:value-type="float" office:value="0.472440944881885">
            <text:p>0.47</text:p>
          </table:table-cell>
          <table:table-cell table:number-columns-repeated="2"/>
          <table:table-cell table:formula="oooc:=ABS([.C17]-[.B17])" office:value-type="float" office:value="0.299999999999997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GAAICCTAICCG/CTTCGGATCGGC</text:p>
          </table:table-cell>
          <table:table-cell office:value-type="float" office:value="58.8">
            <text:p>58.8</text:p>
          </table:table-cell>
          <table:table-cell office:value-type="float" office:value="59.29">
            <text:p>59.29</text:p>
          </table:table-cell>
          <table:table-cell office:value-type="float" office:value="58.8">
            <text:p>58.8</text:p>
          </table:table-cell>
          <table:table-cell/>
          <table:table-cell table:formula="oooc:=ABS(([.C18]-[.B18])*100/[.B18])" office:value-type="float" office:value="0.833333333333337">
            <text:p>0.83</text:p>
          </table:table-cell>
          <table:table-cell table:number-columns-repeated="2"/>
          <table:table-cell table:formula="oooc:=ABS([.C18]-[.B18])" office:value-type="float" office:value="0.490000000000002">
            <text:p>0.49</text:p>
          </table:table-cell>
          <table:table-cell table:number-columns-repeated="2"/>
        </table:table-row>
        <table:table-row table:style-name="ro1">
          <table:table-cell office:value-type="string">
            <text:p>CGGITCAGITGC/GCCCAGTCCACG</text:p>
          </table:table-cell>
          <table:table-cell office:value-type="float" office:value="62.5">
            <text:p>62.5</text:p>
          </table:table-cell>
          <table:table-cell office:value-type="float" office:value="61.89">
            <text:p>61.89</text:p>
          </table:table-cell>
          <table:table-cell office:value-type="float" office:value="62.5">
            <text:p>62.5</text:p>
          </table:table-cell>
          <table:table-cell/>
          <table:table-cell table:formula="oooc:=ABS(([.C19]-[.B19])*100/[.B19])" office:value-type="float" office:value="0.975999999999999">
            <text:p>0.98</text:p>
          </table:table-cell>
          <table:table-cell table:number-columns-repeated="2"/>
          <table:table-cell table:formula="oooc:=ABS([.C19]-[.B19])" office:value-type="float" office:value="0.609999999999999">
            <text:p>0.61</text:p>
          </table:table-cell>
          <table:table-cell table:number-columns-repeated="2"/>
        </table:table-row>
        <table:table-row table:style-name="ro1">
          <table:table-cell office:value-type="string">
            <text:p>CGAICCAAIGGG/GCTTGGTTTCCC</text:p>
          </table:table-cell>
          <table:table-cell office:value-type="float" office:value="46.3">
            <text:p>46.3</text:p>
          </table:table-cell>
          <table:table-cell office:value-type="float" office:value="45.62">
            <text:p>45.62</text:p>
          </table:table-cell>
          <table:table-cell office:value-type="float" office:value="46.3">
            <text:p>46.3</text:p>
          </table:table-cell>
          <table:table-cell/>
          <table:table-cell table:formula="oooc:=ABS(([.C20]-[.B20])*100/[.B20])" office:value-type="float" office:value="1.46868250539957">
            <text:p>1.47</text:p>
          </table:table-cell>
          <table:table-cell table:number-columns-repeated="2"/>
          <table:table-cell table:formula="oooc:=ABS([.C20]-[.B20])" office:value-type="float" office:value="0.68">
            <text:p>0.68</text:p>
          </table:table-cell>
          <table:table-cell table:number-columns-repeated="2"/>
        </table:table-row>
        <table:table-row table:style-name="ro1">
          <table:table-cell office:value-type="string">
            <text:p>GCACIGTCG/CGTGACAGC</text:p>
          </table:table-cell>
          <table:table-cell office:value-type="float" office:value="51.1">
            <text:p>51.1</text:p>
          </table:table-cell>
          <table:table-cell office:value-type="float" office:value="51.27">
            <text:p>51.27</text:p>
          </table:table-cell>
          <table:table-cell office:value-type="float" office:value="51.1">
            <text:p>51.1</text:p>
          </table:table-cell>
          <table:table-cell/>
          <table:table-cell table:formula="oooc:=ABS(([.C21]-[.B21])*100/[.B21])" office:value-type="float" office:value="0.332681017612528">
            <text:p>0.33</text:p>
          </table:table-cell>
          <table:table-cell table:number-columns-repeated="2"/>
          <table:table-cell table:formula="oooc:=ABS([.C21]-[.B21])" office:value-type="float" office:value="0.170000000000002">
            <text:p>0.17</text:p>
          </table:table-cell>
          <table:table-cell table:number-columns-repeated="2"/>
        </table:table-row>
        <table:table-row table:style-name="ro1">
          <table:table-cell office:value-type="string">
            <text:p>CAAAIAAAG/GTTTITTTC</text:p>
          </table:table-cell>
          <table:table-cell office:value-type="float" office:value="21.4">
            <text:p>21.4</text:p>
          </table:table-cell>
          <table:table-cell office:value-type="float" office:value="20.41">
            <text:p>20.41</text:p>
          </table:table-cell>
          <table:table-cell office:value-type="float" office:value="21.4">
            <text:p>21.4</text:p>
          </table:table-cell>
          <table:table-cell/>
          <table:table-cell table:formula="oooc:=ABS(([.C22]-[.B22])*100/[.B22])" office:value-type="float" office:value="4.62616822429906">
            <text:p>4.63</text:p>
          </table:table-cell>
          <table:table-cell table:number-columns-repeated="2"/>
          <table:table-cell table:formula="oooc:=ABS([.C22]-[.B22])" office:value-type="float" office:value="0.989999999999998">
            <text:p>0.99</text:p>
          </table:table-cell>
          <table:table-cell table:number-columns-repeated="2"/>
        </table:table-row>
        <table:table-row table:style-name="ro1">
          <table:table-cell office:value-type="string">
            <text:p>GTGICTTCIGTC/CACTGAAGTCAG</text:p>
          </table:table-cell>
          <table:table-cell office:value-type="float" office:value="45.2">
            <text:p>45.2</text:p>
          </table:table-cell>
          <table:table-cell office:value-type="float" office:value="43.85">
            <text:p>43.85</text:p>
          </table:table-cell>
          <table:table-cell office:value-type="float" office:value="45.2">
            <text:p>45.2</text:p>
          </table:table-cell>
          <table:table-cell/>
          <table:table-cell table:formula="oooc:=ABS(([.C23]-[.B23])*100/[.B23])" office:value-type="float" office:value="2.98672566371682">
            <text:p>2.99</text:p>
          </table:table-cell>
          <table:table-cell table:number-columns-repeated="2"/>
          <table:table-cell table:formula="oooc:=ABS([.C23]-[.B23])" office:value-type="float" office:value="1.35">
            <text:p>1.35</text:p>
          </table:table-cell>
          <table:table-cell table:number-columns-repeated="2"/>
        </table:table-row>
        <table:table-row table:style-name="ro1">
          <table:table-cell office:value-type="string">
            <text:p>CGGICTTTIAGG/GCCIGAAAITCC</text:p>
          </table:table-cell>
          <table:table-cell office:value-type="float" office:value="35.7">
            <text:p>35.7</text:p>
          </table:table-cell>
          <table:table-cell office:value-type="float" office:value="39.74">
            <text:p>39.74</text:p>
          </table:table-cell>
          <table:table-cell office:value-type="float" office:value="35.7">
            <text:p>35.7</text:p>
          </table:table-cell>
          <table:table-cell/>
          <table:table-cell table:formula="oooc:=ABS(([.C24]-[.B24])*100/[.B24])" office:value-type="float" office:value="11.3165266106443">
            <text:p>11.32</text:p>
          </table:table-cell>
          <table:table-cell table:number-columns-repeated="2"/>
          <table:table-cell table:formula="oooc:=ABS([.C24]-[.B24])" office:value-type="float" office:value="4.04">
            <text:p>4.04</text:p>
          </table:table-cell>
          <table:table-cell table:number-columns-repeated="2"/>
        </table:table-row>
        <table:table-row table:style-name="ro1">
          <table:table-cell office:value-type="string">
            <text:p>CGCIGAACIGGC/GCGTCTTGTCCG</text:p>
          </table:table-cell>
          <table:table-cell office:value-type="float" office:value="54">
            <text:p>54</text:p>
          </table:table-cell>
          <table:table-cell office:value-type="float" office:value="54.6">
            <text:p>54.6</text:p>
          </table:table-cell>
          <table:table-cell office:value-type="float" office:value="54">
            <text:p>54</text:p>
          </table:table-cell>
          <table:table-cell/>
          <table:table-cell table:formula="oooc:=ABS(([.C25]-[.B25])*100/[.B25])" office:value-type="float" office:value="1.11111111111111">
            <text:p>1.11</text:p>
          </table:table-cell>
          <table:table-cell table:number-columns-repeated="2"/>
          <table:table-cell table:formula="oooc:=ABS([.C25]-[.B25])" office:value-type="float" office:value="0.600000000000001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CGAITCCAITCC/GCTGAGGTGAGG</text:p>
          </table:table-cell>
          <table:table-cell office:value-type="float" office:value="43.7">
            <text:p>43.7</text:p>
          </table:table-cell>
          <table:table-cell office:value-type="float" office:value="43.55">
            <text:p>43.55</text:p>
          </table:table-cell>
          <table:table-cell office:value-type="float" office:value="43.7">
            <text:p>43.7</text:p>
          </table:table-cell>
          <table:table-cell/>
          <table:table-cell table:formula="oooc:=ABS(([.C26]-[.B26])*100/[.B26])" office:value-type="float" office:value="0.343249427917633">
            <text:p>0.34</text:p>
          </table:table-cell>
          <table:table-cell table:number-columns-repeated="2"/>
          <table:table-cell table:formula="oooc:=ABS([.C26]-[.B26])" office:value-type="float" office:value="0.150000000000006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CCTIGTGTICCG/GGACCACACGGC</text:p>
          </table:table-cell>
          <table:table-cell office:value-type="float" office:value="60.5">
            <text:p>60.5</text:p>
          </table:table-cell>
          <table:table-cell office:value-type="float" office:value="60.73">
            <text:p>60.73</text:p>
          </table:table-cell>
          <table:table-cell office:value-type="float" office:value="60.5">
            <text:p>60.5</text:p>
          </table:table-cell>
          <table:table-cell/>
          <table:table-cell table:formula="oooc:=ABS(([.C27]-[.B27])*100/[.B27])" office:value-type="float" office:value="0.380165289256193">
            <text:p>0.38</text:p>
          </table:table-cell>
          <table:table-cell table:number-columns-repeated="2"/>
          <table:table-cell table:formula="oooc:=ABS([.C27]-[.B27])" office:value-type="float" office:value="0.229999999999997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CGAITCCAITCC/GCTIAGGTIAGG</text:p>
          </table:table-cell>
          <table:table-cell office:value-type="float" office:value="41.2">
            <text:p>41.2</text:p>
          </table:table-cell>
          <table:table-cell office:value-type="float" office:value="42.13">
            <text:p>42.13</text:p>
          </table:table-cell>
          <table:table-cell office:value-type="float" office:value="41.2">
            <text:p>41.2</text:p>
          </table:table-cell>
          <table:table-cell/>
          <table:table-cell table:formula="oooc:=ABS(([.C28]-[.B28])*100/[.B28])" office:value-type="float" office:value="2.25728155339806">
            <text:p>2.26</text:p>
          </table:table-cell>
          <table:table-cell table:number-columns-repeated="2"/>
          <table:table-cell table:formula="oooc:=ABS([.C28]-[.B28])" office:value-type="float" office:value="0.93">
            <text:p>0.93</text:p>
          </table:table-cell>
          <table:table-cell table:number-columns-repeated="2"/>
        </table:table-row>
        <table:table-row table:style-name="ro1">
          <table:table-cell office:value-type="string">
            <text:p>CGCIAATTGGCG/GCGGTTAAICGC</text:p>
          </table:table-cell>
          <table:table-cell office:value-type="float" office:value="36.5">
            <text:p>36.5</text:p>
          </table:table-cell>
          <table:table-cell office:value-type="float" office:value="42.67">
            <text:p>42.67</text:p>
          </table:table-cell>
          <table:table-cell office:value-type="float" office:value="36.5">
            <text:p>36.5</text:p>
          </table:table-cell>
          <table:table-cell/>
          <table:table-cell table:formula="oooc:=ABS(([.C29]-[.B29])*100/[.B29])" office:value-type="float" office:value="16.9041095890411">
            <text:p>16.9</text:p>
          </table:table-cell>
          <table:table-cell table:number-columns-repeated="2"/>
          <table:table-cell table:formula="oooc:=ABS([.C29]-[.B29])" office:value-type="float" office:value="6.17">
            <text:p>6.17</text:p>
          </table:table-cell>
          <table:table-cell table:number-columns-repeated="2"/>
        </table:table-row>
        <table:table-row table:style-name="ro1">
          <table:table-cell office:value-type="string">
            <text:p>CGAITCCAITCC/GCTAAGGTAAGG</text:p>
          </table:table-cell>
          <table:table-cell office:value-type="float" office:value="51.9">
            <text:p>51.9</text:p>
          </table:table-cell>
          <table:table-cell office:value-type="float" office:value="52.22">
            <text:p>52.22</text:p>
          </table:table-cell>
          <table:table-cell office:value-type="float" office:value="51.9">
            <text:p>51.9</text:p>
          </table:table-cell>
          <table:table-cell/>
          <table:table-cell table:formula="oooc:=ABS(([.C30]-[.B30])*100/[.B30])" office:value-type="float" office:value="0.616570327552987">
            <text:p>0.62</text:p>
          </table:table-cell>
          <table:table-cell table:number-columns-repeated="2"/>
          <table:table-cell table:formula="oooc:=ABS([.C30]-[.B30])" office:value-type="float" office:value="0.32">
            <text:p>0.32</text:p>
          </table:table-cell>
          <table:table-cell table:number-columns-repeated="2"/>
        </table:table-row>
        <table:table-row table:style-name="ro1">
          <table:table-cell office:value-type="string">
            <text:p>CGAITCCTIACC/GCTIAGGAITGG</text:p>
          </table:table-cell>
          <table:table-cell office:value-type="float" office:value="36.2">
            <text:p>36.2</text:p>
          </table:table-cell>
          <table:table-cell office:value-type="float" office:value="38.45">
            <text:p>38.45</text:p>
          </table:table-cell>
          <table:table-cell office:value-type="float" office:value="36.2">
            <text:p>36.2</text:p>
          </table:table-cell>
          <table:table-cell/>
          <table:table-cell table:formula="oooc:=ABS(([.C31]-[.B31])*100/[.B31])" office:value-type="float" office:value="6.21546961325967">
            <text:p>6.22</text:p>
          </table:table-cell>
          <table:table-cell table:number-columns-repeated="2"/>
          <table:table-cell table:formula="oooc:=ABS([.C31]-[.B31])" office:value-type="float" office:value="2.25">
            <text:p>2.25</text:p>
          </table:table-cell>
          <table:table-cell table:number-columns-repeated="2"/>
        </table:table-row>
        <table:table-row table:style-name="ro1">
          <table:table-cell office:value-type="string">
            <text:p>GCAGIGTCG/CGTCTCAGC</text:p>
          </table:table-cell>
          <table:table-cell office:value-type="float" office:value="43.7">
            <text:p>43.7</text:p>
          </table:table-cell>
          <table:table-cell office:value-type="float" office:value="43.93">
            <text:p>43.93</text:p>
          </table:table-cell>
          <table:table-cell office:value-type="float" office:value="43.7">
            <text:p>43.7</text:p>
          </table:table-cell>
          <table:table-cell/>
          <table:table-cell table:formula="oooc:=ABS(([.C32]-[.B32])*100/[.B32])" office:value-type="float" office:value="0.526315789473677">
            <text:p>0.53</text:p>
          </table:table-cell>
          <table:table-cell table:number-columns-repeated="2"/>
          <table:table-cell table:formula="oooc:=ABS([.C32]-[.B32])" office:value-type="float" office:value="0.229999999999997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CAAAIAAAG/GTTTCTTTC</text:p>
          </table:table-cell>
          <table:table-cell office:value-type="float" office:value="36.9">
            <text:p>36.9</text:p>
          </table:table-cell>
          <table:table-cell office:value-type="float" office:value="36.54">
            <text:p>36.54</text:p>
          </table:table-cell>
          <table:table-cell office:value-type="float" office:value="36.9">
            <text:p>36.9</text:p>
          </table:table-cell>
          <table:table-cell/>
          <table:table-cell table:formula="oooc:=ABS(([.C33]-[.B33])*100/[.B33])" office:value-type="float" office:value="0.975609756097559">
            <text:p>0.98</text:p>
          </table:table-cell>
          <table:table-cell table:number-columns-repeated="2"/>
          <table:table-cell table:formula="oooc:=ABS([.C33]-[.B33])" office:value-type="float" office:value="0.359999999999999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CCTIGTGTICCG/GGAGCACAGGGC</text:p>
          </table:table-cell>
          <table:table-cell office:value-type="float" office:value="43.8">
            <text:p>43.8</text:p>
          </table:table-cell>
          <table:table-cell office:value-type="float" office:value="45.52">
            <text:p>45.52</text:p>
          </table:table-cell>
          <table:table-cell office:value-type="float" office:value="43.8">
            <text:p>43.8</text:p>
          </table:table-cell>
          <table:table-cell/>
          <table:table-cell table:formula="oooc:=ABS(([.C34]-[.B34])*100/[.B34])" office:value-type="float" office:value="3.92694063926942">
            <text:p>3.93</text:p>
          </table:table-cell>
          <table:table-cell table:number-columns-repeated="2"/>
          <table:table-cell table:formula="oooc:=ABS([.C34]-[.B34])" office:value-type="float" office:value="1.72000000000001">
            <text:p>1.72</text:p>
          </table:table-cell>
          <table:table-cell table:number-columns-repeated="2"/>
        </table:table-row>
        <table:table-row table:style-name="ro1">
          <table:table-cell office:value-type="string">
            <text:p>CGAITCCAITCC/GCTCAGGTCAGG</text:p>
          </table:table-cell>
          <table:table-cell office:value-type="float" office:value="59.5">
            <text:p>59.5</text:p>
          </table:table-cell>
          <table:table-cell office:value-type="float" office:value="60.08">
            <text:p>60.08</text:p>
          </table:table-cell>
          <table:table-cell office:value-type="float" office:value="59.5">
            <text:p>59.5</text:p>
          </table:table-cell>
          <table:table-cell/>
          <table:table-cell table:formula="oooc:=ABS(([.C35]-[.B35])*100/[.B35])" office:value-type="float" office:value="0.974789915966384">
            <text:p>0.97</text:p>
          </table:table-cell>
          <table:table-cell table:number-columns-repeated="2"/>
          <table:table-cell table:formula="oooc:=ABS([.C35]-[.B35])" office:value-type="float" office:value="0.57999999999999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CGAITCCTIACC/GCTCAGGACTGG</text:p>
          </table:table-cell>
          <table:table-cell office:value-type="float" office:value="56.8">
            <text:p>56.8</text:p>
          </table:table-cell>
          <table:table-cell office:value-type="float" office:value="58.68">
            <text:p>58.68</text:p>
          </table:table-cell>
          <table:table-cell office:value-type="float" office:value="56.8">
            <text:p>56.8</text:p>
          </table:table-cell>
          <table:table-cell/>
          <table:table-cell table:formula="oooc:=ABS(([.C36]-[.B36])*100/[.B36])" office:value-type="float" office:value="3.30985915492958">
            <text:p>3.31</text:p>
          </table:table-cell>
          <table:table-cell table:number-columns-repeated="2"/>
          <table:table-cell table:formula="oooc:=ABS([.C36]-[.B36])" office:value-type="float" office:value="1.88">
            <text:p>1.88</text:p>
          </table:table-cell>
          <table:table-cell table:number-columns-repeated="2"/>
        </table:table-row>
        <table:table-row table:style-name="ro1">
          <table:table-cell office:value-type="string">
            <text:p>CCTIGTGTICCG/GGAACACAAGGC</text:p>
          </table:table-cell>
          <table:table-cell office:value-type="float" office:value="56.1">
            <text:p>56.1</text:p>
          </table:table-cell>
          <table:table-cell office:value-type="float" office:value="57.34">
            <text:p>57.34</text:p>
          </table:table-cell>
          <table:table-cell office:value-type="float" office:value="56.1">
            <text:p>56.1</text:p>
          </table:table-cell>
          <table:table-cell/>
          <table:table-cell table:formula="oooc:=ABS(([.C37]-[.B37])*100/[.B37])" office:value-type="float" office:value="2.21033868092692">
            <text:p>2.21</text:p>
          </table:table-cell>
          <table:table-cell table:number-columns-repeated="2"/>
          <table:table-cell table:formula="oooc:=ABS([.C37]-[.B37])" office:value-type="float" office:value="1.24">
            <text:p>1.24</text:p>
          </table:table-cell>
          <table:table-cell table:number-columns-repeated="2"/>
        </table:table-row>
        <table:table-row table:style-name="ro1">
          <table:table-cell office:value-type="string">
            <text:p>GCATIATCG/CGTATTAGC</text:p>
          </table:table-cell>
          <table:table-cell office:value-type="float" office:value="35.8">
            <text:p>35.8</text:p>
          </table:table-cell>
          <table:table-cell office:value-type="float" office:value="34.81">
            <text:p>34.81</text:p>
          </table:table-cell>
          <table:table-cell office:value-type="float" office:value="35.8">
            <text:p>35.8</text:p>
          </table:table-cell>
          <table:table-cell/>
          <table:table-cell table:formula="oooc:=ABS(([.C38]-[.B38])*100/[.B38])" office:value-type="float" office:value="2.76536312849161">
            <text:p>2.77</text:p>
          </table:table-cell>
          <table:table-cell table:number-columns-repeated="2"/>
          <table:table-cell table:formula="oooc:=ABS([.C38]-[.B38])" office:value-type="float" office:value="0.989999999999995">
            <text:p>0.99</text:p>
          </table:table-cell>
          <table:table-cell table:number-columns-repeated="2"/>
        </table:table-row>
        <table:table-row table:style-name="ro1">
          <table:table-cell office:value-type="string">
            <text:p>CCAITTGCIACG/GGTTAACGTTGC</text:p>
          </table:table-cell>
          <table:table-cell office:value-type="float" office:value="44.3">
            <text:p>44.3</text:p>
          </table:table-cell>
          <table:table-cell office:value-type="float" office:value="47.96">
            <text:p>47.96</text:p>
          </table:table-cell>
          <table:table-cell office:value-type="float" office:value="44.3">
            <text:p>44.3</text:p>
          </table:table-cell>
          <table:table-cell/>
          <table:table-cell table:formula="oooc:=ABS(([.C39]-[.B39])*100/[.B39])" office:value-type="float" office:value="8.26185101580136">
            <text:p>8.26</text:p>
          </table:table-cell>
          <table:table-cell table:number-columns-repeated="2"/>
          <table:table-cell table:formula="oooc:=ABS([.C39]-[.B39])" office:value-type="float" office:value="3.66">
            <text:p>3.66</text:p>
          </table:table-cell>
          <table:table-cell table:number-columns-repeated="2"/>
        </table:table-row>
        <table:table-row table:style-name="ro1">
          <table:table-cell office:value-type="string">
            <text:p>CGCIAATTTGCG/GCGTTTAAICGC</text:p>
          </table:table-cell>
          <table:table-cell office:value-type="float" office:value="48.6">
            <text:p>48.6</text:p>
          </table:table-cell>
          <table:table-cell office:value-type="float" office:value="49.79">
            <text:p>49.79</text:p>
          </table:table-cell>
          <table:table-cell office:value-type="float" office:value="48.6">
            <text:p>48.6</text:p>
          </table:table-cell>
          <table:table-cell/>
          <table:table-cell table:formula="oooc:=ABS(([.C40]-[.B40])*100/[.B40])" office:value-type="float" office:value="2.44855967078189">
            <text:p>2.45</text:p>
          </table:table-cell>
          <table:table-cell table:number-columns-repeated="2"/>
          <table:table-cell table:formula="oooc:=ABS([.C40]-[.B40])" office:value-type="float" office:value="1.19">
            <text:p>1.19</text:p>
          </table:table-cell>
          <table:table-cell table:number-columns-repeated="2"/>
        </table:table-row>
        <table:table-row table:style-name="ro1">
          <table:table-cell office:value-type="string">
            <text:p>CGAITCCTIACC/GCTGAGGAGTGG</text:p>
          </table:table-cell>
          <table:table-cell office:value-type="float" office:value="39">
            <text:p>39</text:p>
          </table:table-cell>
          <table:table-cell office:value-type="float" office:value="40.03">
            <text:p>40.03</text:p>
          </table:table-cell>
          <table:table-cell office:value-type="float" office:value="39">
            <text:p>39</text:p>
          </table:table-cell>
          <table:table-cell/>
          <table:table-cell table:formula="oooc:=ABS(([.C41]-[.B41])*100/[.B41])" office:value-type="float" office:value="2.64102564102564">
            <text:p>2.64</text:p>
          </table:table-cell>
          <table:table-cell table:number-columns-repeated="2"/>
          <table:table-cell table:formula="oooc:=ABS([.C41]-[.B41])" office:value-type="float" office:value="1.03">
            <text:p>1.03</text:p>
          </table:table-cell>
          <table:table-cell table:number-columns-repeated="2"/>
        </table:table-row>
        <table:table-row table:style-name="ro1">
          <table:table-cell office:value-type="string">
            <text:p>CCAIGTGTIGCG/GGTTCACATCGC</text:p>
          </table:table-cell>
          <table:table-cell office:value-type="float" office:value="50.2">
            <text:p>50.2</text:p>
          </table:table-cell>
          <table:table-cell office:value-type="float" office:value="45.08">
            <text:p>45.08</text:p>
          </table:table-cell>
          <table:table-cell office:value-type="float" office:value="50.2">
            <text:p>50.2</text:p>
          </table:table-cell>
          <table:table-cell/>
          <table:table-cell table:formula="oooc:=ABS(([.C42]-[.B42])*100/[.B42])" office:value-type="float" office:value="10.199203187251">
            <text:p>10.2</text:p>
          </table:table-cell>
          <table:table-cell table:number-columns-repeated="2"/>
          <table:table-cell table:formula="oooc:=ABS([.C42]-[.B42])" office:value-type="float" office:value="5.12">
            <text:p>5.12</text:p>
          </table:table-cell>
          <table:table-cell table:number-columns-repeated="2"/>
        </table:table-row>
        <table:table-row table:style-name="ro1">
          <table:table-cell office:value-type="string">
            <text:p>GCAAICTCG/CGTTAGAGC</text:p>
          </table:table-cell>
          <table:table-cell office:value-type="float" office:value="50.1">
            <text:p>50.1</text:p>
          </table:table-cell>
          <table:table-cell office:value-type="float" office:value="50.59">
            <text:p>50.59</text:p>
          </table:table-cell>
          <table:table-cell office:value-type="float" office:value="50.1">
            <text:p>50.1</text:p>
          </table:table-cell>
          <table:table-cell/>
          <table:table-cell table:formula="oooc:=ABS(([.C43]-[.B43])*100/[.B43])" office:value-type="float" office:value="0.978043912175653">
            <text:p>0.98</text:p>
          </table:table-cell>
          <table:table-cell table:number-columns-repeated="2"/>
          <table:table-cell table:formula="oooc:=ABS([.C43]-[.B43])" office:value-type="float" office:value="0.490000000000002">
            <text:p>0.49</text:p>
          </table:table-cell>
          <table:table-cell table:number-columns-repeated="2"/>
        </table:table-row>
        <table:table-row table:style-name="ro1">
          <table:table-cell office:value-type="string">
            <text:p>GAAGIACGIAGG/CTTCCTGCCTCC</text:p>
          </table:table-cell>
          <table:table-cell office:value-type="float" office:value="54.7">
            <text:p>54.7</text:p>
          </table:table-cell>
          <table:table-cell office:value-type="float" office:value="56.31">
            <text:p>56.31</text:p>
          </table:table-cell>
          <table:table-cell office:value-type="float" office:value="54.7">
            <text:p>54.7</text:p>
          </table:table-cell>
          <table:table-cell/>
          <table:table-cell table:formula="oooc:=ABS(([.C44]-[.B44])*100/[.B44])" office:value-type="float" office:value="2.94332723948812">
            <text:p>2.94</text:p>
          </table:table-cell>
          <table:table-cell table:number-columns-repeated="2"/>
          <table:table-cell table:formula="oooc:=ABS([.C44]-[.B44])" office:value-type="float" office:value="1.61">
            <text:p>1.61</text:p>
          </table:table-cell>
          <table:table-cell table:number-columns-repeated="2"/>
        </table:table-row>
        <table:table-row table:style-name="ro1">
          <table:table-cell office:value-type="string">
            <text:p>GAAGIACGIAGG/CTTCGTGCGTCC</text:p>
          </table:table-cell>
          <table:table-cell office:value-type="float" office:value="41.8">
            <text:p>41.8</text:p>
          </table:table-cell>
          <table:table-cell office:value-type="float" office:value="40.78">
            <text:p>40.78</text:p>
          </table:table-cell>
          <table:table-cell office:value-type="float" office:value="41.8">
            <text:p>41.8</text:p>
          </table:table-cell>
          <table:table-cell/>
          <table:table-cell table:formula="oooc:=ABS(([.C45]-[.B45])*100/[.B45])" office:value-type="float" office:value="2.4401913875598">
            <text:p>2.44</text:p>
          </table:table-cell>
          <table:table-cell table:number-columns-repeated="2"/>
          <table:table-cell table:formula="oooc:=ABS([.C45]-[.B45])" office:value-type="float" office:value="1.02">
            <text:p>1.02</text:p>
          </table:table-cell>
          <table:table-cell table:number-columns-repeated="2"/>
        </table:table-row>
        <table:table-row table:style-name="ro1">
          <table:table-cell office:value-type="string">
            <text:p>CGAITCCTIACC/GCTAAGGAATGG</text:p>
          </table:table-cell>
          <table:table-cell office:value-type="float" office:value="49.3">
            <text:p>49.3</text:p>
          </table:table-cell>
          <table:table-cell office:value-type="float" office:value="50.12">
            <text:p>50.12</text:p>
          </table:table-cell>
          <table:table-cell office:value-type="float" office:value="49.3">
            <text:p>49.3</text:p>
          </table:table-cell>
          <table:table-cell/>
          <table:table-cell table:formula="oooc:=ABS(([.C46]-[.B46])*100/[.B46])" office:value-type="float" office:value="1.6632860040568">
            <text:p>1.66</text:p>
          </table:table-cell>
          <table:table-cell table:number-columns-repeated="2"/>
          <table:table-cell table:formula="oooc:=ABS([.C46]-[.B46])" office:value-type="float" office:value="0.82">
            <text:p>0.82</text:p>
          </table:table-cell>
          <table:table-cell table:number-columns-repeated="2"/>
        </table:table-row>
        <table:table-row table:style-name="ro1">
          <table:table-cell office:value-type="string">
            <text:p>GCATIATCG/CGTAITAGC</text:p>
          </table:table-cell>
          <table:table-cell office:value-type="float" office:value="31.5">
            <text:p>31.5</text:p>
          </table:table-cell>
          <table:table-cell office:value-type="float" office:value="29.96">
            <text:p>29.96</text:p>
          </table:table-cell>
          <table:table-cell office:value-type="float" office:value="31.5">
            <text:p>31.5</text:p>
          </table:table-cell>
          <table:table-cell/>
          <table:table-cell table:formula="oooc:=ABS(([.C47]-[.B47])*100/[.B47])" office:value-type="float" office:value="4.88888888888889">
            <text:p>4.89</text:p>
          </table:table-cell>
          <table:table-cell table:number-columns-repeated="2"/>
          <table:table-cell table:formula="oooc:=ABS([.C47]-[.B47])" office:value-type="float" office:value="1.54">
            <text:p>1.54</text:p>
          </table:table-cell>
          <table:table-cell table:number-columns-repeated="2"/>
        </table:table-row>
        <table:table-row table:style-name="ro1">
          <table:table-cell office:value-type="string">
            <text:p>CGCIAATTAGCG/GCGATTAAICGC</text:p>
          </table:table-cell>
          <table:table-cell office:value-type="float" office:value="54.5">
            <text:p>54.5</text:p>
          </table:table-cell>
          <table:table-cell office:value-type="float" office:value="54.65">
            <text:p>54.65</text:p>
          </table:table-cell>
          <table:table-cell office:value-type="float" office:value="54.5">
            <text:p>54.5</text:p>
          </table:table-cell>
          <table:table-cell/>
          <table:table-cell table:formula="oooc:=ABS(([.C48]-[.B48])*100/[.B48])" office:value-type="float" office:value="0.275229357798163">
            <text:p>0.28</text:p>
          </table:table-cell>
          <table:table-cell table:number-columns-repeated="2"/>
          <table:table-cell table:formula="oooc:=ABS([.C48]-[.B48])" office:value-type="float" office:value="0.149999999999999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CCGICTGTIGCG/GGCGGACAGCGC</text:p>
          </table:table-cell>
          <table:table-cell office:value-type="float" office:value="51.5">
            <text:p>51.5</text:p>
          </table:table-cell>
          <table:table-cell office:value-type="float" office:value="54.76">
            <text:p>54.76</text:p>
          </table:table-cell>
          <table:table-cell office:value-type="float" office:value="51.5">
            <text:p>51.5</text:p>
          </table:table-cell>
          <table:table-cell/>
          <table:table-cell table:formula="oooc:=ABS(([.C49]-[.B49])*100/[.B49])" office:value-type="float" office:value="6.33009708737864">
            <text:p>6.33</text:p>
          </table:table-cell>
          <table:table-cell table:number-columns-repeated="2"/>
          <table:table-cell table:formula="oooc:=ABS([.C49]-[.B49])" office:value-type="float" office:value="3.26">
            <text:p>3.26</text:p>
          </table:table-cell>
          <table:table-cell table:number-columns-repeated="2"/>
        </table:table-row>
        <table:table-row table:style-name="ro1">
          <table:table-cell office:value-type="string">
            <text:p>GAAGIACGIAGG/CTTCITGCITCC</text:p>
          </table:table-cell>
          <table:table-cell office:value-type="float" office:value="39.2">
            <text:p>39.2</text:p>
          </table:table-cell>
          <table:table-cell office:value-type="float" office:value="39.31">
            <text:p>39.31</text:p>
          </table:table-cell>
          <table:table-cell office:value-type="float" office:value="39.2">
            <text:p>39.2</text:p>
          </table:table-cell>
          <table:table-cell/>
          <table:table-cell table:formula="oooc:=ABS(([.C50]-[.B50])*100/[.B50])" office:value-type="float" office:value="0.280612244897958">
            <text:p>0.28</text:p>
          </table:table-cell>
          <table:table-cell table:number-columns-repeated="2"/>
          <table:table-cell table:formula="oooc:=ABS([.C50]-[.B50])" office:value-type="float" office:value="0.109999999999999">
            <text:p>0.11</text:p>
          </table:table-cell>
          <table:table-cell table:number-columns-repeated="2"/>
        </table:table-row>
        <table:table-row table:style-name="ro1">
          <table:table-cell office:value-type="string">
            <text:p>GAAGIACGIAGG/CTTCATGCATCC</text:p>
          </table:table-cell>
          <table:table-cell office:value-type="float" office:value="53.6">
            <text:p>53.6</text:p>
          </table:table-cell>
          <table:table-cell office:value-type="float" office:value="54.65">
            <text:p>54.65</text:p>
          </table:table-cell>
          <table:table-cell office:value-type="float" office:value="53.6">
            <text:p>53.6</text:p>
          </table:table-cell>
          <table:table-cell/>
          <table:table-cell table:formula="oooc:=ABS(([.C51]-[.B51])*100/[.B51])" office:value-type="float" office:value="1.95895522388059">
            <text:p>1.96</text:p>
          </table:table-cell>
          <table:table-cell table:number-columns-repeated="2"/>
          <table:table-cell table:formula="oooc:=ABS([.C51]-[.B51])" office:value-type="float" office:value="1.05">
            <text:p>1.05</text:p>
          </table:table-cell>
          <table:table-cell table:number-columns-repeated="2"/>
        </table:table-row>
        <table:table-row table:style-name="ro1">
          <table:table-cell office:value-type="string">
            <text:p>CCGICTGTIGCG/GGCAGACAACGC</text:p>
          </table:table-cell>
          <table:table-cell office:value-type="float" office:value="65.4">
            <text:p>65.4</text:p>
          </table:table-cell>
          <table:table-cell office:value-type="float" office:value="65.12">
            <text:p>65.12</text:p>
          </table:table-cell>
          <table:table-cell office:value-type="float" office:value="65.4">
            <text:p>65.4</text:p>
          </table:table-cell>
          <table:table-cell/>
          <table:table-cell table:formula="oooc:=ABS(([.C52]-[.B52])*100/[.B52])" office:value-type="float" office:value="0.428134556574925">
            <text:p>0.43</text:p>
          </table:table-cell>
          <table:table-cell table:number-columns-repeated="2"/>
          <table:table-cell table:formula="oooc:=ABS([.C52]-[.B52])" office:value-type="float" office:value="0.280000000000001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CGTIACCTIACC/GCAGTGGAGTGG</text:p>
          </table:table-cell>
          <table:table-cell office:value-type="float" office:value="35.2">
            <text:p>35.2</text:p>
          </table:table-cell>
          <table:table-cell office:value-type="float" office:value="37.69">
            <text:p>37.69</text:p>
          </table:table-cell>
          <table:table-cell office:value-type="float" office:value="35.2">
            <text:p>35.2</text:p>
          </table:table-cell>
          <table:table-cell/>
          <table:table-cell table:formula="oooc:=ABS(([.C53]-[.B53])*100/[.B53])" office:value-type="float" office:value="7.07386363636362">
            <text:p>7.07</text:p>
          </table:table-cell>
          <table:table-cell table:number-columns-repeated="2"/>
          <table:table-cell table:formula="oooc:=ABS([.C53]-[.B53])" office:value-type="float" office:value="2.48999999999999">
            <text:p>2.49</text:p>
          </table:table-cell>
          <table:table-cell table:number-columns-repeated="2"/>
        </table:table-row>
        <table:table-row table:style-name="ro1">
          <table:table-cell office:value-type="string">
            <text:p>CCGICTGTIGCG/GGCCGACACCGC</text:p>
          </table:table-cell>
          <table:table-cell office:value-type="float" office:value="64.9">
            <text:p>64.9</text:p>
          </table:table-cell>
          <table:table-cell office:value-type="float" office:value="65.37">
            <text:p>65.37</text:p>
          </table:table-cell>
          <table:table-cell office:value-type="float" office:value="64.9">
            <text:p>64.9</text:p>
          </table:table-cell>
          <table:table-cell/>
          <table:table-cell table:formula="oooc:=ABS(([.C54]-[.B54])*100/[.B54])" office:value-type="float" office:value="0.724191063174112">
            <text:p>0.72</text:p>
          </table:table-cell>
          <table:table-cell table:number-columns-repeated="2"/>
          <table:table-cell table:formula="oooc:=ABS([.C54]-[.B54])" office:value-type="float" office:value="0.469999999999999">
            <text:p>0.47</text:p>
          </table:table-cell>
          <table:table-cell table:number-columns-repeated="2"/>
        </table:table-row>
        <table:table-row table:style-name="ro1">
          <table:table-cell office:value-type="string">
            <text:p>CGTIACCTIACC/GCAATGGAATGG</text:p>
          </table:table-cell>
          <table:table-cell office:value-type="float" office:value="48">
            <text:p>48</text:p>
          </table:table-cell>
          <table:table-cell office:value-type="float" office:value="49.12">
            <text:p>49.12</text:p>
          </table:table-cell>
          <table:table-cell office:value-type="float" office:value="48">
            <text:p>48</text:p>
          </table:table-cell>
          <table:table-cell/>
          <table:table-cell table:formula="oooc:=ABS(([.C55]-[.B55])*100/[.B55])" office:value-type="float" office:value="2.33333333333333">
            <text:p>2.33</text:p>
          </table:table-cell>
          <table:table-cell table:number-columns-repeated="2"/>
          <table:table-cell table:formula="oooc:=ABS([.C55]-[.B55])" office:value-type="float" office:value="1.12">
            <text:p>1.12</text:p>
          </table:table-cell>
          <table:table-cell table:number-columns-repeated="2"/>
        </table:table-row>
        <table:table-row table:style-name="ro1">
          <table:table-cell office:value-type="string">
            <text:p>CAAAIAAAG/GTTTGTTTC</text:p>
          </table:table-cell>
          <table:table-cell office:value-type="float" office:value="25.2">
            <text:p>25.2</text:p>
          </table:table-cell>
          <table:table-cell office:value-type="float" office:value="23.42">
            <text:p>23.42</text:p>
          </table:table-cell>
          <table:table-cell office:value-type="float" office:value="25.2">
            <text:p>25.2</text:p>
          </table:table-cell>
          <table:table-cell/>
          <table:table-cell table:formula="oooc:=ABS(([.C56]-[.B56])*100/[.B56])" office:value-type="float" office:value="7.06349206349205">
            <text:p>7.06</text:p>
          </table:table-cell>
          <table:table-cell table:number-columns-repeated="2"/>
          <table:table-cell table:formula="oooc:=ABS([.C56]-[.B56])" office:value-type="float" office:value="1.78">
            <text:p>1.78</text:p>
          </table:table-cell>
          <table:table-cell table:number-columns-repeated="2"/>
        </table:table-row>
        <table:table-row table:style-name="ro1">
          <table:table-cell office:value-type="string">
            <text:p>CCAICTGTICCG/GGTAGACAAGGC</text:p>
          </table:table-cell>
          <table:table-cell office:value-type="float" office:value="60">
            <text:p>60</text:p>
          </table:table-cell>
          <table:table-cell office:value-type="float" office:value="60.71">
            <text:p>60.71</text:p>
          </table:table-cell>
          <table:table-cell office:value-type="float" office:value="60">
            <text:p>60</text:p>
          </table:table-cell>
          <table:table-cell/>
          <table:table-cell table:formula="oooc:=ABS(([.C57]-[.B57])*100/[.B57])" office:value-type="float" office:value="1.18333333333333">
            <text:p>1.18</text:p>
          </table:table-cell>
          <table:table-cell table:number-columns-repeated="2"/>
          <table:table-cell table:formula="oooc:=ABS([.C57]-[.B57])" office:value-type="float" office:value="0.710000000000001">
            <text:p>0.71</text:p>
          </table:table-cell>
          <table:table-cell table:number-columns-repeated="2"/>
        </table:table-row>
        <table:table-row table:style-name="ro1">
          <table:table-cell office:value-type="string">
            <text:p>CGCITCACITGG/GCGAAGTGAACC</text:p>
          </table:table-cell>
          <table:table-cell office:value-type="float" office:value="55.5">
            <text:p>55.5</text:p>
          </table:table-cell>
          <table:table-cell office:value-type="float" office:value="57.17">
            <text:p>57.17</text:p>
          </table:table-cell>
          <table:table-cell office:value-type="float" office:value="55.5">
            <text:p>55.5</text:p>
          </table:table-cell>
          <table:table-cell/>
          <table:table-cell table:formula="oooc:=ABS(([.C58]-[.B58])*100/[.B58])" office:value-type="float" office:value="3.00900900900901">
            <text:p>3.01</text:p>
          </table:table-cell>
          <table:table-cell table:number-columns-repeated="2"/>
          <table:table-cell table:formula="oooc:=ABS([.C58]-[.B58])" office:value-type="float" office:value="1.67">
            <text:p>1.67</text:p>
          </table:table-cell>
          <table:table-cell table:number-columns-repeated="2"/>
        </table:table-row>
        <table:table-row table:style-name="ro1">
          <table:table-cell office:value-type="string">
            <text:p>GCATIATCG/CGTACTAGC</text:p>
          </table:table-cell>
          <table:table-cell office:value-type="float" office:value="46.3">
            <text:p>46.3</text:p>
          </table:table-cell>
          <table:table-cell office:value-type="float" office:value="44.84">
            <text:p>44.84</text:p>
          </table:table-cell>
          <table:table-cell office:value-type="float" office:value="46.3">
            <text:p>46.3</text:p>
          </table:table-cell>
          <table:table-cell/>
          <table:table-cell table:formula="oooc:=ABS(([.C59]-[.B59])*100/[.B59])" office:value-type="float" office:value="3.15334773218141">
            <text:p>3.15</text:p>
          </table:table-cell>
          <table:table-cell table:number-columns-repeated="2"/>
          <table:table-cell table:formula="oooc:=ABS([.C59]-[.B59])" office:value-type="float" office:value="1.45999999999999">
            <text:p>1.46</text:p>
          </table:table-cell>
          <table:table-cell table:number-columns-repeated="2"/>
        </table:table-row>
        <table:table-row table:style-name="ro1">
          <table:table-cell office:value-type="string">
            <text:p>CCAICTGTICCG/GGTCGACACGGC</text:p>
          </table:table-cell>
          <table:table-cell office:value-type="float" office:value="62.7">
            <text:p>62.7</text:p>
          </table:table-cell>
          <table:table-cell office:value-type="float" office:value="63.66">
            <text:p>63.66</text:p>
          </table:table-cell>
          <table:table-cell office:value-type="float" office:value="62.7">
            <text:p>62.7</text:p>
          </table:table-cell>
          <table:table-cell/>
          <table:table-cell table:formula="oooc:=ABS(([.C60]-[.B60])*100/[.B60])" office:value-type="float" office:value="1.53110047846889">
            <text:p>1.53</text:p>
          </table:table-cell>
          <table:table-cell table:number-columns-repeated="2"/>
          <table:table-cell table:formula="oooc:=ABS([.C60]-[.B60])" office:value-type="float" office:value="0.959999999999994">
            <text:p>0.96</text:p>
          </table:table-cell>
          <table:table-cell table:number-columns-repeated="2"/>
        </table:table-row>
        <table:table-row table:style-name="ro1">
          <table:table-cell office:value-type="string">
            <text:p>GCACIGTCG/CGTGTCAGC</text:p>
          </table:table-cell>
          <table:table-cell office:value-type="float" office:value="43.9">
            <text:p>43.9</text:p>
          </table:table-cell>
          <table:table-cell office:value-type="float" office:value="45.43">
            <text:p>45.43</text:p>
          </table:table-cell>
          <table:table-cell office:value-type="float" office:value="43.9">
            <text:p>43.9</text:p>
          </table:table-cell>
          <table:table-cell/>
          <table:table-cell table:formula="oooc:=ABS(([.C61]-[.B61])*100/[.B61])" office:value-type="float" office:value="3.48519362186788">
            <text:p>3.49</text:p>
          </table:table-cell>
          <table:table-cell table:number-columns-repeated="2"/>
          <table:table-cell table:formula="oooc:=ABS([.C61]-[.B61])" office:value-type="float" office:value="1.53">
            <text:p>1.53</text:p>
          </table:table-cell>
          <table:table-cell table:number-columns-repeated="2"/>
        </table:table-row>
        <table:table-row table:style-name="ro1">
          <table:table-cell office:value-type="string">
            <text:p>CGCITCACITGG/GCGCAGTGCACC</text:p>
          </table:table-cell>
          <table:table-cell office:value-type="float" office:value="64.2">
            <text:p>64.2</text:p>
          </table:table-cell>
          <table:table-cell office:value-type="float" office:value="65.45">
            <text:p>65.45</text:p>
          </table:table-cell>
          <table:table-cell office:value-type="float" office:value="64.2">
            <text:p>64.2</text:p>
          </table:table-cell>
          <table:table-cell/>
          <table:table-cell table:formula="oooc:=ABS(([.C62]-[.B62])*100/[.B62])" office:value-type="float" office:value="1.94704049844237">
            <text:p>1.95</text:p>
          </table:table-cell>
          <table:table-cell table:number-columns-repeated="2"/>
          <table:table-cell table:formula="oooc:=ABS([.C62]-[.B62])" office:value-type="float" office:value="1.25">
            <text:p>1.25</text:p>
          </table:table-cell>
          <table:table-cell table:number-columns-repeated="2"/>
        </table:table-row>
        <table:table-row table:style-name="ro1">
          <table:table-cell office:value-type="string">
            <text:p>CCGICAAGICCG/GGCGGTTCGGGC</text:p>
          </table:table-cell>
          <table:table-cell office:value-type="float" office:value="59">
            <text:p>59</text:p>
          </table:table-cell>
          <table:table-cell office:value-type="float" office:value="58.23">
            <text:p>58.23</text:p>
          </table:table-cell>
          <table:table-cell office:value-type="float" office:value="59">
            <text:p>59</text:p>
          </table:table-cell>
          <table:table-cell/>
          <table:table-cell table:formula="oooc:=ABS(([.C63]-[.B63])*100/[.B63])" office:value-type="float" office:value="1.30508474576272">
            <text:p>1.31</text:p>
          </table:table-cell>
          <table:table-cell table:number-columns-repeated="2"/>
          <table:table-cell table:formula="oooc:=ABS([.C63]-[.B63])" office:value-type="float" office:value="0.770000000000003">
            <text:p>0.77</text:p>
          </table:table-cell>
          <table:table-cell table:number-columns-repeated="2"/>
        </table:table-row>
        <table:table-row table:style-name="ro1">
          <table:table-cell office:value-type="string">
            <text:p>CCAICTGTICCG/GGTGGACAGGGC</text:p>
          </table:table-cell>
          <table:table-cell office:value-type="float" office:value="50.8">
            <text:p>50.8</text:p>
          </table:table-cell>
          <table:table-cell office:value-type="float" office:value="52.23">
            <text:p>52.23</text:p>
          </table:table-cell>
          <table:table-cell office:value-type="float" office:value="50.8">
            <text:p>50.8</text:p>
          </table:table-cell>
          <table:table-cell/>
          <table:table-cell table:formula="oooc:=ABS(([.C64]-[.B64])*100/[.B64])" office:value-type="float" office:value="2.81496062992126">
            <text:p>2.81</text:p>
          </table:table-cell>
          <table:table-cell table:number-columns-repeated="2"/>
          <table:table-cell table:formula="oooc:=ABS([.C64]-[.B64])" office:value-type="float" office:value="1.43">
            <text:p>1.43</text:p>
          </table:table-cell>
          <table:table-cell table:number-columns-repeated="2"/>
        </table:table-row>
        <table:table-row table:style-name="ro1">
          <table:table-cell office:value-type="string">
            <text:p>CCGICAAGICCG/GGCIGTTCIGGC</text:p>
          </table:table-cell>
          <table:table-cell office:value-type="float" office:value="56">
            <text:p>56</text:p>
          </table:table-cell>
          <table:table-cell office:value-type="float" office:value="56.04">
            <text:p>56.04</text:p>
          </table:table-cell>
          <table:table-cell office:value-type="float" office:value="56">
            <text:p>56</text:p>
          </table:table-cell>
          <table:table-cell/>
          <table:table-cell table:formula="oooc:=ABS(([.C65]-[.B65])*100/[.B65])" office:value-type="float" office:value="0.0714285714285699">
            <text:p>0.07</text:p>
          </table:table-cell>
          <table:table-cell table:number-columns-repeated="2"/>
          <table:table-cell table:formula="oooc:=ABS([.C65]-[.B65])" office:value-type="float" office:value="0.0399999999999991">
            <text:p>0.04</text:p>
          </table:table-cell>
          <table:table-cell table:number-columns-repeated="2"/>
        </table:table-row>
        <table:table-row table:style-name="ro1">
          <table:table-cell office:value-type="string">
            <text:p>CCGICAAGICCG/GGCAGTTCAGGC</text:p>
          </table:table-cell>
          <table:table-cell office:value-type="float" office:value="68.6">
            <text:p>68.6</text:p>
          </table:table-cell>
          <table:table-cell office:value-type="float" office:value="68.37">
            <text:p>68.37</text:p>
          </table:table-cell>
          <table:table-cell office:value-type="float" office:value="68.6">
            <text:p>68.6</text:p>
          </table:table-cell>
          <table:table-cell/>
          <table:table-cell table:formula="oooc:=ABS(([.C66]-[.B66])*100/[.B66])" office:value-type="float" office:value="0.335276967930014">
            <text:p>0.34</text:p>
          </table:table-cell>
          <table:table-cell table:number-columns-repeated="2"/>
          <table:table-cell table:formula="oooc:=ABS([.C66]-[.B66])" office:value-type="float" office:value="0.22999999999999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GCACIGTCG/CGTGICAGC</text:p>
          </table:table-cell>
          <table:table-cell office:value-type="float" office:value="40.9">
            <text:p>40.9</text:p>
          </table:table-cell>
          <table:table-cell office:value-type="float" office:value="42.31">
            <text:p>42.31</text:p>
          </table:table-cell>
          <table:table-cell office:value-type="float" office:value="40.9">
            <text:p>40.9</text:p>
          </table:table-cell>
          <table:table-cell/>
          <table:table-cell table:formula="oooc:=ABS(([.C67]-[.B67])*100/[.B67])" office:value-type="float" office:value="3.4474327628362">
            <text:p>3.45</text:p>
          </table:table-cell>
          <table:table-cell table:number-columns-repeated="2"/>
          <table:table-cell table:formula="oooc:=ABS([.C67]-[.B67])" office:value-type="float" office:value="1.41">
            <text:p>1.41</text:p>
          </table:table-cell>
          <table:table-cell table:number-columns-repeated="2"/>
        </table:table-row>
        <table:table-row table:style-name="ro1">
          <table:table-cell office:value-type="string">
            <text:p>CCAITGGCIGCG/GGTTACCGTCGC</text:p>
          </table:table-cell>
          <table:table-cell office:value-type="float" office:value="51.4">
            <text:p>51.4</text:p>
          </table:table-cell>
          <table:table-cell office:value-type="float" office:value="56.3">
            <text:p>56.3</text:p>
          </table:table-cell>
          <table:table-cell office:value-type="float" office:value="51.4">
            <text:p>51.4</text:p>
          </table:table-cell>
          <table:table-cell/>
          <table:table-cell table:formula="oooc:=ABS(([.C68]-[.B68])*100/[.B68])" office:value-type="float" office:value="9.53307392996109">
            <text:p>9.53</text:p>
          </table:table-cell>
          <table:table-cell table:number-columns-repeated="2"/>
          <table:table-cell table:formula="oooc:=ABS([.C68]-[.B68])" office:value-type="float" office:value="4.9">
            <text:p>4.9</text:p>
          </table:table-cell>
          <table:table-cell table:number-columns-repeated="2"/>
        </table:table-row>
        <table:table-row table:style-name="ro1">
          <table:table-cell office:value-type="string">
            <text:p>CAAAIAAAG/GTTTATTTC</text:p>
          </table:table-cell>
          <table:table-cell office:value-type="float" office:value="31">
            <text:p>31</text:p>
          </table:table-cell>
          <table:table-cell office:value-type="float" office:value="30.37">
            <text:p>30.37</text:p>
          </table:table-cell>
          <table:table-cell office:value-type="float" office:value="31">
            <text:p>31</text:p>
          </table:table-cell>
          <table:table-cell/>
          <table:table-cell table:formula="oooc:=ABS(([.C69]-[.B69])*100/[.B69])" office:value-type="float" office:value="2.03225806451613">
            <text:p>2.03</text:p>
          </table:table-cell>
          <table:table-cell table:number-columns-repeated="2"/>
          <table:table-cell table:formula="oooc:=ABS([.C69]-[.B69])" office:value-type="float" office:value="0.629999999999999">
            <text:p>0.63</text:p>
          </table:table-cell>
          <table:table-cell table:number-columns-repeated="2"/>
        </table:table-row>
        <table:table-row table:style-name="ro1">
          <table:table-cell office:value-type="string">
            <text:p>CGAITCCAITCC/GCTTAGGTTAGG</text:p>
          </table:table-cell>
          <table:table-cell office:value-type="float" office:value="41.8">
            <text:p>41.8</text:p>
          </table:table-cell>
          <table:table-cell office:value-type="float" office:value="44.81">
            <text:p>44.81</text:p>
          </table:table-cell>
          <table:table-cell office:value-type="float" office:value="41.8">
            <text:p>41.8</text:p>
          </table:table-cell>
          <table:table-cell/>
          <table:table-cell table:formula="oooc:=ABS(([.C70]-[.B70])*100/[.B70])" office:value-type="float" office:value="7.20095693779906">
            <text:p>7.2</text:p>
          </table:table-cell>
          <table:table-cell table:number-columns-repeated="2"/>
          <table:table-cell table:formula="oooc:=ABS([.C70]-[.B70])" office:value-type="float" office:value="3.01000000000001">
            <text:p>3.01</text:p>
          </table:table-cell>
          <table:table-cell table:number-columns-repeated="2"/>
        </table:table-row>
        <table:table-row table:style-name="ro1">
          <table:table-cell office:value-type="string">
            <text:p>CCTIGTGTICCG/GGATCACATGGC</text:p>
          </table:table-cell>
          <table:table-cell office:value-type="float" office:value="47.3">
            <text:p>47.3</text:p>
          </table:table-cell>
          <table:table-cell office:value-type="float" office:value="47.39">
            <text:p>47.39</text:p>
          </table:table-cell>
          <table:table-cell office:value-type="float" office:value="47.3">
            <text:p>47.3</text:p>
          </table:table-cell>
          <table:table-cell/>
          <table:table-cell table:formula="oooc:=ABS(([.C71]-[.B71])*100/[.B71])" office:value-type="float" office:value="0.190274841437639">
            <text:p>0.19</text:p>
          </table:table-cell>
          <table:table-cell table:number-columns-repeated="2"/>
          <table:table-cell table:formula="oooc:=ABS([.C71]-[.B71])" office:value-type="float" office:value="0.0900000000000034">
            <text:p>0.09</text:p>
          </table:table-cell>
          <table:table-cell table:number-columns-repeated="2"/>
        </table:table-row>
        <table:table-row table:style-name="ro1">
          <table:table-cell office:value-type="string">
            <text:p>CAAATAAAG/GTTTITTTC</text:p>
          </table:table-cell>
          <table:table-cell office:value-type="float" office:value="22.3">
            <text:p>22.3</text:p>
          </table:table-cell>
          <table:table-cell office:value-type="float" office:value="28.02">
            <text:p>28.02</text:p>
          </table:table-cell>
          <table:table-cell office:value-type="float" office:value="22.3">
            <text:p>22.3</text:p>
          </table:table-cell>
          <table:table-cell/>
          <table:table-cell table:formula="oooc:=ABS(([.C72]-[.B72])*100/[.B72])" office:value-type="float" office:value="25.6502242152466">
            <text:p>25.65</text:p>
          </table:table-cell>
          <table:table-cell table:number-columns-repeated="2"/>
          <table:table-cell table:formula="oooc:=ABS([.C72]-[.B72])" office:value-type="float" office:value="5.72">
            <text:p>5.72</text:p>
          </table:table-cell>
          <table:table-cell table:number-columns-repeated="2"/>
        </table:table-row>
        <table:table-row table:style-name="ro1">
          <table:table-cell office:value-type="string">
            <text:p>GTGICTTCIGTC/CACGGAAGGCAG</text:p>
          </table:table-cell>
          <table:table-cell office:value-type="float" office:value="44.4">
            <text:p>44.4</text:p>
          </table:table-cell>
          <table:table-cell office:value-type="float" office:value="40.85">
            <text:p>40.85</text:p>
          </table:table-cell>
          <table:table-cell office:value-type="float" office:value="44.4">
            <text:p>44.4</text:p>
          </table:table-cell>
          <table:table-cell/>
          <table:table-cell table:formula="oooc:=ABS(([.C73]-[.B73])*100/[.B73])" office:value-type="float" office:value="7.99549549549549">
            <text:p>8</text:p>
          </table:table-cell>
          <table:table-cell table:number-columns-repeated="2"/>
          <table:table-cell table:formula="oooc:=ABS([.C73]-[.B73])" office:value-type="float" office:value="3.55">
            <text:p>3.55</text:p>
          </table:table-cell>
          <table:table-cell table:number-columns-repeated="2"/>
        </table:table-row>
        <table:table-row table:style-name="ro1">
          <table:table-cell office:value-type="string">
            <text:p>GTGICTTCIGTC/CACIGAAGICAG</text:p>
          </table:table-cell>
          <table:table-cell office:value-type="float" office:value="40.7">
            <text:p>40.7</text:p>
          </table:table-cell>
          <table:table-cell office:value-type="float" office:value="38.53">
            <text:p>38.53</text:p>
          </table:table-cell>
          <table:table-cell office:value-type="float" office:value="40.7">
            <text:p>40.7</text:p>
          </table:table-cell>
          <table:table-cell/>
          <table:table-cell table:formula="oooc:=ABS(([.C74]-[.B74])*100/[.B74])" office:value-type="float" office:value="5.33169533169534">
            <text:p>5.33</text:p>
          </table:table-cell>
          <table:table-cell table:number-columns-repeated="2"/>
          <table:table-cell table:formula="oooc:=ABS([.C74]-[.B74])" office:value-type="float" office:value="2.17">
            <text:p>2.17</text:p>
          </table:table-cell>
          <table:table-cell table:number-columns-repeated="2"/>
        </table:table-row>
        <table:table-row table:style-name="ro1">
          <table:table-cell office:value-type="string">
            <text:p>CGCIGAACIGGC/GCGICTTGICCG</text:p>
          </table:table-cell>
          <table:table-cell office:value-type="float" office:value="49">
            <text:p>49</text:p>
          </table:table-cell>
          <table:table-cell office:value-type="float" office:value="49.87">
            <text:p>49.87</text:p>
          </table:table-cell>
          <table:table-cell office:value-type="float" office:value="49">
            <text:p>49</text:p>
          </table:table-cell>
          <table:table-cell/>
          <table:table-cell table:formula="oooc:=ABS(([.C75]-[.B75])*100/[.B75])" office:value-type="float" office:value="1.77551020408163">
            <text:p>1.78</text:p>
          </table:table-cell>
          <table:table-cell table:number-columns-repeated="2"/>
          <table:table-cell table:formula="oooc:=ABS([.C75]-[.B75])" office:value-type="float" office:value="0.869999999999997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GCATIATCG/CGTAGTAGC</text:p>
          </table:table-cell>
          <table:table-cell office:value-type="float" office:value="31.7">
            <text:p>31.7</text:p>
          </table:table-cell>
          <table:table-cell office:value-type="float" office:value="31.25">
            <text:p>31.25</text:p>
          </table:table-cell>
          <table:table-cell office:value-type="float" office:value="31.7">
            <text:p>31.7</text:p>
          </table:table-cell>
          <table:table-cell/>
          <table:table-cell table:formula="oooc:=ABS(([.C76]-[.B76])*100/[.B76])" office:value-type="float" office:value="1.41955835962145">
            <text:p>1.42</text:p>
          </table:table-cell>
          <table:table-cell table:number-columns-repeated="2"/>
          <table:table-cell table:formula="oooc:=ABS([.C76]-[.B76])" office:value-type="float" office:value="0.449999999999999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CGCIGAACIGGC/GCGACTTGACCG</text:p>
          </table:table-cell>
          <table:table-cell office:value-type="float" office:value="63.3">
            <text:p>63.3</text:p>
          </table:table-cell>
          <table:table-cell office:value-type="float" office:value="63.83">
            <text:p>63.83</text:p>
          </table:table-cell>
          <table:table-cell office:value-type="float" office:value="63.3">
            <text:p>63.3</text:p>
          </table:table-cell>
          <table:table-cell/>
          <table:table-cell table:formula="oooc:=ABS(([.C77]-[.B77])*100/[.B77])" office:value-type="float" office:value="0.837282780410744">
            <text:p>0.84</text:p>
          </table:table-cell>
          <table:table-cell table:number-columns-repeated="2"/>
          <table:table-cell table:formula="oooc:=ABS([.C77]-[.B77])" office:value-type="float" office:value="0.530000000000001">
            <text:p>0.53</text:p>
          </table:table-cell>
          <table:table-cell table:number-columns-repeated="2"/>
        </table:table-row>
        <table:table-row table:style-name="ro1">
          <table:table-cell office:value-type="string">
            <text:p>CGAITCCTIACC/GCTTAGGATTGG</text:p>
          </table:table-cell>
          <table:table-cell office:value-type="float" office:value="40.3">
            <text:p>40.3</text:p>
          </table:table-cell>
          <table:table-cell office:value-type="float" office:value="42.93">
            <text:p>42.93</text:p>
          </table:table-cell>
          <table:table-cell office:value-type="float" office:value="40.3">
            <text:p>40.3</text:p>
          </table:table-cell>
          <table:table-cell/>
          <table:table-cell table:formula="oooc:=ABS(([.C78]-[.B78])*100/[.B78])" office:value-type="float" office:value="6.52605459057073">
            <text:p>6.53</text:p>
          </table:table-cell>
          <table:table-cell table:number-columns-repeated="2"/>
          <table:table-cell table:formula="oooc:=ABS([.C78]-[.B78])" office:value-type="float" office:value="2.63">
            <text:p>2.63</text:p>
          </table:table-cell>
          <table:table-cell table:number-columns-repeated="2"/>
        </table:table-row>
        <table:table-row table:style-name="ro1">
          <table:table-cell office:value-type="string">
            <text:p>GTGICTTCIGTC/CACCGAAGCCAG</text:p>
          </table:table-cell>
          <table:table-cell office:value-type="float" office:value="57.1">
            <text:p>57.1</text:p>
          </table:table-cell>
          <table:table-cell office:value-type="float" office:value="56.35">
            <text:p>56.35</text:p>
          </table:table-cell>
          <table:table-cell office:value-type="float" office:value="57.1">
            <text:p>57.1</text:p>
          </table:table-cell>
          <table:table-cell/>
          <table:table-cell table:formula="oooc:=ABS(([.C79]-[.B79])*100/[.B79])" office:value-type="float" office:value="1.31348511383538">
            <text:p>1.31</text:p>
          </table:table-cell>
          <table:table-cell table:number-columns-repeated="2"/>
          <table:table-cell table:formula="oooc:=ABS([.C79]-[.B79])" office:value-type="float" office:value="0.75">
            <text:p>0.75</text:p>
          </table:table-cell>
          <table:table-cell table:number-columns-repeated="2"/>
        </table:table-row>
        <table:table-row table:style-name="ro1">
          <table:table-cell office:value-type="string">
            <text:p>CGCIGAACIGGC/GCGCCTTGCCCG</text:p>
          </table:table-cell>
          <table:table-cell office:value-type="float" office:value="64.9">
            <text:p>64.9</text:p>
          </table:table-cell>
          <table:table-cell office:value-type="float" office:value="66.88">
            <text:p>66.88</text:p>
          </table:table-cell>
          <table:table-cell office:value-type="float" office:value="64.9">
            <text:p>64.9</text:p>
          </table:table-cell>
          <table:table-cell/>
          <table:table-cell table:formula="oooc:=ABS(([.C80]-[.B80])*100/[.B80])" office:value-type="float" office:value="3.0508474576271">
            <text:p>3.05</text:p>
          </table:table-cell>
          <table:table-cell table:number-columns-repeated="2"/>
          <table:table-cell table:formula="oooc:=ABS([.C80]-[.B80])" office:value-type="float" office:value="1.97999999999999">
            <text:p>1.98</text:p>
          </table:table-cell>
          <table:table-cell table:number-columns-repeated="2"/>
        </table:table-row>
        <table:table-row table:style-name="ro1">
          <table:table-cell office:value-type="string">
            <text:p>CGGITCCGITCC/GCCGAGGCGAGG</text:p>
          </table:table-cell>
          <table:table-cell office:value-type="float" office:value="46.7">
            <text:p>46.7</text:p>
          </table:table-cell>
          <table:table-cell office:value-type="float" office:value="51.67">
            <text:p>51.67</text:p>
          </table:table-cell>
          <table:table-cell office:value-type="float" office:value="46.7">
            <text:p>46.7</text:p>
          </table:table-cell>
          <table:table-cell/>
          <table:table-cell table:formula="oooc:=ABS(([.C81]-[.B81])*100/[.B81])" office:value-type="float" office:value="10.6423982869379">
            <text:p>10.64</text:p>
          </table:table-cell>
          <table:table-cell table:number-columns-repeated="2"/>
          <table:table-cell table:formula="oooc:=ABS([.C81]-[.B81])" office:value-type="float" office:value="4.97">
            <text:p>4.97</text:p>
          </table:table-cell>
          <table:table-cell table:number-columns-repeated="2"/>
        </table:table-row>
        <table:table-row table:style-name="ro1">
          <table:table-cell office:value-type="string">
            <text:p>GCAGIGTCG/CGTCACAGC</text:p>
          </table:table-cell>
          <table:table-cell office:value-type="float" office:value="53.2">
            <text:p>53.2</text:p>
          </table:table-cell>
          <table:table-cell office:value-type="float" office:value="53.78">
            <text:p>53.78</text:p>
          </table:table-cell>
          <table:table-cell office:value-type="float" office:value="53.2">
            <text:p>53.2</text:p>
          </table:table-cell>
          <table:table-cell/>
          <table:table-cell table:formula="oooc:=ABS(([.C82]-[.B82])*100/[.B82])" office:value-type="float" office:value="1.09022556390977">
            <text:p>1.09</text:p>
          </table:table-cell>
          <table:table-cell table:number-columns-repeated="2"/>
          <table:table-cell table:formula="oooc:=ABS([.C82]-[.B82])" office:value-type="float" office:value="0.57999999999999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GAAGIACGIAGG/CTTCTTGCTTCC</text:p>
          </table:table-cell>
          <table:table-cell office:value-type="float" office:value="41.9">
            <text:p>41.9</text:p>
          </table:table-cell>
          <table:table-cell office:value-type="float" office:value="42.78">
            <text:p>42.78</text:p>
          </table:table-cell>
          <table:table-cell office:value-type="float" office:value="41.9">
            <text:p>41.9</text:p>
          </table:table-cell>
          <table:table-cell/>
          <table:table-cell table:formula="oooc:=ABS(([.C83]-[.B83])*100/[.B83])" office:value-type="float" office:value="2.10023866348449">
            <text:p>2.1</text:p>
          </table:table-cell>
          <table:table-cell table:number-columns-repeated="2"/>
          <table:table-cell table:formula="oooc:=ABS([.C83]-[.B83])" office:value-type="float" office:value="0.880000000000003">
            <text:p>0.88</text:p>
          </table:table-cell>
          <table:table-cell table:number-columns-repeated="2"/>
        </table:table-row>
        <table:table-row table:style-name="ro1">
          <table:table-cell office:value-type="string">
            <text:p>CGTIACCTIACC/GCATTGGATTGG</text:p>
          </table:table-cell>
          <table:table-cell office:value-type="float" office:value="40.7">
            <text:p>40.7</text:p>
          </table:table-cell>
          <table:table-cell office:value-type="float" office:value="42.43">
            <text:p>42.43</text:p>
          </table:table-cell>
          <table:table-cell office:value-type="float" office:value="40.7">
            <text:p>40.7</text:p>
          </table:table-cell>
          <table:table-cell/>
          <table:table-cell table:formula="oooc:=ABS(([.C84]-[.B84])*100/[.B84])" office:value-type="float" office:value="4.25061425061424">
            <text:p>4.25</text:p>
          </table:table-cell>
          <table:table-cell table:number-columns-repeated="2"/>
          <table:table-cell table:formula="oooc:=ABS([.C84]-[.B84])" office:value-type="float" office:value="1.73">
            <text:p>1.73</text:p>
          </table:table-cell>
          <table:table-cell table:number-columns-repeated="2"/>
        </table:table-row>
        <table:table-row table:style-name="ro1">
          <table:table-cell office:value-type="string">
            <text:p>GCATIATCG/CGTAATAGC</text:p>
          </table:table-cell>
          <table:table-cell office:value-type="float" office:value="39.6">
            <text:p>39.6</text:p>
          </table:table-cell>
          <table:table-cell office:value-type="float" office:value="38.33">
            <text:p>38.33</text:p>
          </table:table-cell>
          <table:table-cell office:value-type="float" office:value="39.6">
            <text:p>39.6</text:p>
          </table:table-cell>
          <table:table-cell/>
          <table:table-cell table:formula="oooc:=ABS(([.C85]-[.B85])*100/[.B85])" office:value-type="float" office:value="3.20707070707071">
            <text:p>3.21</text:p>
          </table:table-cell>
          <table:table-cell table:number-columns-repeated="2"/>
          <table:table-cell table:formula="oooc:=ABS([.C85]-[.B85])" office:value-type="float" office:value="1.27">
            <text:p>1.27</text:p>
          </table:table-cell>
          <table:table-cell table:number-columns-repeated="2"/>
        </table:table-row>
        <table:table-row table:style-name="ro1">
          <table:table-cell office:value-type="string">
            <text:p>CCAIGTGTIGCG/GGTGCACAGCGC</text:p>
          </table:table-cell>
          <table:table-cell office:value-type="float" office:value="46.3">
            <text:p>46.3</text:p>
          </table:table-cell>
          <table:table-cell office:value-type="float" office:value="46.6">
            <text:p>46.6</text:p>
          </table:table-cell>
          <table:table-cell office:value-type="float" office:value="46.3">
            <text:p>46.3</text:p>
          </table:table-cell>
          <table:table-cell/>
          <table:table-cell table:formula="oooc:=ABS(([.C86]-[.B86])*100/[.B86])" office:value-type="float" office:value="0.647948164146877">
            <text:p>0.65</text:p>
          </table:table-cell>
          <table:table-cell table:number-columns-repeated="2"/>
          <table:table-cell table:formula="oooc:=ABS([.C86]-[.B86])" office:value-type="float" office:value="0.300000000000004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CCAICTGTICCG/GGTTGACATGGC</text:p>
          </table:table-cell>
          <table:table-cell office:value-type="float" office:value="51.6">
            <text:p>51.6</text:p>
          </table:table-cell>
          <table:table-cell office:value-type="float" office:value="50.36">
            <text:p>50.36</text:p>
          </table:table-cell>
          <table:table-cell office:value-type="float" office:value="51.6">
            <text:p>51.6</text:p>
          </table:table-cell>
          <table:table-cell/>
          <table:table-cell table:formula="oooc:=ABS(([.C87]-[.B87])*100/[.B87])" office:value-type="float" office:value="2.4031007751938">
            <text:p>2.4</text:p>
          </table:table-cell>
          <table:table-cell table:number-columns-repeated="2"/>
          <table:table-cell table:formula="oooc:=ABS([.C87]-[.B87])" office:value-type="float" office:value="1.24">
            <text:p>1.24</text:p>
          </table:table-cell>
          <table:table-cell table:number-columns-repeated="2"/>
        </table:table-row>
        <table:table-row table:style-name="ro1">
          <table:table-cell office:value-type="string">
            <text:p>CGCITCACITGG/GCGTAGTGTACC</text:p>
          </table:table-cell>
          <table:table-cell office:value-type="float" office:value="51.9">
            <text:p>51.9</text:p>
          </table:table-cell>
          <table:table-cell office:value-type="float" office:value="55.86">
            <text:p>55.86</text:p>
          </table:table-cell>
          <table:table-cell office:value-type="float" office:value="51.9">
            <text:p>51.9</text:p>
          </table:table-cell>
          <table:table-cell/>
          <table:table-cell table:formula="oooc:=ABS(([.C88]-[.B88])*100/[.B88])" office:value-type="float" office:value="7.63005780346821">
            <text:p>7.63</text:p>
          </table:table-cell>
          <table:table-cell table:number-columns-repeated="2"/>
          <table:table-cell table:formula="oooc:=ABS([.C88]-[.B88])" office:value-type="float" office:value="3.96">
            <text:p>3.96</text:p>
          </table:table-cell>
          <table:table-cell table:number-columns-repeated="2"/>
        </table:table-row>
        <table:table-row table:style-name="ro1">
          <table:table-cell office:value-type="string">
            <text:p>CGTICCATIGGG/GCACGGTACCCC</text:p>
          </table:table-cell>
          <table:table-cell office:value-type="float" office:value="58.6">
            <text:p>58.6</text:p>
          </table:table-cell>
          <table:table-cell office:value-type="float" office:value="60.87">
            <text:p>60.87</text:p>
          </table:table-cell>
          <table:table-cell office:value-type="float" office:value="58.6">
            <text:p>58.6</text:p>
          </table:table-cell>
          <table:table-cell/>
          <table:table-cell table:formula="oooc:=ABS(([.C89]-[.B89])*100/[.B89])" office:value-type="float" office:value="3.87372013651876">
            <text:p>3.87</text:p>
          </table:table-cell>
          <table:table-cell table:number-columns-repeated="2"/>
          <table:table-cell table:formula="oooc:=ABS([.C89]-[.B89])" office:value-type="float" office:value="2.27">
            <text:p>2.27</text:p>
          </table:table-cell>
          <table:table-cell table:number-columns-repeated="2"/>
        </table:table-row>
        <table:table-row table:style-name="ro1">
          <table:table-cell office:value-type="string">
            <text:p>CCAIGTGTIGCG/GGTACACAACGC</text:p>
          </table:table-cell>
          <table:table-cell office:value-type="float" office:value="58.2">
            <text:p>58.2</text:p>
          </table:table-cell>
          <table:table-cell office:value-type="float" office:value="58.31">
            <text:p>58.31</text:p>
          </table:table-cell>
          <table:table-cell office:value-type="float" office:value="58.2">
            <text:p>58.2</text:p>
          </table:table-cell>
          <table:table-cell/>
          <table:table-cell table:formula="oooc:=ABS(([.C90]-[.B90])*100/[.B90])" office:value-type="float" office:value="0.189003436426116">
            <text:p>0.19</text:p>
          </table:table-cell>
          <table:table-cell table:number-columns-repeated="2"/>
          <table:table-cell table:formula="oooc:=ABS([.C90]-[.B90])" office:value-type="float" office:value="0.109999999999999">
            <text:p>0.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7:.F90])" office:value-type="float" office:value="3.63195338175653">
            <text:p>3.63</text:p>
          </table:table-cell>
          <table:table-cell/>
          <table:table-cell office:value-type="string">
            <text:p>average</text:p>
          </table:table-cell>
          <table:table-cell table:formula="oooc:=AVERAGE([.I7:.I90])" office:value-type="float" office:value="1.45880952380952">
            <text:p>1.4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Inosine base in RNA sequence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zno07 </text:p>
          </table:table-cell>
          <table:table-cell office:value-type="string">
            <text:p><text:s/>TmExp </text:p>
          </table:table-cell>
          <table:table-cell table:number-columns-repeated="6"/>
          <table:table-cell>
            <draw:frame table:end-cell-address="'MELTING 5'.T114" table:end-x="0.199cm" table:end-y="0.303cm" draw:z-index="1" draw:style-name="gr1" svg:width="19.24cm" svg:height="9.476cm" svg:x="1.282cm" svg:y="0.376cm">
              <draw:object draw:notify-on-update-of-ranges="'MELTING 5'.C95:'MELTING 5'.C95 'MELTING 5'.C96:'MELTING 5'.C114 'MELTING 5'.B96:'MELTING 5'.B114 'MELTING 5'.D95:'MELTING 5'.D95 'MELTING 5'.D96:'MELTING 5'.D114 'MELTING 5'.B96:'MELTING 5'.B1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zno07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zno07 </text:p>
          </table:table-cell>
          <table:table-cell table:number-columns-repeated="2"/>
        </table:table-row>
        <table:table-row table:style-name="ro1">
          <table:table-cell office:value-type="string">
            <text:p>GGCIIGGC/CCGUUCCG</text:p>
          </table:table-cell>
          <table:table-cell office:value-type="float" office:value="45.9">
            <text:p>45.9</text:p>
          </table:table-cell>
          <table:table-cell office:value-type="float" office:value="27.83">
            <text:p>27.83</text:p>
          </table:table-cell>
          <table:table-cell office:value-type="float" office:value="45.9">
            <text:p>45.9</text:p>
          </table:table-cell>
          <table:table-cell/>
          <table:table-cell table:formula="oooc:=ABS(([.C97]-[.B97])*100/[.B97])" office:value-type="float" office:value="39.3681917211329">
            <text:p>39.37</text:p>
          </table:table-cell>
          <table:table-cell table:number-columns-repeated="2"/>
          <table:table-cell table:formula="oooc:=ABS([.C97]-[.B97])" office:value-type="float" office:value="18.07">
            <text:p>18.07</text:p>
          </table:table-cell>
          <table:table-cell table:number-columns-repeated="2"/>
        </table:table-row>
        <table:table-row table:style-name="ro1">
          <table:table-cell office:value-type="string">
            <text:p>GCUIGGC/CGAUCCG</text:p>
          </table:table-cell>
          <table:table-cell office:value-type="float" office:value="48.3">
            <text:p>48.3</text:p>
          </table:table-cell>
          <table:table-cell office:value-type="float" office:value="47.32">
            <text:p>47.32</text:p>
          </table:table-cell>
          <table:table-cell office:value-type="float" office:value="48.3">
            <text:p>48.3</text:p>
          </table:table-cell>
          <table:table-cell/>
          <table:table-cell table:formula="oooc:=ABS(([.C98]-[.B98])*100/[.B98])" office:value-type="float" office:value="2.02898550724637">
            <text:p>2.03</text:p>
          </table:table-cell>
          <table:table-cell table:number-columns-repeated="2"/>
          <table:table-cell table:formula="oooc:=ABS([.C98]-[.B98])" office:value-type="float" office:value="0.979999999999997">
            <text:p>0.98</text:p>
          </table:table-cell>
          <table:table-cell table:number-columns-repeated="2"/>
        </table:table-row>
        <table:table-row table:style-name="ro1">
          <table:table-cell office:value-type="string">
            <text:p>GCUICGC/CGAUGCG</text:p>
          </table:table-cell>
          <table:table-cell office:value-type="float" office:value="44.8">
            <text:p>44.8</text:p>
          </table:table-cell>
          <table:table-cell office:value-type="float" office:value="42.97">
            <text:p>42.97</text:p>
          </table:table-cell>
          <table:table-cell office:value-type="float" office:value="44.8">
            <text:p>44.8</text:p>
          </table:table-cell>
          <table:table-cell/>
          <table:table-cell table:formula="oooc:=ABS(([.C99]-[.B99])*100/[.B99])" office:value-type="float" office:value="4.08482142857143">
            <text:p>4.08</text:p>
          </table:table-cell>
          <table:table-cell table:number-columns-repeated="2"/>
          <table:table-cell table:formula="oooc:=ABS([.C99]-[.B99])" office:value-type="float" office:value="1.83">
            <text:p>1.83</text:p>
          </table:table-cell>
          <table:table-cell table:number-columns-repeated="2"/>
        </table:table-row>
        <table:table-row table:style-name="ro1">
          <table:table-cell office:value-type="string">
            <text:p>GUCUIGAC/CAGIUCUG</text:p>
          </table:table-cell>
          <table:table-cell office:value-type="float" office:value="34.9">
            <text:p>34.9</text:p>
          </table:table-cell>
          <table:table-cell office:value-type="float" office:value="30.91">
            <text:p>30.91</text:p>
          </table:table-cell>
          <table:table-cell office:value-type="float" office:value="34.9">
            <text:p>34.9</text:p>
          </table:table-cell>
          <table:table-cell/>
          <table:table-cell table:formula="oooc:=ABS(([.C100]-[.B100])*100/[.B100])" office:value-type="float" office:value="11.432664756447">
            <text:p>11.43</text:p>
          </table:table-cell>
          <table:table-cell table:number-columns-repeated="2"/>
          <table:table-cell table:formula="oooc:=ABS([.C100]-[.B100])" office:value-type="float" office:value="3.99">
            <text:p>3.99</text:p>
          </table:table-cell>
          <table:table-cell table:number-columns-repeated="2"/>
        </table:table-row>
        <table:table-row table:style-name="ro1">
          <table:table-cell office:value-type="string">
            <text:p>GCGIAGC/CGCUUCG</text:p>
          </table:table-cell>
          <table:table-cell office:value-type="float" office:value="43.3">
            <text:p>43.3</text:p>
          </table:table-cell>
          <table:table-cell office:value-type="float" office:value="44.63">
            <text:p>44.63</text:p>
          </table:table-cell>
          <table:table-cell office:value-type="float" office:value="43.3">
            <text:p>43.3</text:p>
          </table:table-cell>
          <table:table-cell/>
          <table:table-cell table:formula="oooc:=ABS(([.C101]-[.B101])*100/[.B101])" office:value-type="float" office:value="3.07159353348731">
            <text:p>3.07</text:p>
          </table:table-cell>
          <table:table-cell table:number-columns-repeated="2"/>
          <table:table-cell table:formula="oooc:=ABS([.C101]-[.B101])" office:value-type="float" office:value="1.33000000000001">
            <text:p>1.33</text:p>
          </table:table-cell>
          <table:table-cell table:number-columns-repeated="2"/>
        </table:table-row>
        <table:table-row table:style-name="ro1">
          <table:table-cell office:value-type="string">
            <text:p>GCGIUGC/CGCUACG</text:p>
          </table:table-cell>
          <table:table-cell office:value-type="float" office:value="48.5">
            <text:p>48.5</text:p>
          </table:table-cell>
          <table:table-cell office:value-type="float" office:value="48.16">
            <text:p>48.16</text:p>
          </table:table-cell>
          <table:table-cell office:value-type="float" office:value="48.5">
            <text:p>48.5</text:p>
          </table:table-cell>
          <table:table-cell/>
          <table:table-cell table:formula="oooc:=ABS(([.C102]-[.B102])*100/[.B102])" office:value-type="float" office:value="0.701030927835059">
            <text:p>0.7</text:p>
          </table:table-cell>
          <table:table-cell table:number-columns-repeated="2"/>
          <table:table-cell table:formula="oooc:=ABS([.C102]-[.B102])" office:value-type="float" office:value="0.340000000000003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GCAIGGC/CGUUCCG</text:p>
          </table:table-cell>
          <table:table-cell office:value-type="float" office:value="48.6">
            <text:p>48.6</text:p>
          </table:table-cell>
          <table:table-cell office:value-type="float" office:value="50.87">
            <text:p>50.87</text:p>
          </table:table-cell>
          <table:table-cell office:value-type="float" office:value="48.6">
            <text:p>48.6</text:p>
          </table:table-cell>
          <table:table-cell/>
          <table:table-cell table:formula="oooc:=ABS(([.C103]-[.B103])*100/[.B103])" office:value-type="float" office:value="4.67078189300411">
            <text:p>4.67</text:p>
          </table:table-cell>
          <table:table-cell table:number-columns-repeated="2"/>
          <table:table-cell table:formula="oooc:=ABS([.C103]-[.B103])" office:value-type="float" office:value="2.27">
            <text:p>2.27</text:p>
          </table:table-cell>
          <table:table-cell table:number-columns-repeated="2"/>
        </table:table-row>
        <table:table-row table:style-name="ro1">
          <table:table-cell office:value-type="string">
            <text:p>GCAICGC/CGUUGCG</text:p>
          </table:table-cell>
          <table:table-cell office:value-type="float" office:value="45">
            <text:p>45</text:p>
          </table:table-cell>
          <table:table-cell office:value-type="float" office:value="46.75">
            <text:p>46.75</text:p>
          </table:table-cell>
          <table:table-cell office:value-type="float" office:value="45">
            <text:p>45</text:p>
          </table:table-cell>
          <table:table-cell/>
          <table:table-cell table:formula="oooc:=ABS(([.C104]-[.B104])*100/[.B104])" office:value-type="float" office:value="3.88888888888889">
            <text:p>3.89</text:p>
          </table:table-cell>
          <table:table-cell table:number-columns-repeated="2"/>
          <table:table-cell table:formula="oooc:=ABS([.C104]-[.B104])" office:value-type="float" office:value="1.75">
            <text:p>1.75</text:p>
          </table:table-cell>
          <table:table-cell table:number-columns-repeated="2"/>
        </table:table-row>
        <table:table-row table:style-name="ro1">
          <table:table-cell office:value-type="string">
            <text:p>GCUIAGC/CGAUUCG</text:p>
          </table:table-cell>
          <table:table-cell office:value-type="float" office:value="34.1">
            <text:p>34.1</text:p>
          </table:table-cell>
          <table:table-cell office:value-type="float" office:value="34.97">
            <text:p>34.97</text:p>
          </table:table-cell>
          <table:table-cell office:value-type="float" office:value="34.1">
            <text:p>34.1</text:p>
          </table:table-cell>
          <table:table-cell/>
          <table:table-cell table:formula="oooc:=ABS(([.C105]-[.B105])*100/[.B105])" office:value-type="float" office:value="2.55131964809383">
            <text:p>2.55</text:p>
          </table:table-cell>
          <table:table-cell table:number-columns-repeated="2"/>
          <table:table-cell table:formula="oooc:=ABS([.C105]-[.B105])" office:value-type="float" office:value="0.869999999999997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ICCGGU/UGGCCI</text:p>
          </table:table-cell>
          <table:table-cell office:value-type="float" office:value="53.5">
            <text:p>53.5</text:p>
          </table:table-cell>
          <table:table-cell office:value-type="float" office:value="53.66">
            <text:p>53.66</text:p>
          </table:table-cell>
          <table:table-cell office:value-type="float" office:value="53.5">
            <text:p>53.5</text:p>
          </table:table-cell>
          <table:table-cell/>
          <table:table-cell table:formula="oooc:=ABS(([.C106]-[.B106])*100/[.B106])" office:value-type="float" office:value="0.299065420560741">
            <text:p>0.3</text:p>
          </table:table-cell>
          <table:table-cell table:number-columns-repeated="2"/>
          <table:table-cell table:formula="oooc:=ABS([.C106]-[.B106])" office:value-type="float" office:value="0.159999999999997">
            <text:p>0.16</text:p>
          </table:table-cell>
          <table:table-cell table:number-columns-repeated="2"/>
        </table:table-row>
        <table:table-row table:style-name="ro1">
          <table:table-cell office:value-type="string">
            <text:p>GCCIUGC/CGGUACG</text:p>
          </table:table-cell>
          <table:table-cell office:value-type="float" office:value="44.5">
            <text:p>44.5</text:p>
          </table:table-cell>
          <table:table-cell office:value-type="float" office:value="48.89">
            <text:p>48.89</text:p>
          </table:table-cell>
          <table:table-cell office:value-type="float" office:value="44.5">
            <text:p>44.5</text:p>
          </table:table-cell>
          <table:table-cell/>
          <table:table-cell table:formula="oooc:=ABS(([.C107]-[.B107])*100/[.B107])" office:value-type="float" office:value="9.86516853932584">
            <text:p>9.87</text:p>
          </table:table-cell>
          <table:table-cell table:number-columns-repeated="2"/>
          <table:table-cell table:formula="oooc:=ABS([.C107]-[.B107])" office:value-type="float" office:value="4.39">
            <text:p>4.39</text:p>
          </table:table-cell>
          <table:table-cell table:number-columns-repeated="2"/>
        </table:table-row>
        <table:table-row table:style-name="ro1">
          <table:table-cell office:value-type="string">
            <text:p>GCUIUGC/CGAUACG</text:p>
          </table:table-cell>
          <table:table-cell office:value-type="float" office:value="37.2">
            <text:p>37.2</text:p>
          </table:table-cell>
          <table:table-cell office:value-type="float" office:value="39.28">
            <text:p>39.28</text:p>
          </table:table-cell>
          <table:table-cell office:value-type="float" office:value="37.2">
            <text:p>37.2</text:p>
          </table:table-cell>
          <table:table-cell/>
          <table:table-cell table:formula="oooc:=ABS(([.C108]-[.B108])*100/[.B108])" office:value-type="float" office:value="5.59139784946236">
            <text:p>5.59</text:p>
          </table:table-cell>
          <table:table-cell table:number-columns-repeated="2"/>
          <table:table-cell table:formula="oooc:=ABS([.C108]-[.B108])" office:value-type="float" office:value="2.08">
            <text:p>2.08</text:p>
          </table:table-cell>
          <table:table-cell table:number-columns-repeated="2"/>
        </table:table-row>
        <table:table-row table:style-name="ro1">
          <table:table-cell office:value-type="string">
            <text:p>GCCIGGC/CGGUCCG</text:p>
          </table:table-cell>
          <table:table-cell office:value-type="float" office:value="58.9">
            <text:p>58.9</text:p>
          </table:table-cell>
          <table:table-cell office:value-type="float" office:value="56.83">
            <text:p>56.83</text:p>
          </table:table-cell>
          <table:table-cell office:value-type="float" office:value="58.9">
            <text:p>58.9</text:p>
          </table:table-cell>
          <table:table-cell/>
          <table:table-cell table:formula="oooc:=ABS(([.C109]-[.B109])*100/[.B109])" office:value-type="float" office:value="3.5144312393888">
            <text:p>3.51</text:p>
          </table:table-cell>
          <table:table-cell table:number-columns-repeated="2"/>
          <table:table-cell table:formula="oooc:=ABS([.C109]-[.B109])" office:value-type="float" office:value="2.07">
            <text:p>2.07</text:p>
          </table:table-cell>
          <table:table-cell table:number-columns-repeated="2"/>
        </table:table-row>
        <table:table-row table:style-name="ro1">
          <table:table-cell office:value-type="string">
            <text:p>GGCUIGCC/CCGIUCGG</text:p>
          </table:table-cell>
          <table:table-cell office:value-type="float" office:value="50.7">
            <text:p>50.7</text:p>
          </table:table-cell>
          <table:table-cell office:value-type="float" office:value="50.13">
            <text:p>50.13</text:p>
          </table:table-cell>
          <table:table-cell office:value-type="float" office:value="50.7">
            <text:p>50.7</text:p>
          </table:table-cell>
          <table:table-cell/>
          <table:table-cell table:formula="oooc:=ABS(([.C110]-[.B110])*100/[.B110])" office:value-type="float" office:value="1.12426035502959">
            <text:p>1.12</text:p>
          </table:table-cell>
          <table:table-cell table:number-columns-repeated="2"/>
          <table:table-cell table:formula="oooc:=ABS([.C110]-[.B110])" office:value-type="float" office:value="0.57">
            <text:p>0.57</text:p>
          </table:table-cell>
          <table:table-cell table:number-columns-repeated="2"/>
        </table:table-row>
        <table:table-row table:style-name="ro1">
          <table:table-cell office:value-type="string">
            <text:p>GCGICGC/CGCUGCG</text:p>
          </table:table-cell>
          <table:table-cell office:value-type="float" office:value="48.2">
            <text:p>48.2</text:p>
          </table:table-cell>
          <table:table-cell office:value-type="float" office:value="52.63">
            <text:p>52.63</text:p>
          </table:table-cell>
          <table:table-cell office:value-type="float" office:value="48.2">
            <text:p>48.2</text:p>
          </table:table-cell>
          <table:table-cell/>
          <table:table-cell table:formula="oooc:=ABS(([.C111]-[.B111])*100/[.B111])" office:value-type="float" office:value="9.19087136929461">
            <text:p>9.19</text:p>
          </table:table-cell>
          <table:table-cell table:number-columns-repeated="2"/>
          <table:table-cell table:formula="oooc:=ABS([.C111]-[.B111])" office:value-type="float" office:value="4.43">
            <text:p>4.43</text:p>
          </table:table-cell>
          <table:table-cell table:number-columns-repeated="2"/>
        </table:table-row>
        <table:table-row table:style-name="ro1">
          <table:table-cell office:value-type="string">
            <text:p>GCGIGGC/CGCUCCG</text:p>
          </table:table-cell>
          <table:table-cell office:value-type="float" office:value="59">
            <text:p>59</text:p>
          </table:table-cell>
          <table:table-cell office:value-type="float" office:value="56.62">
            <text:p>56.62</text:p>
          </table:table-cell>
          <table:table-cell office:value-type="float" office:value="59">
            <text:p>59</text:p>
          </table:table-cell>
          <table:table-cell/>
          <table:table-cell table:formula="oooc:=ABS(([.C112]-[.B112])*100/[.B112])" office:value-type="float" office:value="4.03389830508475">
            <text:p>4.03</text:p>
          </table:table-cell>
          <table:table-cell table:number-columns-repeated="2"/>
          <table:table-cell table:formula="oooc:=ABS([.C112]-[.B112])" office:value-type="float" office:value="2.38">
            <text:p>2.38</text:p>
          </table:table-cell>
          <table:table-cell table:number-columns-repeated="2"/>
        </table:table-row>
        <table:table-row table:style-name="ro1">
          <table:table-cell office:value-type="string">
            <text:p>GGCIUGCC/CCGUICGG</text:p>
          </table:table-cell>
          <table:table-cell office:value-type="float" office:value="43">
            <text:p>43</text:p>
          </table:table-cell>
          <table:table-cell office:value-type="float" office:value="40.7">
            <text:p>40.7</text:p>
          </table:table-cell>
          <table:table-cell office:value-type="float" office:value="43">
            <text:p>43</text:p>
          </table:table-cell>
          <table:table-cell/>
          <table:table-cell table:formula="oooc:=ABS(([.C113]-[.B113])*100/[.B113])" office:value-type="float" office:value="5.34883720930232">
            <text:p>5.35</text:p>
          </table:table-cell>
          <table:table-cell table:number-columns-repeated="2"/>
          <table:table-cell table:formula="oooc:=ABS([.C113]-[.B113])" office:value-type="float" office:value="2.3">
            <text:p>2.3</text:p>
          </table:table-cell>
          <table:table-cell table:number-columns-repeated="2"/>
        </table:table-row>
        <table:table-row table:style-name="ro1">
          <table:table-cell office:value-type="string">
            <text:p>GCCIAGC/CGGUUCG</text:p>
          </table:table-cell>
          <table:table-cell office:value-type="float" office:value="54.2">
            <text:p>54.2</text:p>
          </table:table-cell>
          <table:table-cell office:value-type="float" office:value="45.66">
            <text:p>45.66</text:p>
          </table:table-cell>
          <table:table-cell office:value-type="float" office:value="54.2">
            <text:p>54.2</text:p>
          </table:table-cell>
          <table:table-cell/>
          <table:table-cell table:formula="oooc:=ABS(([.C114]-[.B114])*100/[.B114])" office:value-type="float" office:value="15.7564575645757">
            <text:p>15.76</text:p>
          </table:table-cell>
          <table:table-cell table:number-columns-repeated="2"/>
          <table:table-cell table:formula="oooc:=ABS([.C114]-[.B114])" office:value-type="float" office:value="8.54000000000001">
            <text:p>8.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97:.F114])" office:value-type="float" office:value="7.02903700870731">
            <text:p>7.03</text:p>
          </table:table-cell>
          <table:table-cell/>
          <table:table-cell office:value-type="string">
            <text:p>average</text:p>
          </table:table-cell>
          <table:table-cell table:formula="oooc:=AVERAGE([.I97:.I114])" office:value-type="float" office:value="3.24166666666667">
            <text:p>3.24</text:p>
          </table:table-cell>
          <table:table-cell table:number-columns-repeated="2"/>
        </table:table-row>
      </table:table>
      <table:table table:name="MELTING 4_3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  <table:table-cell office:value-type="string">
            <text:p>MELTING 4.3c tes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Inosine in DNA sequences</text:p>
          </table:table-cell>
          <table:table-cell table:number-columns-repeated="6"/>
        </table:table-row>
        <table:table-row table:style-name="ro1">
          <table:table-cell table:number-columns-repeated="9"/>
          <table:table-cell>
            <draw:frame table:end-cell-address="'MELTING 4_3'.Q20" table:end-x="1.591cm" table:end-y="0.48cm" draw:z-index="0" draw:style-name="gr1" svg:width="15.706cm" svg:height="8.285cm" svg:x="1.692cm" svg:y="0.237cm">
              <draw:object draw:notify-on-update-of-ranges="'MELTING 4_3'.C5:'MELTING 4_3'.C5 'MELTING 4_3'.C6:'MELTING 4_3'.C90 'MELTING 4_3'.B6:'MELTING 4_3'.B90 'MELTING 4_3'.D5:'MELTING 4_3'.D5 'MELTING 4_3'.D6:'MELTING 4_3'.D90 'MELTING 4_3'.B6:'MELTING 4_3'.B9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an05a.nn </text:p>
          </table:table-cell>
          <table:table-cell office:value-type="string">
            <text:p><text:s/>TmExp 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san05a.nn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san05a.nn </text:p>
          </table:table-cell>
          <table:table-cell table:number-columns-repeated="2"/>
        </table:table-row>
        <table:table-row table:style-name="ro1">
          <table:table-cell office:value-type="string">
            <text:p>CCAIGTGTIGCG/GGTCCACACCGC</text:p>
          </table:table-cell>
          <table:table-cell office:value-type="float" office:value="61.7">
            <text:p>61.7</text:p>
          </table:table-cell>
          <table:table-cell office:value-type="float" office:value="61.79">
            <text:p>61.79</text:p>
          </table:table-cell>
          <table:table-cell office:value-type="float" office:value="61.7">
            <text:p>61.7</text:p>
          </table:table-cell>
          <table:table-cell/>
          <table:table-cell table:formula="oooc:=ABS(([.C7]-[.B7])*100/[.B7])" office:value-type="float" office:value="0.145867098865472">
            <text:p>0.15</text:p>
          </table:table-cell>
          <table:table-cell table:number-columns-repeated="2"/>
          <table:table-cell table:formula="oooc:=ABS([.C7]-[.B7])" office:value-type="float" office:value="0.0899999999999963">
            <text:p>0.09</text:p>
          </table:table-cell>
          <table:table-cell table:number-columns-repeated="2"/>
        </table:table-row>
        <table:table-row table:style-name="ro1">
          <table:table-cell office:value-type="string">
            <text:p>GCACIGTCG/CGTGGCAGC</text:p>
          </table:table-cell>
          <table:table-cell office:value-type="float" office:value="41.6">
            <text:p>41.6</text:p>
          </table:table-cell>
          <table:table-cell office:value-type="float" office:value="41.29">
            <text:p>41.29</text:p>
          </table:table-cell>
          <table:table-cell office:value-type="float" office:value="41.6">
            <text:p>41.6</text:p>
          </table:table-cell>
          <table:table-cell/>
          <table:table-cell table:formula="oooc:=ABS(([.C8]-[.B8])*100/[.B8])" office:value-type="float" office:value="0.745192307692313">
            <text:p>0.75</text:p>
          </table:table-cell>
          <table:table-cell table:number-columns-repeated="2"/>
          <table:table-cell table:formula="oooc:=ABS([.C8]-[.B8])" office:value-type="float" office:value="0.310000000000002">
            <text:p>0.31</text:p>
          </table:table-cell>
          <table:table-cell table:number-columns-repeated="2"/>
        </table:table-row>
        <table:table-row table:style-name="ro1">
          <table:table-cell office:value-type="string">
            <text:p>CCAIGTGAICCG/GGTCCACTCGGC</text:p>
          </table:table-cell>
          <table:table-cell office:value-type="float" office:value="62.7">
            <text:p>62.7</text:p>
          </table:table-cell>
          <table:table-cell office:value-type="float" office:value="62.94">
            <text:p>62.94</text:p>
          </table:table-cell>
          <table:table-cell office:value-type="float" office:value="62.7">
            <text:p>62.7</text:p>
          </table:table-cell>
          <table:table-cell/>
          <table:table-cell table:formula="oooc:=ABS(([.C9]-[.B9])*100/[.B9])" office:value-type="float" office:value="0.382775119617217">
            <text:p>0.38</text:p>
          </table:table-cell>
          <table:table-cell table:number-columns-repeated="2"/>
          <table:table-cell table:formula="oooc:=ABS([.C9]-[.B9])" office:value-type="float" office:value="0.239999999999995">
            <text:p>0.24</text:p>
          </table:table-cell>
          <table:table-cell table:number-columns-repeated="2"/>
        </table:table-row>
        <table:table-row table:style-name="ro1">
          <table:table-cell office:value-type="string">
            <text:p>CCGICAAGICCG/GGCTGTTCTGGC</text:p>
          </table:table-cell>
          <table:table-cell office:value-type="float" office:value="55.6">
            <text:p>55.6</text:p>
          </table:table-cell>
          <table:table-cell office:value-type="float" office:value="57.66">
            <text:p>57.66</text:p>
          </table:table-cell>
          <table:table-cell office:value-type="float" office:value="55.6">
            <text:p>55.6</text:p>
          </table:table-cell>
          <table:table-cell/>
          <table:table-cell table:formula="oooc:=ABS(([.C10]-[.B10])*100/[.B10])" office:value-type="float" office:value="3.70503597122301">
            <text:p>3.71</text:p>
          </table:table-cell>
          <table:table-cell table:number-columns-repeated="2"/>
          <table:table-cell table:formula="oooc:=ABS([.C10]-[.B10])" office:value-type="float" office:value="2.06">
            <text:p>2.06</text:p>
          </table:table-cell>
          <table:table-cell table:number-columns-repeated="2"/>
        </table:table-row>
        <table:table-row table:style-name="ro1">
          <table:table-cell office:value-type="string">
            <text:p>CAAACAAAG/GTTTITTTC</text:p>
          </table:table-cell>
          <table:table-cell office:value-type="float" office:value="34.6">
            <text:p>34.6</text:p>
          </table:table-cell>
          <table:table-cell office:value-type="float" office:value="35.83">
            <text:p>35.83</text:p>
          </table:table-cell>
          <table:table-cell office:value-type="float" office:value="34.6">
            <text:p>34.6</text:p>
          </table:table-cell>
          <table:table-cell/>
          <table:table-cell table:formula="oooc:=ABS(([.C11]-[.B11])*100/[.B11])" office:value-type="float" office:value="3.55491329479768">
            <text:p>3.55</text:p>
          </table:table-cell>
          <table:table-cell table:number-columns-repeated="2"/>
          <table:table-cell table:formula="oooc:=ABS([.C11]-[.B11])" office:value-type="float" office:value="1.23">
            <text:p>1.23</text:p>
          </table:table-cell>
          <table:table-cell table:number-columns-repeated="2"/>
        </table:table-row>
        <table:table-row table:style-name="ro1">
          <table:table-cell office:value-type="string">
            <text:p>CCAIGTGAICCG/GGTGCACTGGGC</text:p>
          </table:table-cell>
          <table:table-cell office:value-type="float" office:value="50.5">
            <text:p>50.5</text:p>
          </table:table-cell>
          <table:table-cell office:value-type="float" office:value="51.78">
            <text:p>51.78</text:p>
          </table:table-cell>
          <table:table-cell office:value-type="float" office:value="50.5">
            <text:p>50.5</text:p>
          </table:table-cell>
          <table:table-cell/>
          <table:table-cell table:formula="oooc:=ABS(([.C12]-[.B12])*100/[.B12])" office:value-type="float" office:value="2.53465346534654">
            <text:p>2.53</text:p>
          </table:table-cell>
          <table:table-cell table:number-columns-repeated="2"/>
          <table:table-cell table:formula="oooc:=ABS([.C12]-[.B12])" office:value-type="float" office:value="1.28">
            <text:p>1.28</text:p>
          </table:table-cell>
          <table:table-cell table:number-columns-repeated="2"/>
        </table:table-row>
        <table:table-row table:style-name="ro1">
          <table:table-cell office:value-type="string">
            <text:p>CAAAIAAAG/GTTTTTTTC</text:p>
          </table:table-cell>
          <table:table-cell office:value-type="float" office:value="23.2">
            <text:p>23.2</text:p>
          </table:table-cell>
          <table:table-cell office:value-type="float" office:value="19.32">
            <text:p>19.32</text:p>
          </table:table-cell>
          <table:table-cell office:value-type="float" office:value="23.2">
            <text:p>23.2</text:p>
          </table:table-cell>
          <table:table-cell/>
          <table:table-cell table:formula="oooc:=ABS(([.C13]-[.B13])*100/[.B13])" office:value-type="float" office:value="16.7241379310345">
            <text:p>16.72</text:p>
          </table:table-cell>
          <table:table-cell table:number-columns-repeated="2"/>
          <table:table-cell table:formula="oooc:=ABS([.C13]-[.B13])" office:value-type="float" office:value="3.88">
            <text:p>3.88</text:p>
          </table:table-cell>
          <table:table-cell table:number-columns-repeated="2"/>
        </table:table-row>
        <table:table-row table:style-name="ro1">
          <table:table-cell office:value-type="string">
            <text:p>CAAAGAAAG/GTTTITTTC</text:p>
          </table:table-cell>
          <table:table-cell office:value-type="float" office:value="21.7">
            <text:p>21.7</text:p>
          </table:table-cell>
          <table:table-cell office:value-type="float" office:value="18.96">
            <text:p>18.96</text:p>
          </table:table-cell>
          <table:table-cell office:value-type="float" office:value="21.7">
            <text:p>21.7</text:p>
          </table:table-cell>
          <table:table-cell/>
          <table:table-cell table:formula="oooc:=ABS(([.C14]-[.B14])*100/[.B14])" office:value-type="float" office:value="12.6267281105991">
            <text:p>12.63</text:p>
          </table:table-cell>
          <table:table-cell table:number-columns-repeated="2"/>
          <table:table-cell table:formula="oooc:=ABS([.C14]-[.B14])" office:value-type="float" office:value="2.74">
            <text:p>2.74</text:p>
          </table:table-cell>
          <table:table-cell table:number-columns-repeated="2"/>
        </table:table-row>
        <table:table-row table:style-name="ro1">
          <table:table-cell office:value-type="string">
            <text:p>CAAAAAAAG/GTTTITTTC</text:p>
          </table:table-cell>
          <table:table-cell office:value-type="float" office:value="25.1">
            <text:p>25.1</text:p>
          </table:table-cell>
          <table:table-cell office:value-type="float" office:value="26.35">
            <text:p>26.35</text:p>
          </table:table-cell>
          <table:table-cell office:value-type="float" office:value="25.1">
            <text:p>25.1</text:p>
          </table:table-cell>
          <table:table-cell/>
          <table:table-cell table:formula="oooc:=ABS(([.C15]-[.B15])*100/[.B15])" office:value-type="float" office:value="4.9800796812749">
            <text:p>4.98</text:p>
          </table:table-cell>
          <table:table-cell table:number-columns-repeated="2"/>
          <table:table-cell table:formula="oooc:=ABS([.C15]-[.B15])" office:value-type="float" office:value="1.25">
            <text:p>1.25</text:p>
          </table:table-cell>
          <table:table-cell table:number-columns-repeated="2"/>
        </table:table-row>
        <table:table-row table:style-name="ro1">
          <table:table-cell office:value-type="string">
            <text:p>CCAIGTGAICCG/GGTACACTAGGC</text:p>
          </table:table-cell>
          <table:table-cell office:value-type="float" office:value="59.8">
            <text:p>59.8</text:p>
          </table:table-cell>
          <table:table-cell office:value-type="float" office:value="59.87">
            <text:p>59.87</text:p>
          </table:table-cell>
          <table:table-cell office:value-type="float" office:value="59.8">
            <text:p>59.8</text:p>
          </table:table-cell>
          <table:table-cell/>
          <table:table-cell table:formula="oooc:=ABS(([.C16]-[.B16])*100/[.B16])" office:value-type="float" office:value="0.117056856187291">
            <text:p>0.12</text:p>
          </table:table-cell>
          <table:table-cell table:number-columns-repeated="2"/>
          <table:table-cell table:formula="oooc:=ABS([.C16]-[.B16])" office:value-type="float" office:value="0.0700000000000003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CGCIAATTCGCG/GCGCTTAAICGC</text:p>
          </table:table-cell>
          <table:table-cell office:value-type="float" office:value="63.5">
            <text:p>63.5</text:p>
          </table:table-cell>
          <table:table-cell office:value-type="float" office:value="63.84">
            <text:p>63.84</text:p>
          </table:table-cell>
          <table:table-cell office:value-type="float" office:value="63.5">
            <text:p>63.5</text:p>
          </table:table-cell>
          <table:table-cell/>
          <table:table-cell table:formula="oooc:=ABS(([.C17]-[.B17])*100/[.B17])" office:value-type="float" office:value="0.535433070866147">
            <text:p>0.54</text:p>
          </table:table-cell>
          <table:table-cell table:number-columns-repeated="2"/>
          <table:table-cell table:formula="oooc:=ABS([.C17]-[.B17])" office:value-type="float" office:value="0.340000000000003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GAAICCTAICCG/CTTCGGATCGGC</text:p>
          </table:table-cell>
          <table:table-cell office:value-type="float" office:value="58.8">
            <text:p>58.8</text:p>
          </table:table-cell>
          <table:table-cell office:value-type="float" office:value="59.33">
            <text:p>59.33</text:p>
          </table:table-cell>
          <table:table-cell office:value-type="float" office:value="58.8">
            <text:p>58.8</text:p>
          </table:table-cell>
          <table:table-cell/>
          <table:table-cell table:formula="oooc:=ABS(([.C18]-[.B18])*100/[.B18])" office:value-type="float" office:value="0.901360544217689">
            <text:p>0.9</text:p>
          </table:table-cell>
          <table:table-cell table:number-columns-repeated="2"/>
          <table:table-cell table:formula="oooc:=ABS([.C18]-[.B18])" office:value-type="float" office:value="0.530000000000001">
            <text:p>0.53</text:p>
          </table:table-cell>
          <table:table-cell table:number-columns-repeated="2"/>
        </table:table-row>
        <table:table-row table:style-name="ro1">
          <table:table-cell office:value-type="string">
            <text:p>CGGITCAGITGC/GCCCAGTCCACG</text:p>
          </table:table-cell>
          <table:table-cell office:value-type="float" office:value="62.5">
            <text:p>62.5</text:p>
          </table:table-cell>
          <table:table-cell office:value-type="float" office:value="61.93">
            <text:p>61.93</text:p>
          </table:table-cell>
          <table:table-cell office:value-type="float" office:value="62.5">
            <text:p>62.5</text:p>
          </table:table-cell>
          <table:table-cell/>
          <table:table-cell table:formula="oooc:=ABS(([.C19]-[.B19])*100/[.B19])" office:value-type="float" office:value="0.912">
            <text:p>0.91</text:p>
          </table:table-cell>
          <table:table-cell table:number-columns-repeated="2"/>
          <table:table-cell table:formula="oooc:=ABS([.C19]-[.B19])" office:value-type="float" office:value="0.57">
            <text:p>0.57</text:p>
          </table:table-cell>
          <table:table-cell table:number-columns-repeated="2"/>
        </table:table-row>
        <table:table-row table:style-name="ro1">
          <table:table-cell office:value-type="string">
            <text:p>CGAICCAAIGGG/GCTTGGTTTCCC</text:p>
          </table:table-cell>
          <table:table-cell office:value-type="float" office:value="46.3">
            <text:p>46.3</text:p>
          </table:table-cell>
          <table:table-cell office:value-type="float" office:value="45.67">
            <text:p>45.67</text:p>
          </table:table-cell>
          <table:table-cell office:value-type="float" office:value="46.3">
            <text:p>46.3</text:p>
          </table:table-cell>
          <table:table-cell/>
          <table:table-cell table:formula="oooc:=ABS(([.C20]-[.B20])*100/[.B20])" office:value-type="float" office:value="1.36069114470841">
            <text:p>1.36</text:p>
          </table:table-cell>
          <table:table-cell table:number-columns-repeated="2"/>
          <table:table-cell table:formula="oooc:=ABS([.C20]-[.B20])" office:value-type="float" office:value="0.629999999999995">
            <text:p>0.63</text:p>
          </table:table-cell>
          <table:table-cell table:number-columns-repeated="2"/>
        </table:table-row>
        <table:table-row table:style-name="ro1">
          <table:table-cell office:value-type="string">
            <text:p>GCACIGTCG/CGTGACAGC</text:p>
          </table:table-cell>
          <table:table-cell office:value-type="float" office:value="51.1">
            <text:p>51.1</text:p>
          </table:table-cell>
          <table:table-cell office:value-type="float" office:value="51.33">
            <text:p>51.33</text:p>
          </table:table-cell>
          <table:table-cell office:value-type="float" office:value="51.1">
            <text:p>51.1</text:p>
          </table:table-cell>
          <table:table-cell/>
          <table:table-cell table:formula="oooc:=ABS(([.C21]-[.B21])*100/[.B21])" office:value-type="float" office:value="0.450097847358115">
            <text:p>0.45</text:p>
          </table:table-cell>
          <table:table-cell table:number-columns-repeated="2"/>
          <table:table-cell table:formula="oooc:=ABS([.C21]-[.B21])" office:value-type="float" office:value="0.229999999999997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CAAAIAAAG/GTTTITTTC</text:p>
          </table:table-cell>
          <table:table-cell office:value-type="float" office:value="21.4">
            <text:p>21.4</text:p>
          </table:table-cell>
          <table:table-cell office:value-type="float" office:value="20.47">
            <text:p>20.47</text:p>
          </table:table-cell>
          <table:table-cell office:value-type="float" office:value="21.4">
            <text:p>21.4</text:p>
          </table:table-cell>
          <table:table-cell/>
          <table:table-cell table:formula="oooc:=ABS(([.C22]-[.B22])*100/[.B22])" office:value-type="float" office:value="4.34579439252336">
            <text:p>4.35</text:p>
          </table:table-cell>
          <table:table-cell table:number-columns-repeated="2"/>
          <table:table-cell table:formula="oooc:=ABS([.C22]-[.B22])" office:value-type="float" office:value="0.93">
            <text:p>0.93</text:p>
          </table:table-cell>
          <table:table-cell table:number-columns-repeated="2"/>
        </table:table-row>
        <table:table-row table:style-name="ro1">
          <table:table-cell office:value-type="string">
            <text:p>GTGICTTCIGTC/CACTGAAGTCAG</text:p>
          </table:table-cell>
          <table:table-cell office:value-type="float" office:value="45.2">
            <text:p>45.2</text:p>
          </table:table-cell>
          <table:table-cell office:value-type="float" office:value="43.9">
            <text:p>43.9</text:p>
          </table:table-cell>
          <table:table-cell office:value-type="float" office:value="45.2">
            <text:p>45.2</text:p>
          </table:table-cell>
          <table:table-cell/>
          <table:table-cell table:formula="oooc:=ABS(([.C23]-[.B23])*100/[.B23])" office:value-type="float" office:value="2.87610619469027">
            <text:p>2.88</text:p>
          </table:table-cell>
          <table:table-cell table:number-columns-repeated="2"/>
          <table:table-cell table:formula="oooc:=ABS([.C23]-[.B23])" office:value-type="float" office:value="1.3">
            <text:p>1.3</text:p>
          </table:table-cell>
          <table:table-cell table:number-columns-repeated="2"/>
        </table:table-row>
        <table:table-row table:style-name="ro1">
          <table:table-cell office:value-type="string">
            <text:p>CGGICTTTIAGG/GCCIGAAAITCC</text:p>
          </table:table-cell>
          <table:table-cell office:value-type="float" office:value="35.7">
            <text:p>35.7</text:p>
          </table:table-cell>
          <table:table-cell office:value-type="float" office:value="39.79">
            <text:p>39.79</text:p>
          </table:table-cell>
          <table:table-cell office:value-type="float" office:value="35.7">
            <text:p>35.7</text:p>
          </table:table-cell>
          <table:table-cell/>
          <table:table-cell table:formula="oooc:=ABS(([.C24]-[.B24])*100/[.B24])" office:value-type="float" office:value="11.4565826330532">
            <text:p>11.46</text:p>
          </table:table-cell>
          <table:table-cell table:number-columns-repeated="2"/>
          <table:table-cell table:formula="oooc:=ABS([.C24]-[.B24])" office:value-type="float" office:value="4.09">
            <text:p>4.09</text:p>
          </table:table-cell>
          <table:table-cell table:number-columns-repeated="2"/>
        </table:table-row>
        <table:table-row table:style-name="ro1">
          <table:table-cell office:value-type="string">
            <text:p>CGCIGAACIGGC/GCGTCTTGTCCG</text:p>
          </table:table-cell>
          <table:table-cell office:value-type="float" office:value="54">
            <text:p>54</text:p>
          </table:table-cell>
          <table:table-cell office:value-type="float" office:value="54.65">
            <text:p>54.65</text:p>
          </table:table-cell>
          <table:table-cell office:value-type="float" office:value="54">
            <text:p>54</text:p>
          </table:table-cell>
          <table:table-cell/>
          <table:table-cell table:formula="oooc:=ABS(([.C25]-[.B25])*100/[.B25])" office:value-type="float" office:value="1.2037037037037">
            <text:p>1.2</text:p>
          </table:table-cell>
          <table:table-cell table:number-columns-repeated="2"/>
          <table:table-cell table:formula="oooc:=ABS([.C25]-[.B25])" office:value-type="float" office:value="0.649999999999999">
            <text:p>0.65</text:p>
          </table:table-cell>
          <table:table-cell table:number-columns-repeated="2"/>
        </table:table-row>
        <table:table-row table:style-name="ro1">
          <table:table-cell office:value-type="string">
            <text:p>CGAITCCAITCC/GCTGAGGTGAGG</text:p>
          </table:table-cell>
          <table:table-cell office:value-type="float" office:value="43.7">
            <text:p>43.7</text:p>
          </table:table-cell>
          <table:table-cell office:value-type="float" office:value="43.6">
            <text:p>43.6</text:p>
          </table:table-cell>
          <table:table-cell office:value-type="float" office:value="43.7">
            <text:p>43.7</text:p>
          </table:table-cell>
          <table:table-cell/>
          <table:table-cell table:formula="oooc:=ABS(([.C26]-[.B26])*100/[.B26])" office:value-type="float" office:value="0.228832951945083">
            <text:p>0.23</text:p>
          </table:table-cell>
          <table:table-cell table:number-columns-repeated="2"/>
          <table:table-cell table:formula="oooc:=ABS([.C26]-[.B26])" office:value-type="float" office:value="0.100000000000001">
            <text:p>0.1</text:p>
          </table:table-cell>
          <table:table-cell table:number-columns-repeated="2"/>
        </table:table-row>
        <table:table-row table:style-name="ro1">
          <table:table-cell office:value-type="string">
            <text:p>CCTIGTGTICCG/GGACCACACGGC</text:p>
          </table:table-cell>
          <table:table-cell office:value-type="float" office:value="60.5">
            <text:p>60.5</text:p>
          </table:table-cell>
          <table:table-cell office:value-type="float" office:value="60.77">
            <text:p>60.77</text:p>
          </table:table-cell>
          <table:table-cell office:value-type="float" office:value="60.5">
            <text:p>60.5</text:p>
          </table:table-cell>
          <table:table-cell/>
          <table:table-cell table:formula="oooc:=ABS(([.C27]-[.B27])*100/[.B27])" office:value-type="float" office:value="0.446280991735542">
            <text:p>0.45</text:p>
          </table:table-cell>
          <table:table-cell table:number-columns-repeated="2"/>
          <table:table-cell table:formula="oooc:=ABS([.C27]-[.B27])" office:value-type="float" office:value="0.270000000000003">
            <text:p>0.27</text:p>
          </table:table-cell>
          <table:table-cell table:number-columns-repeated="2"/>
        </table:table-row>
        <table:table-row table:style-name="ro1">
          <table:table-cell office:value-type="string">
            <text:p>CGAITCCAITCC/GCTIAGGTIAGG</text:p>
          </table:table-cell>
          <table:table-cell office:value-type="float" office:value="41.2">
            <text:p>41.2</text:p>
          </table:table-cell>
          <table:table-cell office:value-type="float" office:value="42.18">
            <text:p>42.18</text:p>
          </table:table-cell>
          <table:table-cell office:value-type="float" office:value="41.2">
            <text:p>41.2</text:p>
          </table:table-cell>
          <table:table-cell/>
          <table:table-cell table:formula="oooc:=ABS(([.C28]-[.B28])*100/[.B28])" office:value-type="float" office:value="2.37864077669902">
            <text:p>2.38</text:p>
          </table:table-cell>
          <table:table-cell table:number-columns-repeated="2"/>
          <table:table-cell table:formula="oooc:=ABS([.C28]-[.B28])" office:value-type="float" office:value="0.979999999999997">
            <text:p>0.98</text:p>
          </table:table-cell>
          <table:table-cell table:number-columns-repeated="2"/>
        </table:table-row>
        <table:table-row table:style-name="ro1">
          <table:table-cell office:value-type="string">
            <text:p>CGCIAATTGGCG/GCGGTTAAICGC</text:p>
          </table:table-cell>
          <table:table-cell office:value-type="float" office:value="36.5">
            <text:p>36.5</text:p>
          </table:table-cell>
          <table:table-cell office:value-type="float" office:value="42.73">
            <text:p>42.73</text:p>
          </table:table-cell>
          <table:table-cell office:value-type="float" office:value="36.5">
            <text:p>36.5</text:p>
          </table:table-cell>
          <table:table-cell/>
          <table:table-cell table:formula="oooc:=ABS(([.C29]-[.B29])*100/[.B29])" office:value-type="float" office:value="17.0684931506849">
            <text:p>17.07</text:p>
          </table:table-cell>
          <table:table-cell table:number-columns-repeated="2"/>
          <table:table-cell table:formula="oooc:=ABS([.C29]-[.B29])" office:value-type="float" office:value="6.23">
            <text:p>6.23</text:p>
          </table:table-cell>
          <table:table-cell table:number-columns-repeated="2"/>
        </table:table-row>
        <table:table-row table:style-name="ro1">
          <table:table-cell office:value-type="string">
            <text:p>CGAITCCAITCC/GCTAAGGTAAGG</text:p>
          </table:table-cell>
          <table:table-cell office:value-type="float" office:value="51.9">
            <text:p>51.9</text:p>
          </table:table-cell>
          <table:table-cell office:value-type="float" office:value="52.27">
            <text:p>52.27</text:p>
          </table:table-cell>
          <table:table-cell office:value-type="float" office:value="51.9">
            <text:p>51.9</text:p>
          </table:table-cell>
          <table:table-cell/>
          <table:table-cell table:formula="oooc:=ABS(([.C30]-[.B30])*100/[.B30])" office:value-type="float" office:value="0.712909441233149">
            <text:p>0.71</text:p>
          </table:table-cell>
          <table:table-cell table:number-columns-repeated="2"/>
          <table:table-cell table:formula="oooc:=ABS([.C30]-[.B30])" office:value-type="float" office:value="0.370000000000005">
            <text:p>0.37</text:p>
          </table:table-cell>
          <table:table-cell table:number-columns-repeated="2"/>
        </table:table-row>
        <table:table-row table:style-name="ro1">
          <table:table-cell office:value-type="string">
            <text:p>CGAITCCTIACC/GCTIAGGAITGG</text:p>
          </table:table-cell>
          <table:table-cell office:value-type="float" office:value="36.2">
            <text:p>36.2</text:p>
          </table:table-cell>
          <table:table-cell office:value-type="float" office:value="38.49">
            <text:p>38.49</text:p>
          </table:table-cell>
          <table:table-cell office:value-type="float" office:value="36.2">
            <text:p>36.2</text:p>
          </table:table-cell>
          <table:table-cell/>
          <table:table-cell table:formula="oooc:=ABS(([.C31]-[.B31])*100/[.B31])" office:value-type="float" office:value="6.32596685082873">
            <text:p>6.33</text:p>
          </table:table-cell>
          <table:table-cell table:number-columns-repeated="2"/>
          <table:table-cell table:formula="oooc:=ABS([.C31]-[.B31])" office:value-type="float" office:value="2.29">
            <text:p>2.29</text:p>
          </table:table-cell>
          <table:table-cell table:number-columns-repeated="2"/>
        </table:table-row>
        <table:table-row table:style-name="ro1">
          <table:table-cell office:value-type="string">
            <text:p>GCAGIGTCG/CGTCTCAGC</text:p>
          </table:table-cell>
          <table:table-cell office:value-type="float" office:value="43.7">
            <text:p>43.7</text:p>
          </table:table-cell>
          <table:table-cell office:value-type="float" office:value="43.99">
            <text:p>43.99</text:p>
          </table:table-cell>
          <table:table-cell office:value-type="float" office:value="43.7">
            <text:p>43.7</text:p>
          </table:table-cell>
          <table:table-cell/>
          <table:table-cell table:formula="oooc:=ABS(([.C32]-[.B32])*100/[.B32])" office:value-type="float" office:value="0.66361556064073">
            <text:p>0.66</text:p>
          </table:table-cell>
          <table:table-cell table:number-columns-repeated="2"/>
          <table:table-cell table:formula="oooc:=ABS([.C32]-[.B32])" office:value-type="float" office:value="0.289999999999999">
            <text:p>0.29</text:p>
          </table:table-cell>
          <table:table-cell table:number-columns-repeated="2"/>
        </table:table-row>
        <table:table-row table:style-name="ro1">
          <table:table-cell office:value-type="string">
            <text:p>CAAAIAAAG/GTTTCTTTC</text:p>
          </table:table-cell>
          <table:table-cell office:value-type="float" office:value="36.9">
            <text:p>36.9</text:p>
          </table:table-cell>
          <table:table-cell office:value-type="float" office:value="36.59">
            <text:p>36.59</text:p>
          </table:table-cell>
          <table:table-cell office:value-type="float" office:value="36.9">
            <text:p>36.9</text:p>
          </table:table-cell>
          <table:table-cell/>
          <table:table-cell table:formula="oooc:=ABS(([.C33]-[.B33])*100/[.B33])" office:value-type="float" office:value="0.840108401083998">
            <text:p>0.84</text:p>
          </table:table-cell>
          <table:table-cell table:number-columns-repeated="2"/>
          <table:table-cell table:formula="oooc:=ABS([.C33]-[.B33])" office:value-type="float" office:value="0.309999999999995">
            <text:p>0.31</text:p>
          </table:table-cell>
          <table:table-cell table:number-columns-repeated="2"/>
        </table:table-row>
        <table:table-row table:style-name="ro1">
          <table:table-cell office:value-type="string">
            <text:p>CCTIGTGTICCG/GGAGCACAGGGC</text:p>
          </table:table-cell>
          <table:table-cell office:value-type="float" office:value="43.8">
            <text:p>43.8</text:p>
          </table:table-cell>
          <table:table-cell office:value-type="float" office:value="45.57">
            <text:p>45.57</text:p>
          </table:table-cell>
          <table:table-cell office:value-type="float" office:value="43.8">
            <text:p>43.8</text:p>
          </table:table-cell>
          <table:table-cell/>
          <table:table-cell table:formula="oooc:=ABS(([.C34]-[.B34])*100/[.B34])" office:value-type="float" office:value="4.04109589041097">
            <text:p>4.04</text:p>
          </table:table-cell>
          <table:table-cell table:number-columns-repeated="2"/>
          <table:table-cell table:formula="oooc:=ABS([.C34]-[.B34])" office:value-type="float" office:value="1.77">
            <text:p>1.77</text:p>
          </table:table-cell>
          <table:table-cell table:number-columns-repeated="2"/>
        </table:table-row>
        <table:table-row table:style-name="ro1">
          <table:table-cell office:value-type="string">
            <text:p>CGAITCCAITCC/GCTCAGGTCAGG</text:p>
          </table:table-cell>
          <table:table-cell office:value-type="float" office:value="59.5">
            <text:p>59.5</text:p>
          </table:table-cell>
          <table:table-cell office:value-type="float" office:value="60.12">
            <text:p>60.12</text:p>
          </table:table-cell>
          <table:table-cell office:value-type="float" office:value="59.5">
            <text:p>59.5</text:p>
          </table:table-cell>
          <table:table-cell/>
          <table:table-cell table:formula="oooc:=ABS(([.C35]-[.B35])*100/[.B35])" office:value-type="float" office:value="1.04201680672268">
            <text:p>1.04</text:p>
          </table:table-cell>
          <table:table-cell table:number-columns-repeated="2"/>
          <table:table-cell table:formula="oooc:=ABS([.C35]-[.B35])" office:value-type="float" office:value="0.619999999999997">
            <text:p>0.62</text:p>
          </table:table-cell>
          <table:table-cell table:number-columns-repeated="2"/>
        </table:table-row>
        <table:table-row table:style-name="ro1">
          <table:table-cell office:value-type="string">
            <text:p>CGAITCCTIACC/GCTCAGGACTGG</text:p>
          </table:table-cell>
          <table:table-cell office:value-type="float" office:value="56.8">
            <text:p>56.8</text:p>
          </table:table-cell>
          <table:table-cell office:value-type="float" office:value="58.72">
            <text:p>58.72</text:p>
          </table:table-cell>
          <table:table-cell office:value-type="float" office:value="56.8">
            <text:p>56.8</text:p>
          </table:table-cell>
          <table:table-cell/>
          <table:table-cell table:formula="oooc:=ABS(([.C36]-[.B36])*100/[.B36])" office:value-type="float" office:value="3.38028169014085">
            <text:p>3.38</text:p>
          </table:table-cell>
          <table:table-cell table:number-columns-repeated="2"/>
          <table:table-cell table:formula="oooc:=ABS([.C36]-[.B36])" office:value-type="float" office:value="1.92">
            <text:p>1.92</text:p>
          </table:table-cell>
          <table:table-cell table:number-columns-repeated="2"/>
        </table:table-row>
        <table:table-row table:style-name="ro1">
          <table:table-cell office:value-type="string">
            <text:p>CCTIGTGTICCG/GGAACACAAGGC</text:p>
          </table:table-cell>
          <table:table-cell office:value-type="float" office:value="56.1">
            <text:p>56.1</text:p>
          </table:table-cell>
          <table:table-cell office:value-type="float" office:value="57.38">
            <text:p>57.38</text:p>
          </table:table-cell>
          <table:table-cell office:value-type="float" office:value="56.1">
            <text:p>56.1</text:p>
          </table:table-cell>
          <table:table-cell/>
          <table:table-cell table:formula="oooc:=ABS(([.C37]-[.B37])*100/[.B37])" office:value-type="float" office:value="2.28163992869875">
            <text:p>2.28</text:p>
          </table:table-cell>
          <table:table-cell table:number-columns-repeated="2"/>
          <table:table-cell table:formula="oooc:=ABS([.C37]-[.B37])" office:value-type="float" office:value="1.28">
            <text:p>1.28</text:p>
          </table:table-cell>
          <table:table-cell table:number-columns-repeated="2"/>
        </table:table-row>
        <table:table-row table:style-name="ro1">
          <table:table-cell office:value-type="string">
            <text:p>GCATIATCG/CGTATTAGC</text:p>
          </table:table-cell>
          <table:table-cell office:value-type="float" office:value="35.8">
            <text:p>35.8</text:p>
          </table:table-cell>
          <table:table-cell office:value-type="float" office:value="34.86">
            <text:p>34.86</text:p>
          </table:table-cell>
          <table:table-cell office:value-type="float" office:value="35.8">
            <text:p>35.8</text:p>
          </table:table-cell>
          <table:table-cell/>
          <table:table-cell table:formula="oooc:=ABS(([.C38]-[.B38])*100/[.B38])" office:value-type="float" office:value="2.62569832402234">
            <text:p>2.63</text:p>
          </table:table-cell>
          <table:table-cell table:number-columns-repeated="2"/>
          <table:table-cell table:formula="oooc:=ABS([.C38]-[.B38])" office:value-type="float" office:value="0.939999999999998">
            <text:p>0.94</text:p>
          </table:table-cell>
          <table:table-cell table:number-columns-repeated="2"/>
        </table:table-row>
        <table:table-row table:style-name="ro1">
          <table:table-cell office:value-type="string">
            <text:p>CCAITTGCIACG/GGTTAACGTTGC</text:p>
          </table:table-cell>
          <table:table-cell office:value-type="float" office:value="44.3">
            <text:p>44.3</text:p>
          </table:table-cell>
          <table:table-cell office:value-type="float" office:value="48.01">
            <text:p>48.01</text:p>
          </table:table-cell>
          <table:table-cell office:value-type="float" office:value="44.3">
            <text:p>44.3</text:p>
          </table:table-cell>
          <table:table-cell/>
          <table:table-cell table:formula="oooc:=ABS(([.C39]-[.B39])*100/[.B39])" office:value-type="float" office:value="8.37471783295711">
            <text:p>8.37</text:p>
          </table:table-cell>
          <table:table-cell table:number-columns-repeated="2"/>
          <table:table-cell table:formula="oooc:=ABS([.C39]-[.B39])" office:value-type="float" office:value="3.71">
            <text:p>3.71</text:p>
          </table:table-cell>
          <table:table-cell table:number-columns-repeated="2"/>
        </table:table-row>
        <table:table-row table:style-name="ro1">
          <table:table-cell office:value-type="string">
            <text:p>CGCIAATTTGCG/GCGTTTAAICGC</text:p>
          </table:table-cell>
          <table:table-cell office:value-type="float" office:value="48.6">
            <text:p>48.6</text:p>
          </table:table-cell>
          <table:table-cell office:value-type="float" office:value="49.84">
            <text:p>49.84</text:p>
          </table:table-cell>
          <table:table-cell office:value-type="float" office:value="48.6">
            <text:p>48.6</text:p>
          </table:table-cell>
          <table:table-cell/>
          <table:table-cell table:formula="oooc:=ABS(([.C40]-[.B40])*100/[.B40])" office:value-type="float" office:value="2.55144032921811">
            <text:p>2.55</text:p>
          </table:table-cell>
          <table:table-cell table:number-columns-repeated="2"/>
          <table:table-cell table:formula="oooc:=ABS([.C40]-[.B40])" office:value-type="float" office:value="1.24">
            <text:p>1.24</text:p>
          </table:table-cell>
          <table:table-cell table:number-columns-repeated="2"/>
        </table:table-row>
        <table:table-row table:style-name="ro1">
          <table:table-cell office:value-type="string">
            <text:p>CGAITCCTIACC/GCTGAGGAGTGG</text:p>
          </table:table-cell>
          <table:table-cell office:value-type="float" office:value="39">
            <text:p>39</text:p>
          </table:table-cell>
          <table:table-cell office:value-type="float" office:value="40.08">
            <text:p>40.08</text:p>
          </table:table-cell>
          <table:table-cell office:value-type="float" office:value="39">
            <text:p>39</text:p>
          </table:table-cell>
          <table:table-cell/>
          <table:table-cell table:formula="oooc:=ABS(([.C41]-[.B41])*100/[.B41])" office:value-type="float" office:value="2.76923076923076">
            <text:p>2.77</text:p>
          </table:table-cell>
          <table:table-cell table:number-columns-repeated="2"/>
          <table:table-cell table:formula="oooc:=ABS([.C41]-[.B41])" office:value-type="float" office:value="1.08">
            <text:p>1.08</text:p>
          </table:table-cell>
          <table:table-cell table:number-columns-repeated="2"/>
        </table:table-row>
        <table:table-row table:style-name="ro1">
          <table:table-cell office:value-type="string">
            <text:p>CCAIGTGTIGCG/GGTTCACATCGC</text:p>
          </table:table-cell>
          <table:table-cell office:value-type="float" office:value="50.2">
            <text:p>50.2</text:p>
          </table:table-cell>
          <table:table-cell office:value-type="float" office:value="45.12">
            <text:p>45.12</text:p>
          </table:table-cell>
          <table:table-cell office:value-type="float" office:value="50.2">
            <text:p>50.2</text:p>
          </table:table-cell>
          <table:table-cell/>
          <table:table-cell table:formula="oooc:=ABS(([.C42]-[.B42])*100/[.B42])" office:value-type="float" office:value="10.1195219123506">
            <text:p>10.12</text:p>
          </table:table-cell>
          <table:table-cell table:number-columns-repeated="2"/>
          <table:table-cell table:formula="oooc:=ABS([.C42]-[.B42])" office:value-type="float" office:value="5.08000000000001">
            <text:p>5.08</text:p>
          </table:table-cell>
          <table:table-cell table:number-columns-repeated="2"/>
        </table:table-row>
        <table:table-row table:style-name="ro1">
          <table:table-cell office:value-type="string">
            <text:p>GCAAICTCG/CGTTAGAGC</text:p>
          </table:table-cell>
          <table:table-cell office:value-type="float" office:value="50.1">
            <text:p>50.1</text:p>
          </table:table-cell>
          <table:table-cell office:value-type="float" office:value="50.64">
            <text:p>50.64</text:p>
          </table:table-cell>
          <table:table-cell office:value-type="float" office:value="50.1">
            <text:p>50.1</text:p>
          </table:table-cell>
          <table:table-cell/>
          <table:table-cell table:formula="oooc:=ABS(([.C43]-[.B43])*100/[.B43])" office:value-type="float" office:value="1.07784431137724">
            <text:p>1.08</text:p>
          </table:table-cell>
          <table:table-cell table:number-columns-repeated="2"/>
          <table:table-cell table:formula="oooc:=ABS([.C43]-[.B43])" office:value-type="float" office:value="0.539999999999999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GAAGIACGIAGG/CTTCCTGCCTCC</text:p>
          </table:table-cell>
          <table:table-cell office:value-type="float" office:value="54.7">
            <text:p>54.7</text:p>
          </table:table-cell>
          <table:table-cell office:value-type="float" office:value="56.35">
            <text:p>56.35</text:p>
          </table:table-cell>
          <table:table-cell office:value-type="float" office:value="54.7">
            <text:p>54.7</text:p>
          </table:table-cell>
          <table:table-cell/>
          <table:table-cell table:formula="oooc:=ABS(([.C44]-[.B44])*100/[.B44])" office:value-type="float" office:value="3.01645338208409">
            <text:p>3.02</text:p>
          </table:table-cell>
          <table:table-cell table:number-columns-repeated="2"/>
          <table:table-cell table:formula="oooc:=ABS([.C44]-[.B44])" office:value-type="float" office:value="1.65">
            <text:p>1.65</text:p>
          </table:table-cell>
          <table:table-cell table:number-columns-repeated="2"/>
        </table:table-row>
        <table:table-row table:style-name="ro1">
          <table:table-cell office:value-type="string">
            <text:p>GAAGIACGIAGG/CTTCGTGCGTCC</text:p>
          </table:table-cell>
          <table:table-cell office:value-type="float" office:value="41.8">
            <text:p>41.8</text:p>
          </table:table-cell>
          <table:table-cell office:value-type="float" office:value="40.83">
            <text:p>40.83</text:p>
          </table:table-cell>
          <table:table-cell office:value-type="float" office:value="41.8">
            <text:p>41.8</text:p>
          </table:table-cell>
          <table:table-cell/>
          <table:table-cell table:formula="oooc:=ABS(([.C45]-[.B45])*100/[.B45])" office:value-type="float" office:value="2.32057416267942">
            <text:p>2.32</text:p>
          </table:table-cell>
          <table:table-cell table:number-columns-repeated="2"/>
          <table:table-cell table:formula="oooc:=ABS([.C45]-[.B45])" office:value-type="float" office:value="0.969999999999999">
            <text:p>0.97</text:p>
          </table:table-cell>
          <table:table-cell table:number-columns-repeated="2"/>
        </table:table-row>
        <table:table-row table:style-name="ro1">
          <table:table-cell office:value-type="string">
            <text:p>CGAITCCTIACC/GCTAAGGAATGG</text:p>
          </table:table-cell>
          <table:table-cell office:value-type="float" office:value="49.3">
            <text:p>49.3</text:p>
          </table:table-cell>
          <table:table-cell office:value-type="float" office:value="50.17">
            <text:p>50.17</text:p>
          </table:table-cell>
          <table:table-cell office:value-type="float" office:value="49.3">
            <text:p>49.3</text:p>
          </table:table-cell>
          <table:table-cell/>
          <table:table-cell table:formula="oooc:=ABS(([.C46]-[.B46])*100/[.B46])" office:value-type="float" office:value="1.76470588235295">
            <text:p>1.76</text:p>
          </table:table-cell>
          <table:table-cell table:number-columns-repeated="2"/>
          <table:table-cell table:formula="oooc:=ABS([.C46]-[.B46])" office:value-type="float" office:value="0.870000000000004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GCATIATCG/CGTAITAGC</text:p>
          </table:table-cell>
          <table:table-cell office:value-type="float" office:value="31.5">
            <text:p>31.5</text:p>
          </table:table-cell>
          <table:table-cell office:value-type="float" office:value="30.01">
            <text:p>30.01</text:p>
          </table:table-cell>
          <table:table-cell office:value-type="float" office:value="31.5">
            <text:p>31.5</text:p>
          </table:table-cell>
          <table:table-cell/>
          <table:table-cell table:formula="oooc:=ABS(([.C47]-[.B47])*100/[.B47])" office:value-type="float" office:value="4.73015873015872">
            <text:p>4.73</text:p>
          </table:table-cell>
          <table:table-cell table:number-columns-repeated="2"/>
          <table:table-cell table:formula="oooc:=ABS([.C47]-[.B47])" office:value-type="float" office:value="1.49">
            <text:p>1.49</text:p>
          </table:table-cell>
          <table:table-cell table:number-columns-repeated="2"/>
        </table:table-row>
        <table:table-row table:style-name="ro1">
          <table:table-cell office:value-type="string">
            <text:p>CGCIAATTAGCG/GCGATTAAICGC</text:p>
          </table:table-cell>
          <table:table-cell office:value-type="float" office:value="54.5">
            <text:p>54.5</text:p>
          </table:table-cell>
          <table:table-cell office:value-type="float" office:value="54.71">
            <text:p>54.71</text:p>
          </table:table-cell>
          <table:table-cell office:value-type="float" office:value="54.5">
            <text:p>54.5</text:p>
          </table:table-cell>
          <table:table-cell/>
          <table:table-cell table:formula="oooc:=ABS(([.C48]-[.B48])*100/[.B48])" office:value-type="float" office:value="0.385321100917433">
            <text:p>0.39</text:p>
          </table:table-cell>
          <table:table-cell table:number-columns-repeated="2"/>
          <table:table-cell table:formula="oooc:=ABS([.C48]-[.B48])" office:value-type="float" office:value="0.210000000000001">
            <text:p>0.21</text:p>
          </table:table-cell>
          <table:table-cell table:number-columns-repeated="2"/>
        </table:table-row>
        <table:table-row table:style-name="ro1">
          <table:table-cell office:value-type="string">
            <text:p>CCGICTGTIGCG/GGCGGACAGCGC</text:p>
          </table:table-cell>
          <table:table-cell office:value-type="float" office:value="51.5">
            <text:p>51.5</text:p>
          </table:table-cell>
          <table:table-cell office:value-type="float" office:value="54.81">
            <text:p>54.81</text:p>
          </table:table-cell>
          <table:table-cell office:value-type="float" office:value="51.5">
            <text:p>51.5</text:p>
          </table:table-cell>
          <table:table-cell/>
          <table:table-cell table:formula="oooc:=ABS(([.C49]-[.B49])*100/[.B49])" office:value-type="float" office:value="6.42718446601942">
            <text:p>6.43</text:p>
          </table:table-cell>
          <table:table-cell table:number-columns-repeated="2"/>
          <table:table-cell table:formula="oooc:=ABS([.C49]-[.B49])" office:value-type="float" office:value="3.31">
            <text:p>3.31</text:p>
          </table:table-cell>
          <table:table-cell table:number-columns-repeated="2"/>
        </table:table-row>
        <table:table-row table:style-name="ro1">
          <table:table-cell office:value-type="string">
            <text:p>GAAGIACGIAGG/CTTCITGCITCC</text:p>
          </table:table-cell>
          <table:table-cell office:value-type="float" office:value="39.2">
            <text:p>39.2</text:p>
          </table:table-cell>
          <table:table-cell office:value-type="float" office:value="39.36">
            <text:p>39.36</text:p>
          </table:table-cell>
          <table:table-cell office:value-type="float" office:value="39.2">
            <text:p>39.2</text:p>
          </table:table-cell>
          <table:table-cell/>
          <table:table-cell table:formula="oooc:=ABS(([.C50]-[.B50])*100/[.B50])" office:value-type="float" office:value="0.408163265306114">
            <text:p>0.41</text:p>
          </table:table-cell>
          <table:table-cell table:number-columns-repeated="2"/>
          <table:table-cell table:formula="oooc:=ABS([.C50]-[.B50])" office:value-type="float" office:value="0.159999999999997">
            <text:p>0.16</text:p>
          </table:table-cell>
          <table:table-cell table:number-columns-repeated="2"/>
        </table:table-row>
        <table:table-row table:style-name="ro1">
          <table:table-cell office:value-type="string">
            <text:p>GAAGIACGIAGG/CTTCATGCATCC</text:p>
          </table:table-cell>
          <table:table-cell office:value-type="float" office:value="53.6">
            <text:p>53.6</text:p>
          </table:table-cell>
          <table:table-cell office:value-type="float" office:value="54.69">
            <text:p>54.69</text:p>
          </table:table-cell>
          <table:table-cell office:value-type="float" office:value="53.6">
            <text:p>53.6</text:p>
          </table:table-cell>
          <table:table-cell/>
          <table:table-cell table:formula="oooc:=ABS(([.C51]-[.B51])*100/[.B51])" office:value-type="float" office:value="2.03358208955223">
            <text:p>2.03</text:p>
          </table:table-cell>
          <table:table-cell table:number-columns-repeated="2"/>
          <table:table-cell table:formula="oooc:=ABS([.C51]-[.B51])" office:value-type="float" office:value="1.09">
            <text:p>1.09</text:p>
          </table:table-cell>
          <table:table-cell table:number-columns-repeated="2"/>
        </table:table-row>
        <table:table-row table:style-name="ro1">
          <table:table-cell office:value-type="string">
            <text:p>CCGICTGTIGCG/GGCAGACAACGC</text:p>
          </table:table-cell>
          <table:table-cell office:value-type="float" office:value="65.4">
            <text:p>65.4</text:p>
          </table:table-cell>
          <table:table-cell office:value-type="float" office:value="65.16">
            <text:p>65.16</text:p>
          </table:table-cell>
          <table:table-cell office:value-type="float" office:value="65.4">
            <text:p>65.4</text:p>
          </table:table-cell>
          <table:table-cell/>
          <table:table-cell table:formula="oooc:=ABS(([.C52]-[.B52])*100/[.B52])" office:value-type="float" office:value="0.366972477064234">
            <text:p>0.37</text:p>
          </table:table-cell>
          <table:table-cell table:number-columns-repeated="2"/>
          <table:table-cell table:formula="oooc:=ABS([.C52]-[.B52])" office:value-type="float" office:value="0.240000000000009">
            <text:p>0.24</text:p>
          </table:table-cell>
          <table:table-cell table:number-columns-repeated="2"/>
        </table:table-row>
        <table:table-row table:style-name="ro1">
          <table:table-cell office:value-type="string">
            <text:p>CGTIACCTIACC/GCAGTGGAGTGG</text:p>
          </table:table-cell>
          <table:table-cell office:value-type="float" office:value="35.2">
            <text:p>35.2</text:p>
          </table:table-cell>
          <table:table-cell office:value-type="float" office:value="37.74">
            <text:p>37.74</text:p>
          </table:table-cell>
          <table:table-cell office:value-type="float" office:value="35.2">
            <text:p>35.2</text:p>
          </table:table-cell>
          <table:table-cell/>
          <table:table-cell table:formula="oooc:=ABS(([.C53]-[.B53])*100/[.B53])" office:value-type="float" office:value="7.21590909090909">
            <text:p>7.22</text:p>
          </table:table-cell>
          <table:table-cell table:number-columns-repeated="2"/>
          <table:table-cell table:formula="oooc:=ABS([.C53]-[.B53])" office:value-type="float" office:value="2.54">
            <text:p>2.54</text:p>
          </table:table-cell>
          <table:table-cell table:number-columns-repeated="2"/>
        </table:table-row>
        <table:table-row table:style-name="ro1">
          <table:table-cell office:value-type="string">
            <text:p>CCGICTGTIGCG/GGCCGACACCGC</text:p>
          </table:table-cell>
          <table:table-cell office:value-type="float" office:value="64.9">
            <text:p>64.9</text:p>
          </table:table-cell>
          <table:table-cell office:value-type="float" office:value="65.41">
            <text:p>65.41</text:p>
          </table:table-cell>
          <table:table-cell office:value-type="float" office:value="64.9">
            <text:p>64.9</text:p>
          </table:table-cell>
          <table:table-cell/>
          <table:table-cell table:formula="oooc:=ABS(([.C54]-[.B54])*100/[.B54])" office:value-type="float" office:value="0.785824345146365">
            <text:p>0.79</text:p>
          </table:table-cell>
          <table:table-cell table:number-columns-repeated="2"/>
          <table:table-cell table:formula="oooc:=ABS([.C54]-[.B54])" office:value-type="float" office:value="0.509999999999991">
            <text:p>0.51</text:p>
          </table:table-cell>
          <table:table-cell table:number-columns-repeated="2"/>
        </table:table-row>
        <table:table-row table:style-name="ro1">
          <table:table-cell office:value-type="string">
            <text:p>CGTIACCTIACC/GCAATGGAATGG</text:p>
          </table:table-cell>
          <table:table-cell office:value-type="float" office:value="48">
            <text:p>48</text:p>
          </table:table-cell>
          <table:table-cell office:value-type="float" office:value="49.17">
            <text:p>49.17</text:p>
          </table:table-cell>
          <table:table-cell office:value-type="float" office:value="48">
            <text:p>48</text:p>
          </table:table-cell>
          <table:table-cell/>
          <table:table-cell table:formula="oooc:=ABS(([.C55]-[.B55])*100/[.B55])" office:value-type="float" office:value="2.4375">
            <text:p>2.44</text:p>
          </table:table-cell>
          <table:table-cell table:number-columns-repeated="2"/>
          <table:table-cell table:formula="oooc:=ABS([.C55]-[.B55])" office:value-type="float" office:value="1.17">
            <text:p>1.17</text:p>
          </table:table-cell>
          <table:table-cell table:number-columns-repeated="2"/>
        </table:table-row>
        <table:table-row table:style-name="ro1">
          <table:table-cell office:value-type="string">
            <text:p>CAAAIAAAG/GTTTGTTTC</text:p>
          </table:table-cell>
          <table:table-cell office:value-type="float" office:value="25.2">
            <text:p>25.2</text:p>
          </table:table-cell>
          <table:table-cell office:value-type="float" office:value="23.48">
            <text:p>23.48</text:p>
          </table:table-cell>
          <table:table-cell office:value-type="float" office:value="25.2">
            <text:p>25.2</text:p>
          </table:table-cell>
          <table:table-cell/>
          <table:table-cell table:formula="oooc:=ABS(([.C56]-[.B56])*100/[.B56])" office:value-type="float" office:value="6.82539682539682">
            <text:p>6.83</text:p>
          </table:table-cell>
          <table:table-cell table:number-columns-repeated="2"/>
          <table:table-cell table:formula="oooc:=ABS([.C56]-[.B56])" office:value-type="float" office:value="1.72">
            <text:p>1.72</text:p>
          </table:table-cell>
          <table:table-cell table:number-columns-repeated="2"/>
        </table:table-row>
        <table:table-row table:style-name="ro1">
          <table:table-cell office:value-type="string">
            <text:p>CCAICTGTICCG/GGTAGACAAGGC</text:p>
          </table:table-cell>
          <table:table-cell office:value-type="float" office:value="60">
            <text:p>60</text:p>
          </table:table-cell>
          <table:table-cell office:value-type="float" office:value="60.76">
            <text:p>60.76</text:p>
          </table:table-cell>
          <table:table-cell office:value-type="float" office:value="60">
            <text:p>60</text:p>
          </table:table-cell>
          <table:table-cell/>
          <table:table-cell table:formula="oooc:=ABS(([.C57]-[.B57])*100/[.B57])" office:value-type="float" office:value="1.26666666666666">
            <text:p>1.27</text:p>
          </table:table-cell>
          <table:table-cell table:number-columns-repeated="2"/>
          <table:table-cell table:formula="oooc:=ABS([.C57]-[.B57])" office:value-type="float" office:value="0.759999999999998">
            <text:p>0.76</text:p>
          </table:table-cell>
          <table:table-cell table:number-columns-repeated="2"/>
        </table:table-row>
        <table:table-row table:style-name="ro1">
          <table:table-cell office:value-type="string">
            <text:p>CGCITCACITGG/GCGAAGTGAACC</text:p>
          </table:table-cell>
          <table:table-cell office:value-type="float" office:value="55.5">
            <text:p>55.5</text:p>
          </table:table-cell>
          <table:table-cell office:value-type="float" office:value="57.23">
            <text:p>57.23</text:p>
          </table:table-cell>
          <table:table-cell office:value-type="float" office:value="55.5">
            <text:p>55.5</text:p>
          </table:table-cell>
          <table:table-cell/>
          <table:table-cell table:formula="oooc:=ABS(([.C58]-[.B58])*100/[.B58])" office:value-type="float" office:value="3.11711711711711">
            <text:p>3.12</text:p>
          </table:table-cell>
          <table:table-cell table:number-columns-repeated="2"/>
          <table:table-cell table:formula="oooc:=ABS([.C58]-[.B58])" office:value-type="float" office:value="1.73">
            <text:p>1.73</text:p>
          </table:table-cell>
          <table:table-cell table:number-columns-repeated="2"/>
        </table:table-row>
        <table:table-row table:style-name="ro1">
          <table:table-cell office:value-type="string">
            <text:p>GCATIATCG/CGTACTAGC</text:p>
          </table:table-cell>
          <table:table-cell office:value-type="float" office:value="46.3">
            <text:p>46.3</text:p>
          </table:table-cell>
          <table:table-cell office:value-type="float" office:value="44.89">
            <text:p>44.89</text:p>
          </table:table-cell>
          <table:table-cell office:value-type="float" office:value="46.3">
            <text:p>46.3</text:p>
          </table:table-cell>
          <table:table-cell/>
          <table:table-cell table:formula="oooc:=ABS(([.C59]-[.B59])*100/[.B59])" office:value-type="float" office:value="3.04535637149027">
            <text:p>3.05</text:p>
          </table:table-cell>
          <table:table-cell table:number-columns-repeated="2"/>
          <table:table-cell table:formula="oooc:=ABS([.C59]-[.B59])" office:value-type="float" office:value="1.41">
            <text:p>1.41</text:p>
          </table:table-cell>
          <table:table-cell table:number-columns-repeated="2"/>
        </table:table-row>
        <table:table-row table:style-name="ro1">
          <table:table-cell office:value-type="string">
            <text:p>CCAICTGTICCG/GGTCGACACGGC</text:p>
          </table:table-cell>
          <table:table-cell office:value-type="float" office:value="62.7">
            <text:p>62.7</text:p>
          </table:table-cell>
          <table:table-cell office:value-type="float" office:value="63.7">
            <text:p>63.7</text:p>
          </table:table-cell>
          <table:table-cell office:value-type="float" office:value="62.7">
            <text:p>62.7</text:p>
          </table:table-cell>
          <table:table-cell/>
          <table:table-cell table:formula="oooc:=ABS(([.C60]-[.B60])*100/[.B60])" office:value-type="float" office:value="1.59489633173844">
            <text:p>1.59</text:p>
          </table:table-cell>
          <table:table-cell table:number-columns-repeated="2"/>
          <table:table-cell table:formula="oooc:=ABS([.C60]-[.B60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CACIGTCG/CGTGTCAGC</text:p>
          </table:table-cell>
          <table:table-cell office:value-type="float" office:value="43.9">
            <text:p>43.9</text:p>
          </table:table-cell>
          <table:table-cell office:value-type="float" office:value="45.49">
            <text:p>45.49</text:p>
          </table:table-cell>
          <table:table-cell office:value-type="float" office:value="43.9">
            <text:p>43.9</text:p>
          </table:table-cell>
          <table:table-cell/>
          <table:table-cell table:formula="oooc:=ABS(([.C61]-[.B61])*100/[.B61])" office:value-type="float" office:value="3.62186788154898">
            <text:p>3.62</text:p>
          </table:table-cell>
          <table:table-cell table:number-columns-repeated="2"/>
          <table:table-cell table:formula="oooc:=ABS([.C61]-[.B61])" office:value-type="float" office:value="1.59">
            <text:p>1.59</text:p>
          </table:table-cell>
          <table:table-cell table:number-columns-repeated="2"/>
        </table:table-row>
        <table:table-row table:style-name="ro1">
          <table:table-cell office:value-type="string">
            <text:p>CGCITCACITGG/GCGCAGTGCACC</text:p>
          </table:table-cell>
          <table:table-cell office:value-type="float" office:value="64.2">
            <text:p>64.2</text:p>
          </table:table-cell>
          <table:table-cell office:value-type="float" office:value="65.5">
            <text:p>65.5</text:p>
          </table:table-cell>
          <table:table-cell office:value-type="float" office:value="64.2">
            <text:p>64.2</text:p>
          </table:table-cell>
          <table:table-cell/>
          <table:table-cell table:formula="oooc:=ABS(([.C62]-[.B62])*100/[.B62])" office:value-type="float" office:value="2.02492211838006">
            <text:p>2.02</text:p>
          </table:table-cell>
          <table:table-cell table:number-columns-repeated="2"/>
          <table:table-cell table:formula="oooc:=ABS([.C62]-[.B62])" office:value-type="float" office:value="1.3">
            <text:p>1.3</text:p>
          </table:table-cell>
          <table:table-cell table:number-columns-repeated="2"/>
        </table:table-row>
        <table:table-row table:style-name="ro1">
          <table:table-cell office:value-type="string">
            <text:p>CCGICAAGICCG/GGCGGTTCGGGC</text:p>
          </table:table-cell>
          <table:table-cell office:value-type="float" office:value="59">
            <text:p>59</text:p>
          </table:table-cell>
          <table:table-cell office:value-type="float" office:value="58.28">
            <text:p>58.28</text:p>
          </table:table-cell>
          <table:table-cell office:value-type="float" office:value="59">
            <text:p>59</text:p>
          </table:table-cell>
          <table:table-cell/>
          <table:table-cell table:formula="oooc:=ABS(([.C63]-[.B63])*100/[.B63])" office:value-type="float" office:value="1.22033898305085">
            <text:p>1.22</text:p>
          </table:table-cell>
          <table:table-cell table:number-columns-repeated="2"/>
          <table:table-cell table:formula="oooc:=ABS([.C63]-[.B63])" office:value-type="float" office:value="0.719999999999999">
            <text:p>0.72</text:p>
          </table:table-cell>
          <table:table-cell table:number-columns-repeated="2"/>
        </table:table-row>
        <table:table-row table:style-name="ro1">
          <table:table-cell office:value-type="string">
            <text:p>CCAICTGTICCG/GGTGGACAGGGC</text:p>
          </table:table-cell>
          <table:table-cell office:value-type="float" office:value="50.8">
            <text:p>50.8</text:p>
          </table:table-cell>
          <table:table-cell office:value-type="float" office:value="52.27">
            <text:p>52.27</text:p>
          </table:table-cell>
          <table:table-cell office:value-type="float" office:value="50.8">
            <text:p>50.8</text:p>
          </table:table-cell>
          <table:table-cell/>
          <table:table-cell table:formula="oooc:=ABS(([.C64]-[.B64])*100/[.B64])" office:value-type="float" office:value="2.89370078740159">
            <text:p>2.89</text:p>
          </table:table-cell>
          <table:table-cell table:number-columns-repeated="2"/>
          <table:table-cell table:formula="oooc:=ABS([.C64]-[.B64])" office:value-type="float" office:value="1.47000000000001">
            <text:p>1.47</text:p>
          </table:table-cell>
          <table:table-cell table:number-columns-repeated="2"/>
        </table:table-row>
        <table:table-row table:style-name="ro1">
          <table:table-cell office:value-type="string">
            <text:p>CCGICAAGICCG/GGCIGTTCIGGC</text:p>
          </table:table-cell>
          <table:table-cell office:value-type="float" office:value="56">
            <text:p>56</text:p>
          </table:table-cell>
          <table:table-cell office:value-type="float" office:value="56.09">
            <text:p>56.09</text:p>
          </table:table-cell>
          <table:table-cell office:value-type="float" office:value="56">
            <text:p>56</text:p>
          </table:table-cell>
          <table:table-cell/>
          <table:table-cell table:formula="oooc:=ABS(([.C65]-[.B65])*100/[.B65])" office:value-type="float" office:value="0.160714285714292">
            <text:p>0.16</text:p>
          </table:table-cell>
          <table:table-cell table:number-columns-repeated="2"/>
          <table:table-cell table:formula="oooc:=ABS([.C65]-[.B65])" office:value-type="float" office:value="0.0900000000000034">
            <text:p>0.09</text:p>
          </table:table-cell>
          <table:table-cell table:number-columns-repeated="2"/>
        </table:table-row>
        <table:table-row table:style-name="ro1">
          <table:table-cell office:value-type="string">
            <text:p>CCGICAAGICCG/GGCAGTTCAGGC</text:p>
          </table:table-cell>
          <table:table-cell office:value-type="float" office:value="68.6">
            <text:p>68.6</text:p>
          </table:table-cell>
          <table:table-cell office:value-type="float" office:value="68.41">
            <text:p>68.41</text:p>
          </table:table-cell>
          <table:table-cell office:value-type="float" office:value="68.6">
            <text:p>68.6</text:p>
          </table:table-cell>
          <table:table-cell/>
          <table:table-cell table:formula="oooc:=ABS(([.C66]-[.B66])*100/[.B66])" office:value-type="float" office:value="0.276967930029151">
            <text:p>0.28</text:p>
          </table:table-cell>
          <table:table-cell table:number-columns-repeated="2"/>
          <table:table-cell table:formula="oooc:=ABS([.C66]-[.B66])" office:value-type="float" office:value="0.189999999999998">
            <text:p>0.19</text:p>
          </table:table-cell>
          <table:table-cell table:number-columns-repeated="2"/>
        </table:table-row>
        <table:table-row table:style-name="ro1">
          <table:table-cell office:value-type="string">
            <text:p>GCACIGTCG/CGTGICAGC</text:p>
          </table:table-cell>
          <table:table-cell office:value-type="float" office:value="40.9">
            <text:p>40.9</text:p>
          </table:table-cell>
          <table:table-cell office:value-type="float" office:value="42.37">
            <text:p>42.37</text:p>
          </table:table-cell>
          <table:table-cell office:value-type="float" office:value="40.9">
            <text:p>40.9</text:p>
          </table:table-cell>
          <table:table-cell/>
          <table:table-cell table:formula="oooc:=ABS(([.C67]-[.B67])*100/[.B67])" office:value-type="float" office:value="3.59413202933985">
            <text:p>3.59</text:p>
          </table:table-cell>
          <table:table-cell table:number-columns-repeated="2"/>
          <table:table-cell table:formula="oooc:=ABS([.C67]-[.B67])" office:value-type="float" office:value="1.47">
            <text:p>1.47</text:p>
          </table:table-cell>
          <table:table-cell table:number-columns-repeated="2"/>
        </table:table-row>
        <table:table-row table:style-name="ro1">
          <table:table-cell office:value-type="string">
            <text:p>CCAITGGCIGCG/GGTTACCGTCGC</text:p>
          </table:table-cell>
          <table:table-cell office:value-type="float" office:value="51.4">
            <text:p>51.4</text:p>
          </table:table-cell>
          <table:table-cell office:value-type="float" office:value="56.35">
            <text:p>56.35</text:p>
          </table:table-cell>
          <table:table-cell office:value-type="float" office:value="51.4">
            <text:p>51.4</text:p>
          </table:table-cell>
          <table:table-cell/>
          <table:table-cell table:formula="oooc:=ABS(([.C68]-[.B68])*100/[.B68])" office:value-type="float" office:value="9.63035019455254">
            <text:p>9.63</text:p>
          </table:table-cell>
          <table:table-cell table:number-columns-repeated="2"/>
          <table:table-cell table:formula="oooc:=ABS([.C68]-[.B68])" office:value-type="float" office:value="4.95">
            <text:p>4.95</text:p>
          </table:table-cell>
          <table:table-cell table:number-columns-repeated="2"/>
        </table:table-row>
        <table:table-row table:style-name="ro1">
          <table:table-cell office:value-type="string">
            <text:p>CAAAIAAAG/GTTTATTTC</text:p>
          </table:table-cell>
          <table:table-cell office:value-type="float" office:value="31">
            <text:p>31</text:p>
          </table:table-cell>
          <table:table-cell office:value-type="float" office:value="30.42">
            <text:p>30.42</text:p>
          </table:table-cell>
          <table:table-cell office:value-type="float" office:value="31">
            <text:p>31</text:p>
          </table:table-cell>
          <table:table-cell/>
          <table:table-cell table:formula="oooc:=ABS(([.C69]-[.B69])*100/[.B69])" office:value-type="float" office:value="1.87096774193548">
            <text:p>1.87</text:p>
          </table:table-cell>
          <table:table-cell table:number-columns-repeated="2"/>
          <table:table-cell table:formula="oooc:=ABS([.C69]-[.B69])" office:value-type="float" office:value="0.57999999999999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CGAITCCAITCC/GCTTAGGTTAGG</text:p>
          </table:table-cell>
          <table:table-cell office:value-type="float" office:value="41.8">
            <text:p>41.8</text:p>
          </table:table-cell>
          <table:table-cell office:value-type="float" office:value="44.86">
            <text:p>44.86</text:p>
          </table:table-cell>
          <table:table-cell office:value-type="float" office:value="41.8">
            <text:p>41.8</text:p>
          </table:table-cell>
          <table:table-cell/>
          <table:table-cell table:formula="oooc:=ABS(([.C70]-[.B70])*100/[.B70])" office:value-type="float" office:value="7.32057416267943">
            <text:p>7.32</text:p>
          </table:table-cell>
          <table:table-cell table:number-columns-repeated="2"/>
          <table:table-cell table:formula="oooc:=ABS([.C70]-[.B70])" office:value-type="float" office:value="3.06">
            <text:p>3.06</text:p>
          </table:table-cell>
          <table:table-cell table:number-columns-repeated="2"/>
        </table:table-row>
        <table:table-row table:style-name="ro1">
          <table:table-cell office:value-type="string">
            <text:p>CCTIGTGTICCG/GGATCACATGGC</text:p>
          </table:table-cell>
          <table:table-cell office:value-type="float" office:value="47.3">
            <text:p>47.3</text:p>
          </table:table-cell>
          <table:table-cell office:value-type="float" office:value="47.43">
            <text:p>47.43</text:p>
          </table:table-cell>
          <table:table-cell office:value-type="float" office:value="47.3">
            <text:p>47.3</text:p>
          </table:table-cell>
          <table:table-cell/>
          <table:table-cell table:formula="oooc:=ABS(([.C71]-[.B71])*100/[.B71])" office:value-type="float" office:value="0.274841437632141">
            <text:p>0.27</text:p>
          </table:table-cell>
          <table:table-cell table:number-columns-repeated="2"/>
          <table:table-cell table:formula="oooc:=ABS([.C71]-[.B71])" office:value-type="float" office:value="0.130000000000003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CAAATAAAG/GTTTITTTC</text:p>
          </table:table-cell>
          <table:table-cell office:value-type="float" office:value="22.3">
            <text:p>22.3</text:p>
          </table:table-cell>
          <table:table-cell office:value-type="float" office:value="28.07">
            <text:p>28.07</text:p>
          </table:table-cell>
          <table:table-cell office:value-type="float" office:value="22.3">
            <text:p>22.3</text:p>
          </table:table-cell>
          <table:table-cell/>
          <table:table-cell table:formula="oooc:=ABS(([.C72]-[.B72])*100/[.B72])" office:value-type="float" office:value="25.8744394618834">
            <text:p>25.87</text:p>
          </table:table-cell>
          <table:table-cell table:number-columns-repeated="2"/>
          <table:table-cell table:formula="oooc:=ABS([.C72]-[.B72])" office:value-type="float" office:value="5.77">
            <text:p>5.77</text:p>
          </table:table-cell>
          <table:table-cell table:number-columns-repeated="2"/>
        </table:table-row>
        <table:table-row table:style-name="ro1">
          <table:table-cell office:value-type="string">
            <text:p>GTGICTTCIGTC/CACGGAAGGCAG</text:p>
          </table:table-cell>
          <table:table-cell office:value-type="float" office:value="44.4">
            <text:p>44.4</text:p>
          </table:table-cell>
          <table:table-cell office:value-type="float" office:value="40.91">
            <text:p>40.91</text:p>
          </table:table-cell>
          <table:table-cell office:value-type="float" office:value="44.4">
            <text:p>44.4</text:p>
          </table:table-cell>
          <table:table-cell/>
          <table:table-cell table:formula="oooc:=ABS(([.C73]-[.B73])*100/[.B73])" office:value-type="float" office:value="7.86036036036037">
            <text:p>7.86</text:p>
          </table:table-cell>
          <table:table-cell table:number-columns-repeated="2"/>
          <table:table-cell table:formula="oooc:=ABS([.C73]-[.B73])" office:value-type="float" office:value="3.49">
            <text:p>3.49</text:p>
          </table:table-cell>
          <table:table-cell table:number-columns-repeated="2"/>
        </table:table-row>
        <table:table-row table:style-name="ro1">
          <table:table-cell office:value-type="string">
            <text:p>GTGICTTCIGTC/CACIGAAGICAG</text:p>
          </table:table-cell>
          <table:table-cell office:value-type="float" office:value="40.7">
            <text:p>40.7</text:p>
          </table:table-cell>
          <table:table-cell office:value-type="float" office:value="38.59">
            <text:p>38.59</text:p>
          </table:table-cell>
          <table:table-cell office:value-type="float" office:value="40.7">
            <text:p>40.7</text:p>
          </table:table-cell>
          <table:table-cell/>
          <table:table-cell table:formula="oooc:=ABS(([.C74]-[.B74])*100/[.B74])" office:value-type="float" office:value="5.18427518427518">
            <text:p>5.18</text:p>
          </table:table-cell>
          <table:table-cell table:number-columns-repeated="2"/>
          <table:table-cell table:formula="oooc:=ABS([.C74]-[.B74])" office:value-type="float" office:value="2.11">
            <text:p>2.11</text:p>
          </table:table-cell>
          <table:table-cell table:number-columns-repeated="2"/>
        </table:table-row>
        <table:table-row table:style-name="ro1">
          <table:table-cell office:value-type="string">
            <text:p>CGCIGAACIGGC/GCGICTTGICCG</text:p>
          </table:table-cell>
          <table:table-cell office:value-type="float" office:value="49">
            <text:p>49</text:p>
          </table:table-cell>
          <table:table-cell office:value-type="float" office:value="49.93">
            <text:p>49.93</text:p>
          </table:table-cell>
          <table:table-cell office:value-type="float" office:value="49">
            <text:p>49</text:p>
          </table:table-cell>
          <table:table-cell/>
          <table:table-cell table:formula="oooc:=ABS(([.C75]-[.B75])*100/[.B75])" office:value-type="float" office:value="1.89795918367347">
            <text:p>1.9</text:p>
          </table:table-cell>
          <table:table-cell table:number-columns-repeated="2"/>
          <table:table-cell table:formula="oooc:=ABS([.C75]-[.B75])" office:value-type="float" office:value="0.93">
            <text:p>0.93</text:p>
          </table:table-cell>
          <table:table-cell table:number-columns-repeated="2"/>
        </table:table-row>
        <table:table-row table:style-name="ro1">
          <table:table-cell office:value-type="string">
            <text:p>GCATIATCG/CGTAGTAGC</text:p>
          </table:table-cell>
          <table:table-cell office:value-type="float" office:value="31.7">
            <text:p>31.7</text:p>
          </table:table-cell>
          <table:table-cell office:value-type="float" office:value="31.3">
            <text:p>31.3</text:p>
          </table:table-cell>
          <table:table-cell office:value-type="float" office:value="31.7">
            <text:p>31.7</text:p>
          </table:table-cell>
          <table:table-cell/>
          <table:table-cell table:formula="oooc:=ABS(([.C76]-[.B76])*100/[.B76])" office:value-type="float" office:value="1.26182965299684">
            <text:p>1.26</text:p>
          </table:table-cell>
          <table:table-cell table:number-columns-repeated="2"/>
          <table:table-cell table:formula="oooc:=ABS([.C76]-[.B76])" office:value-type="float" office:value="0.399999999999999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CGCIGAACIGGC/GCGACTTGACCG</text:p>
          </table:table-cell>
          <table:table-cell office:value-type="float" office:value="63.3">
            <text:p>63.3</text:p>
          </table:table-cell>
          <table:table-cell office:value-type="float" office:value="63.88">
            <text:p>63.88</text:p>
          </table:table-cell>
          <table:table-cell office:value-type="float" office:value="63.3">
            <text:p>63.3</text:p>
          </table:table-cell>
          <table:table-cell/>
          <table:table-cell table:formula="oooc:=ABS(([.C77]-[.B77])*100/[.B77])" office:value-type="float" office:value="0.916271721958934">
            <text:p>0.92</text:p>
          </table:table-cell>
          <table:table-cell table:number-columns-repeated="2"/>
          <table:table-cell table:formula="oooc:=ABS([.C77]-[.B77])" office:value-type="float" office:value="0.580000000000005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CGAITCCTIACC/GCTTAGGATTGG</text:p>
          </table:table-cell>
          <table:table-cell office:value-type="float" office:value="40.3">
            <text:p>40.3</text:p>
          </table:table-cell>
          <table:table-cell office:value-type="float" office:value="42.98">
            <text:p>42.98</text:p>
          </table:table-cell>
          <table:table-cell office:value-type="float" office:value="40.3">
            <text:p>40.3</text:p>
          </table:table-cell>
          <table:table-cell/>
          <table:table-cell table:formula="oooc:=ABS(([.C78]-[.B78])*100/[.B78])" office:value-type="float" office:value="6.65012406947891">
            <text:p>6.65</text:p>
          </table:table-cell>
          <table:table-cell table:number-columns-repeated="2"/>
          <table:table-cell table:formula="oooc:=ABS([.C78]-[.B78])" office:value-type="float" office:value="2.68">
            <text:p>2.68</text:p>
          </table:table-cell>
          <table:table-cell table:number-columns-repeated="2"/>
        </table:table-row>
        <table:table-row table:style-name="ro1">
          <table:table-cell office:value-type="string">
            <text:p>GTGICTTCIGTC/CACCGAAGCCAG</text:p>
          </table:table-cell>
          <table:table-cell office:value-type="float" office:value="57.1">
            <text:p>57.1</text:p>
          </table:table-cell>
          <table:table-cell office:value-type="float" office:value="56.39">
            <text:p>56.39</text:p>
          </table:table-cell>
          <table:table-cell office:value-type="float" office:value="57.1">
            <text:p>57.1</text:p>
          </table:table-cell>
          <table:table-cell/>
          <table:table-cell table:formula="oooc:=ABS(([.C79]-[.B79])*100/[.B79])" office:value-type="float" office:value="1.24343257443082">
            <text:p>1.24</text:p>
          </table:table-cell>
          <table:table-cell table:number-columns-repeated="2"/>
          <table:table-cell table:formula="oooc:=ABS([.C79]-[.B79])" office:value-type="float" office:value="0.710000000000001">
            <text:p>0.71</text:p>
          </table:table-cell>
          <table:table-cell table:number-columns-repeated="2"/>
        </table:table-row>
        <table:table-row table:style-name="ro1">
          <table:table-cell office:value-type="string">
            <text:p>CGCIGAACIGGC/GCGCCTTGCCCG</text:p>
          </table:table-cell>
          <table:table-cell office:value-type="float" office:value="64.9">
            <text:p>64.9</text:p>
          </table:table-cell>
          <table:table-cell office:value-type="float" office:value="66.92">
            <text:p>66.92</text:p>
          </table:table-cell>
          <table:table-cell office:value-type="float" office:value="64.9">
            <text:p>64.9</text:p>
          </table:table-cell>
          <table:table-cell/>
          <table:table-cell table:formula="oooc:=ABS(([.C80]-[.B80])*100/[.B80])" office:value-type="float" office:value="3.11248073959938">
            <text:p>3.11</text:p>
          </table:table-cell>
          <table:table-cell table:number-columns-repeated="2"/>
          <table:table-cell table:formula="oooc:=ABS([.C80]-[.B80])" office:value-type="float" office:value="2.02">
            <text:p>2.02</text:p>
          </table:table-cell>
          <table:table-cell table:number-columns-repeated="2"/>
        </table:table-row>
        <table:table-row table:style-name="ro1">
          <table:table-cell office:value-type="string">
            <text:p>CGGITCCGITCC/GCCGAGGCGAGG</text:p>
          </table:table-cell>
          <table:table-cell office:value-type="float" office:value="46.7">
            <text:p>46.7</text:p>
          </table:table-cell>
          <table:table-cell office:value-type="float" office:value="51.72">
            <text:p>51.72</text:p>
          </table:table-cell>
          <table:table-cell office:value-type="float" office:value="46.7">
            <text:p>46.7</text:p>
          </table:table-cell>
          <table:table-cell/>
          <table:table-cell table:formula="oooc:=ABS(([.C81]-[.B81])*100/[.B81])" office:value-type="float" office:value="10.7494646680942">
            <text:p>10.75</text:p>
          </table:table-cell>
          <table:table-cell table:number-columns-repeated="2"/>
          <table:table-cell table:formula="oooc:=ABS([.C81]-[.B81])" office:value-type="float" office:value="5.02">
            <text:p>5.02</text:p>
          </table:table-cell>
          <table:table-cell table:number-columns-repeated="2"/>
        </table:table-row>
        <table:table-row table:style-name="ro1">
          <table:table-cell office:value-type="string">
            <text:p>GCAGIGTCG/CGTCACAGC</text:p>
          </table:table-cell>
          <table:table-cell office:value-type="float" office:value="53.2">
            <text:p>53.2</text:p>
          </table:table-cell>
          <table:table-cell office:value-type="float" office:value="53.83">
            <text:p>53.83</text:p>
          </table:table-cell>
          <table:table-cell office:value-type="float" office:value="53.2">
            <text:p>53.2</text:p>
          </table:table-cell>
          <table:table-cell/>
          <table:table-cell table:formula="oooc:=ABS(([.C82]-[.B82])*100/[.B82])" office:value-type="float" office:value="1.18421052631578">
            <text:p>1.18</text:p>
          </table:table-cell>
          <table:table-cell table:number-columns-repeated="2"/>
          <table:table-cell table:formula="oooc:=ABS([.C82]-[.B82])" office:value-type="float" office:value="0.629999999999995">
            <text:p>0.63</text:p>
          </table:table-cell>
          <table:table-cell table:number-columns-repeated="2"/>
        </table:table-row>
        <table:table-row table:style-name="ro1">
          <table:table-cell office:value-type="string">
            <text:p>GAAGIACGIAGG/CTTCTTGCTTCC</text:p>
          </table:table-cell>
          <table:table-cell office:value-type="float" office:value="41.9">
            <text:p>41.9</text:p>
          </table:table-cell>
          <table:table-cell office:value-type="float" office:value="42.83">
            <text:p>42.83</text:p>
          </table:table-cell>
          <table:table-cell office:value-type="float" office:value="41.9">
            <text:p>41.9</text:p>
          </table:table-cell>
          <table:table-cell/>
          <table:table-cell table:formula="oooc:=ABS(([.C83]-[.B83])*100/[.B83])" office:value-type="float" office:value="2.21957040572792">
            <text:p>2.22</text:p>
          </table:table-cell>
          <table:table-cell table:number-columns-repeated="2"/>
          <table:table-cell table:formula="oooc:=ABS([.C83]-[.B83])" office:value-type="float" office:value="0.93">
            <text:p>0.93</text:p>
          </table:table-cell>
          <table:table-cell table:number-columns-repeated="2"/>
        </table:table-row>
        <table:table-row table:style-name="ro1">
          <table:table-cell office:value-type="string">
            <text:p>CGTIACCTIACC/GCATTGGATTGG</text:p>
          </table:table-cell>
          <table:table-cell office:value-type="float" office:value="40.7">
            <text:p>40.7</text:p>
          </table:table-cell>
          <table:table-cell office:value-type="float" office:value="42.47">
            <text:p>42.47</text:p>
          </table:table-cell>
          <table:table-cell office:value-type="float" office:value="40.7">
            <text:p>40.7</text:p>
          </table:table-cell>
          <table:table-cell/>
          <table:table-cell table:formula="oooc:=ABS(([.C84]-[.B84])*100/[.B84])" office:value-type="float" office:value="4.34889434889434">
            <text:p>4.35</text:p>
          </table:table-cell>
          <table:table-cell table:number-columns-repeated="2"/>
          <table:table-cell table:formula="oooc:=ABS([.C84]-[.B84])" office:value-type="float" office:value="1.77">
            <text:p>1.77</text:p>
          </table:table-cell>
          <table:table-cell table:number-columns-repeated="2"/>
        </table:table-row>
        <table:table-row table:style-name="ro1">
          <table:table-cell office:value-type="string">
            <text:p>GCATIATCG/CGTAATAGC</text:p>
          </table:table-cell>
          <table:table-cell office:value-type="float" office:value="39.6">
            <text:p>39.6</text:p>
          </table:table-cell>
          <table:table-cell office:value-type="float" office:value="38.38">
            <text:p>38.38</text:p>
          </table:table-cell>
          <table:table-cell office:value-type="float" office:value="39.6">
            <text:p>39.6</text:p>
          </table:table-cell>
          <table:table-cell/>
          <table:table-cell table:formula="oooc:=ABS(([.C85]-[.B85])*100/[.B85])" office:value-type="float" office:value="3.08080808080808">
            <text:p>3.08</text:p>
          </table:table-cell>
          <table:table-cell table:number-columns-repeated="2"/>
          <table:table-cell table:formula="oooc:=ABS([.C85]-[.B85])" office:value-type="float" office:value="1.22">
            <text:p>1.22</text:p>
          </table:table-cell>
          <table:table-cell table:number-columns-repeated="2"/>
        </table:table-row>
        <table:table-row table:style-name="ro1">
          <table:table-cell office:value-type="string">
            <text:p>CCAIGTGTIGCG/GGTGCACAGCGC</text:p>
          </table:table-cell>
          <table:table-cell office:value-type="float" office:value="46.3">
            <text:p>46.3</text:p>
          </table:table-cell>
          <table:table-cell office:value-type="float" office:value="46.66">
            <text:p>46.66</text:p>
          </table:table-cell>
          <table:table-cell office:value-type="float" office:value="46.3">
            <text:p>46.3</text:p>
          </table:table-cell>
          <table:table-cell/>
          <table:table-cell table:formula="oooc:=ABS(([.C86]-[.B86])*100/[.B86])" office:value-type="float" office:value="0.777537796976241">
            <text:p>0.78</text:p>
          </table:table-cell>
          <table:table-cell table:number-columns-repeated="2"/>
          <table:table-cell table:formula="oooc:=ABS([.C86]-[.B86])" office:value-type="float" office:value="0.359999999999999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CCAICTGTICCG/GGTTGACATGGC</text:p>
          </table:table-cell>
          <table:table-cell office:value-type="float" office:value="51.6">
            <text:p>51.6</text:p>
          </table:table-cell>
          <table:table-cell office:value-type="float" office:value="50.41">
            <text:p>50.41</text:p>
          </table:table-cell>
          <table:table-cell office:value-type="float" office:value="51.6">
            <text:p>51.6</text:p>
          </table:table-cell>
          <table:table-cell/>
          <table:table-cell table:formula="oooc:=ABS(([.C87]-[.B87])*100/[.B87])" office:value-type="float" office:value="2.30620155038761">
            <text:p>2.31</text:p>
          </table:table-cell>
          <table:table-cell table:number-columns-repeated="2"/>
          <table:table-cell table:formula="oooc:=ABS([.C87]-[.B87])" office:value-type="float" office:value="1.19">
            <text:p>1.19</text:p>
          </table:table-cell>
          <table:table-cell table:number-columns-repeated="2"/>
        </table:table-row>
        <table:table-row table:style-name="ro1">
          <table:table-cell office:value-type="string">
            <text:p>CGCITCACITGG/GCGTAGTGTACC</text:p>
          </table:table-cell>
          <table:table-cell office:value-type="float" office:value="51.9">
            <text:p>51.9</text:p>
          </table:table-cell>
          <table:table-cell office:value-type="float" office:value="55.91">
            <text:p>55.91</text:p>
          </table:table-cell>
          <table:table-cell office:value-type="float" office:value="51.9">
            <text:p>51.9</text:p>
          </table:table-cell>
          <table:table-cell/>
          <table:table-cell table:formula="oooc:=ABS(([.C88]-[.B88])*100/[.B88])" office:value-type="float" office:value="7.72639691714836">
            <text:p>7.73</text:p>
          </table:table-cell>
          <table:table-cell table:number-columns-repeated="2"/>
          <table:table-cell table:formula="oooc:=ABS([.C88]-[.B88])" office:value-type="float" office:value="4.01">
            <text:p>4.01</text:p>
          </table:table-cell>
          <table:table-cell table:number-columns-repeated="2"/>
        </table:table-row>
        <table:table-row table:style-name="ro1">
          <table:table-cell office:value-type="string">
            <text:p>CGTICCATIGGG/GCACGGTACCCC</text:p>
          </table:table-cell>
          <table:table-cell office:value-type="float" office:value="58.6">
            <text:p>58.6</text:p>
          </table:table-cell>
          <table:table-cell office:value-type="float" office:value="60.91">
            <text:p>60.91</text:p>
          </table:table-cell>
          <table:table-cell office:value-type="float" office:value="58.6">
            <text:p>58.6</text:p>
          </table:table-cell>
          <table:table-cell/>
          <table:table-cell table:formula="oooc:=ABS(([.C89]-[.B89])*100/[.B89])" office:value-type="float" office:value="3.94197952218429">
            <text:p>3.94</text:p>
          </table:table-cell>
          <table:table-cell table:number-columns-repeated="2"/>
          <table:table-cell table:formula="oooc:=ABS([.C89]-[.B89])" office:value-type="float" office:value="2.31">
            <text:p>2.31</text:p>
          </table:table-cell>
          <table:table-cell table:number-columns-repeated="2"/>
        </table:table-row>
        <table:table-row table:style-name="ro1">
          <table:table-cell office:value-type="string">
            <text:p>CCAIGTGTIGCG/GGTACACAACGC</text:p>
          </table:table-cell>
          <table:table-cell office:value-type="float" office:value="58.2">
            <text:p>58.2</text:p>
          </table:table-cell>
          <table:table-cell office:value-type="float" office:value="58.35">
            <text:p>58.35</text:p>
          </table:table-cell>
          <table:table-cell office:value-type="float" office:value="58.2">
            <text:p>58.2</text:p>
          </table:table-cell>
          <table:table-cell/>
          <table:table-cell table:formula="oooc:=ABS(([.C90]-[.B90])*100/[.B90])" office:value-type="float" office:value="0.257731958762884">
            <text:p>0.26</text:p>
          </table:table-cell>
          <table:table-cell table:number-columns-repeated="2"/>
          <table:table-cell table:formula="oooc:=ABS([.C90]-[.B90])" office:value-type="float" office:value="0.149999999999999">
            <text:p>0.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7:.F90])" office:value-type="float" office:value="3.66323421272096">
            <text:p>3.66</text:p>
          </table:table-cell>
          <table:table-cell/>
          <table:table-cell office:value-type="string">
            <text:p>average</text:p>
          </table:table-cell>
          <table:table-cell table:formula="oooc:=AVERAGE([.I7:.I90])" office:value-type="float" office:value="1.47738095238095">
            <text:p>1.4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Inosine base in RNA sequence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<text:s/>TmExp </text:p>
          </table:table-cell>
          <table:table-cell office:value-type="string">
            <text:p><text:s/>bre07a.nn </text:p>
          </table:table-cell>
          <table:table-cell office:value-type="string">
            <text:p><text:s/>TmExp </text:p>
          </table:table-cell>
          <table:table-cell table:number-columns-repeated="6"/>
          <table:table-cell>
            <draw:frame table:end-cell-address="'MELTING 4_3'.P109" table:end-x="1.63cm" table:end-y="0.175cm" draw:z-index="1" draw:style-name="gr1" svg:width="11.78cm" svg:height="6.999cm" svg:x="1.141cm" svg:y="0.212cm">
              <draw:object draw:notify-on-update-of-ranges="'MELTING 4_3'.C95:'MELTING 4_3'.C95 'MELTING 4_3'.C96:'MELTING 4_3'.C113 'MELTING 4_3'.B96:'MELTING 4_3'.B113 'MELTING 4_3'.D95:'MELTING 4_3'.D95 'MELTING 4_3'.D96:'MELTING 4_3'.D113 'MELTING 4_3'.B96:'MELTING 4_3'.B1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melting.sequences </text:p>
          </table:table-cell>
          <table:table-cell table:number-columns-repeated="3"/>
          <table:table-cell office:value-type="string">
            <text:p>error percentage (ABS(Texp – Tcomp)/Texp)</text:p>
          </table:table-cell>
          <table:table-cell office:value-type="string">
            <text:p><text:s/>bre07a.nn </text:p>
          </table:table-cell>
          <table:table-cell table:number-columns-repeated="2"/>
          <table:table-cell office:value-type="string">
            <text:p><text:s/>bre07a.nn 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9.54">
            <text:p>19.54</text:p>
          </table:table-cell>
          <table:table-cell office:value-type="float" office:value="43">
            <text:p>43</text:p>
          </table:table-cell>
          <table:table-cell/>
          <table:table-cell table:formula="oooc:=ABS(([.C97]-[.B97])*100/[.B97])" office:value-type="float" office:value="54.5581395348837">
            <text:p>54.56</text:p>
          </table:table-cell>
          <table:table-cell table:number-columns-repeated="2"/>
          <table:table-cell table:formula="oooc:=ABS([.C97]-[.B97])" office:value-type="float" office:value="23.46">
            <text:p>23.46</text:p>
          </table:table-cell>
          <table:table-cell table:number-columns-repeated="2"/>
        </table:table-row>
        <table:table-row table:style-name="ro1">
          <table:table-cell office:value-type="string">
            <text:p>GGCIUGCC/CCGUICGG</text:p>
          </table:table-cell>
          <table:table-cell office:value-type="float" office:value="59">
            <text:p>59</text:p>
          </table:table-cell>
          <table:table-cell office:value-type="float" office:value="38.34">
            <text:p>38.34</text:p>
          </table:table-cell>
          <table:table-cell office:value-type="float" office:value="59">
            <text:p>59</text:p>
          </table:table-cell>
          <table:table-cell/>
          <table:table-cell table:formula="oooc:=ABS(([.C98]-[.B98])*100/[.B98])" office:value-type="float" office:value="35.0169491525424">
            <text:p>35.02</text:p>
          </table:table-cell>
          <table:table-cell table:number-columns-repeated="2"/>
          <table:table-cell table:formula="oooc:=ABS([.C98]-[.B98])" office:value-type="float" office:value="20.66">
            <text:p>20.66</text:p>
          </table:table-cell>
          <table:table-cell table:number-columns-repeated="2"/>
        </table:table-row>
        <table:table-row table:style-name="ro1">
          <table:table-cell office:value-type="string">
            <text:p>GCGIGGC/CGCUCCG</text:p>
          </table:table-cell>
          <table:table-cell office:value-type="float" office:value="37.2">
            <text:p>37.2</text:p>
          </table:table-cell>
          <table:table-cell office:value-type="float" office:value="21.97">
            <text:p>21.97</text:p>
          </table:table-cell>
          <table:table-cell office:value-type="float" office:value="37.2">
            <text:p>37.2</text:p>
          </table:table-cell>
          <table:table-cell/>
          <table:table-cell table:formula="oooc:=ABS(([.C99]-[.B99])*100/[.B99])" office:value-type="float" office:value="40.9408602150538">
            <text:p>40.94</text:p>
          </table:table-cell>
          <table:table-cell table:number-columns-repeated="2"/>
          <table:table-cell table:formula="oooc:=ABS([.C99]-[.B99])" office:value-type="float" office:value="15.23">
            <text:p>15.23</text:p>
          </table:table-cell>
          <table:table-cell table:number-columns-repeated="2"/>
        </table:table-row>
        <table:table-row table:style-name="ro1">
          <table:table-cell office:value-type="string">
            <text:p>GCUIUGC/CGAUACG</text:p>
          </table:table-cell>
          <table:table-cell office:value-type="float" office:value="44.8">
            <text:p>44.8</text:p>
          </table:table-cell>
          <table:table-cell office:value-type="float" office:value="24.4">
            <text:p>24.4</text:p>
          </table:table-cell>
          <table:table-cell office:value-type="float" office:value="44.8">
            <text:p>44.8</text:p>
          </table:table-cell>
          <table:table-cell/>
          <table:table-cell table:formula="oooc:=ABS(([.C100]-[.B100])*100/[.B100])" office:value-type="float" office:value="45.5357142857143">
            <text:p>45.54</text:p>
          </table:table-cell>
          <table:table-cell table:number-columns-repeated="2"/>
          <table:table-cell table:formula="oooc:=ABS([.C100]-[.B100])" office:value-type="float" office:value="20.4">
            <text:p>20.4</text:p>
          </table:table-cell>
          <table:table-cell table:number-columns-repeated="2"/>
        </table:table-row>
        <table:table-row table:style-name="ro1">
          <table:table-cell office:value-type="string">
            <text:p>GCUICGC/CGAUGCG</text:p>
          </table:table-cell>
          <table:table-cell office:value-type="float" office:value="54.2">
            <text:p>54.2</text:p>
          </table:table-cell>
          <table:table-cell office:value-type="float" office:value="27.27">
            <text:p>27.27</text:p>
          </table:table-cell>
          <table:table-cell office:value-type="float" office:value="54.2">
            <text:p>54.2</text:p>
          </table:table-cell>
          <table:table-cell/>
          <table:table-cell table:formula="oooc:=ABS(([.C101]-[.B101])*100/[.B101])" office:value-type="float" office:value="49.6863468634686">
            <text:p>49.69</text:p>
          </table:table-cell>
          <table:table-cell table:number-columns-repeated="2"/>
          <table:table-cell table:formula="oooc:=ABS([.C101]-[.B101])" office:value-type="float" office:value="26.93">
            <text:p>26.93</text:p>
          </table:table-cell>
          <table:table-cell table:number-columns-repeated="2"/>
        </table:table-row>
        <table:table-row table:style-name="ro1">
          <table:table-cell office:value-type="string">
            <text:p>GCCIAGC/CGGUUCG</text:p>
          </table:table-cell>
          <table:table-cell office:value-type="float" office:value="50.7">
            <text:p>50.7</text:p>
          </table:table-cell>
          <table:table-cell office:value-type="float" office:value="31.73">
            <text:p>31.73</text:p>
          </table:table-cell>
          <table:table-cell office:value-type="float" office:value="50.7">
            <text:p>50.7</text:p>
          </table:table-cell>
          <table:table-cell/>
          <table:table-cell table:formula="oooc:=ABS(([.C102]-[.B102])*100/[.B102])" office:value-type="float" office:value="37.4161735700197">
            <text:p>37.42</text:p>
          </table:table-cell>
          <table:table-cell table:number-columns-repeated="2"/>
          <table:table-cell table:formula="oooc:=ABS([.C102]-[.B102])" office:value-type="float" office:value="18.97">
            <text:p>18.97</text:p>
          </table:table-cell>
          <table:table-cell table:number-columns-repeated="2"/>
        </table:table-row>
        <table:table-row table:style-name="ro1">
          <table:table-cell office:value-type="string">
            <text:p>GGCUIGCC/CCGIUCGG</text:p>
          </table:table-cell>
          <table:table-cell office:value-type="float" office:value="48.3">
            <text:p>48.3</text:p>
          </table:table-cell>
          <table:table-cell office:value-type="float" office:value="29.64">
            <text:p>29.64</text:p>
          </table:table-cell>
          <table:table-cell office:value-type="float" office:value="48.3">
            <text:p>48.3</text:p>
          </table:table-cell>
          <table:table-cell/>
          <table:table-cell table:formula="oooc:=ABS(([.C103]-[.B103])*100/[.B103])" office:value-type="float" office:value="38.6335403726708">
            <text:p>38.63</text:p>
          </table:table-cell>
          <table:table-cell table:number-columns-repeated="2"/>
          <table:table-cell table:formula="oooc:=ABS([.C103]-[.B103])" office:value-type="float" office:value="18.66">
            <text:p>18.66</text:p>
          </table:table-cell>
          <table:table-cell table:number-columns-repeated="2"/>
        </table:table-row>
        <table:table-row table:style-name="ro1">
          <table:table-cell office:value-type="string">
            <text:p>GCUIGGC/CGAUCCG</text:p>
          </table:table-cell>
          <table:table-cell office:value-type="float" office:value="43.3">
            <text:p>43.3</text:p>
          </table:table-cell>
          <table:table-cell office:value-type="float" office:value="24.93">
            <text:p>24.93</text:p>
          </table:table-cell>
          <table:table-cell office:value-type="float" office:value="43.3">
            <text:p>43.3</text:p>
          </table:table-cell>
          <table:table-cell/>
          <table:table-cell table:formula="oooc:=ABS(([.C104]-[.B104])*100/[.B104])" office:value-type="float" office:value="42.4249422632794">
            <text:p>42.42</text:p>
          </table:table-cell>
          <table:table-cell table:number-columns-repeated="2"/>
          <table:table-cell table:formula="oooc:=ABS([.C104]-[.B104])" office:value-type="float" office:value="18.37">
            <text:p>18.37</text:p>
          </table:table-cell>
          <table:table-cell table:number-columns-repeated="2"/>
        </table:table-row>
        <table:table-row table:style-name="ro1">
          <table:table-cell office:value-type="string">
            <text:p>GCGIAGC/CGCUUCG</text:p>
          </table:table-cell>
          <table:table-cell office:value-type="float" office:value="45">
            <text:p>45</text:p>
          </table:table-cell>
          <table:table-cell office:value-type="float" office:value="28.35">
            <text:p>28.35</text:p>
          </table:table-cell>
          <table:table-cell office:value-type="float" office:value="45">
            <text:p>45</text:p>
          </table:table-cell>
          <table:table-cell/>
          <table:table-cell table:formula="oooc:=ABS(([.C105]-[.B105])*100/[.B105])" office:value-type="float" office:value="37">
            <text:p>37</text:p>
          </table:table-cell>
          <table:table-cell table:number-columns-repeated="2"/>
          <table:table-cell table:formula="oooc:=ABS([.C105]-[.B105])" office:value-type="float" office:value="16.65">
            <text:p>16.65</text:p>
          </table:table-cell>
          <table:table-cell table:number-columns-repeated="2"/>
        </table:table-row>
        <table:table-row table:style-name="ro1">
          <table:table-cell office:value-type="string">
            <text:p>GCAICGC/CGUUGCG</text:p>
          </table:table-cell>
          <table:table-cell office:value-type="float" office:value="34.9">
            <text:p>34.9</text:p>
          </table:table-cell>
          <table:table-cell office:value-type="float" office:value="11.29">
            <text:p>11.29</text:p>
          </table:table-cell>
          <table:table-cell office:value-type="float" office:value="34.9">
            <text:p>34.9</text:p>
          </table:table-cell>
          <table:table-cell/>
          <table:table-cell table:formula="oooc:=ABS(([.C106]-[.B106])*100/[.B106])" office:value-type="float" office:value="67.6504297994269">
            <text:p>67.65</text:p>
          </table:table-cell>
          <table:table-cell table:number-columns-repeated="2"/>
          <table:table-cell table:formula="oooc:=ABS([.C106]-[.B106])" office:value-type="float" office:value="23.61">
            <text:p>23.61</text:p>
          </table:table-cell>
          <table:table-cell table:number-columns-repeated="2"/>
        </table:table-row>
        <table:table-row table:style-name="ro1">
          <table:table-cell office:value-type="string">
            <text:p>GUCUIGAC/CAGIUCUG</text:p>
          </table:table-cell>
          <table:table-cell office:value-type="float" office:value="58.9">
            <text:p>58.9</text:p>
          </table:table-cell>
          <table:table-cell office:value-type="float" office:value="39.68">
            <text:p>39.68</text:p>
          </table:table-cell>
          <table:table-cell office:value-type="float" office:value="58.9">
            <text:p>58.9</text:p>
          </table:table-cell>
          <table:table-cell/>
          <table:table-cell table:formula="oooc:=ABS(([.C107]-[.B107])*100/[.B107])" office:value-type="float" office:value="32.6315789473684">
            <text:p>32.63</text:p>
          </table:table-cell>
          <table:table-cell table:number-columns-repeated="2"/>
          <table:table-cell table:formula="oooc:=ABS([.C107]-[.B107])" office:value-type="float" office:value="19.22">
            <text:p>19.22</text:p>
          </table:table-cell>
          <table:table-cell table:number-columns-repeated="2"/>
        </table:table-row>
        <table:table-row table:style-name="ro1">
          <table:table-cell office:value-type="string">
            <text:p>GCCIGGC/CGGUCCG</text:p>
          </table:table-cell>
          <table:table-cell office:value-type="float" office:value="45.9">
            <text:p>45.9</text:p>
          </table:table-cell>
          <table:table-cell office:value-type="float" office:value="10.21">
            <text:p>10.21</text:p>
          </table:table-cell>
          <table:table-cell office:value-type="float" office:value="45.9">
            <text:p>45.9</text:p>
          </table:table-cell>
          <table:table-cell/>
          <table:table-cell table:formula="oooc:=ABS(([.C108]-[.B108])*100/[.B108])" office:value-type="float" office:value="77.7559912854031">
            <text:p>77.76</text:p>
          </table:table-cell>
          <table:table-cell table:number-columns-repeated="2"/>
          <table:table-cell table:formula="oooc:=ABS([.C108]-[.B108])" office:value-type="float" office:value="35.69">
            <text:p>35.69</text:p>
          </table:table-cell>
          <table:table-cell table:number-columns-repeated="2"/>
        </table:table-row>
        <table:table-row table:style-name="ro1">
          <table:table-cell office:value-type="string">
            <text:p>GGCIIGGC/CCGUUCCG</text:p>
          </table:table-cell>
          <table:table-cell office:value-type="float" office:value="34.1">
            <text:p>34.1</text:p>
          </table:table-cell>
          <table:table-cell office:value-type="float" office:value="15.97">
            <text:p>15.97</text:p>
          </table:table-cell>
          <table:table-cell office:value-type="float" office:value="34.1">
            <text:p>34.1</text:p>
          </table:table-cell>
          <table:table-cell/>
          <table:table-cell table:formula="oooc:=ABS(([.C109]-[.B109])*100/[.B109])" office:value-type="float" office:value="53.1671554252199">
            <text:p>53.17</text:p>
          </table:table-cell>
          <table:table-cell table:number-columns-repeated="2"/>
          <table:table-cell table:formula="oooc:=ABS([.C109]-[.B109])" office:value-type="float" office:value="18.13">
            <text:p>18.13</text:p>
          </table:table-cell>
          <table:table-cell table:number-columns-repeated="2"/>
        </table:table-row>
        <table:table-row table:style-name="ro1">
          <table:table-cell office:value-type="string">
            <text:p>GCUIAGC/CGAUUCG</text:p>
          </table:table-cell>
          <table:table-cell office:value-type="float" office:value="48.5">
            <text:p>48.5</text:p>
          </table:table-cell>
          <table:table-cell office:value-type="float" office:value="30.28">
            <text:p>30.28</text:p>
          </table:table-cell>
          <table:table-cell office:value-type="float" office:value="48.5">
            <text:p>48.5</text:p>
          </table:table-cell>
          <table:table-cell/>
          <table:table-cell table:formula="oooc:=ABS(([.C110]-[.B110])*100/[.B110])" office:value-type="float" office:value="37.5670103092784">
            <text:p>37.57</text:p>
          </table:table-cell>
          <table:table-cell table:number-columns-repeated="2"/>
          <table:table-cell table:formula="oooc:=ABS([.C110]-[.B110])" office:value-type="float" office:value="18.22">
            <text:p>18.22</text:p>
          </table:table-cell>
          <table:table-cell table:number-columns-repeated="2"/>
        </table:table-row>
        <table:table-row table:style-name="ro1">
          <table:table-cell office:value-type="string">
            <text:p>GCGIUGC/CGCUACG</text:p>
          </table:table-cell>
          <table:table-cell office:value-type="float" office:value="44.5">
            <text:p>44.5</text:p>
          </table:table-cell>
          <table:table-cell office:value-type="float" office:value="32.09">
            <text:p>32.09</text:p>
          </table:table-cell>
          <table:table-cell office:value-type="float" office:value="44.5">
            <text:p>44.5</text:p>
          </table:table-cell>
          <table:table-cell/>
          <table:table-cell table:formula="oooc:=ABS(([.C111]-[.B111])*100/[.B111])" office:value-type="float" office:value="27.8876404494382">
            <text:p>27.89</text:p>
          </table:table-cell>
          <table:table-cell table:number-columns-repeated="2"/>
          <table:table-cell table:formula="oooc:=ABS([.C111]-[.B111])" office:value-type="float" office:value="12.41">
            <text:p>12.41</text:p>
          </table:table-cell>
          <table:table-cell table:number-columns-repeated="2"/>
        </table:table-row>
        <table:table-row table:style-name="ro1">
          <table:table-cell office:value-type="string">
            <text:p>GCCIUGC/CGGUACG</text:p>
          </table:table-cell>
          <table:table-cell office:value-type="float" office:value="48.2">
            <text:p>48.2</text:p>
          </table:table-cell>
          <table:table-cell office:value-type="float" office:value="33.4">
            <text:p>33.4</text:p>
          </table:table-cell>
          <table:table-cell office:value-type="float" office:value="48.2">
            <text:p>48.2</text:p>
          </table:table-cell>
          <table:table-cell/>
          <table:table-cell table:formula="oooc:=ABS(([.C112]-[.B112])*100/[.B112])" office:value-type="float" office:value="30.7053941908714">
            <text:p>30.71</text:p>
          </table:table-cell>
          <table:table-cell table:number-columns-repeated="2"/>
          <table:table-cell table:formula="oooc:=ABS([.C112]-[.B112])" office:value-type="float" office:value="14.8">
            <text:p>14.8</text:p>
          </table:table-cell>
          <table:table-cell table:number-columns-repeated="2"/>
        </table:table-row>
        <table:table-row table:style-name="ro1">
          <table:table-cell office:value-type="string">
            <text:p>GCGICGC/CGCUGCG</text:p>
          </table:table-cell>
          <table:table-cell office:value-type="float" office:value="48.6">
            <text:p>48.6</text:p>
          </table:table-cell>
          <table:table-cell office:value-type="float" office:value="33.34">
            <text:p>33.34</text:p>
          </table:table-cell>
          <table:table-cell office:value-type="float" office:value="48.6">
            <text:p>48.6</text:p>
          </table:table-cell>
          <table:table-cell/>
          <table:table-cell table:formula="oooc:=ABS(([.C113]-[.B113])*100/[.B113])" office:value-type="float" office:value="31.3991769547325">
            <text:p>31.4</text:p>
          </table:table-cell>
          <table:table-cell table:number-columns-repeated="2"/>
          <table:table-cell table:formula="oooc:=ABS([.C113]-[.B113])" office:value-type="float" office:value="15.26">
            <text:p>15.26</text:p>
          </table:table-cell>
          <table:table-cell table:number-columns-repeated="2"/>
        </table:table-row>
        <table:table-row table:style-name="ro1">
          <table:table-cell office:value-type="string">
            <text:p>GCAIGGC/CGUUCCG</text:p>
          </table:table-cell>
          <table:table-cell table:number-columns-repeated="3"/>
          <table:table-cell office:value-type="string">
            <text:p>average</text:p>
          </table:table-cell>
          <table:table-cell table:formula="oooc:=AVERAGE([.F97:.F113])" office:value-type="float" office:value="43.5280613893748">
            <text:p>43.53</text:p>
          </table:table-cell>
          <table:table-cell/>
          <table:table-cell office:value-type="string">
            <text:p>average</text:p>
          </table:table-cell>
          <table:table-cell table:formula="oooc:=AVERAGE([.I97:.I113])" office:value-type="float" office:value="19.8041176470588">
            <text:p>19.8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0">30/10/2009</text:date>, <text:time>16:3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5:30:34</meta:creation-date>
    <dc:creator>Computational Neurobiology</dc:creator>
    <dc:date>2009-10-30T16:34:42</dc:date>
    <meta:editing-cycles>17</meta:editing-cycles>
    <meta:editing-duration>PT1H51M23S</meta:editing-duration>
    <meta:user-defined meta:name="Info 1"/>
    <meta:user-defined meta:name="Info 2"/>
    <meta:user-defined meta:name="Info 3"/>
    <meta:user-defined meta:name="Info 4"/>
    <meta:document-statistic meta:table-count="2" meta:cell-count="127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487cm" svg:height="9.186cm" chart:class="chart:scatter" chart:style-name="ch1">
        <chart:title svg:x="3.817cm" svg:y="0.182cm" chart:style-name="ch2">
          <text:p>DNA sequences with inosine base pairs</text:p>
        </chart:title>
        <chart:legend chart:legend-position="end" svg:x="11.777cm" svg:y="3.62cm" chart:style-name="ch3"/>
        <chart:plot-area chart:style-name="ch4" table:cell-range-address="'MELTING 5'.B6:'MELTING 5'.D90 'MELTING 5'.C5:'MELTING 5'.D90 'MELTING 5'.B5:'MELTING 5'.B5" chart:data-source-has-labels="row" svg:x="0.417cm" svg:y="0.947cm" svg:width="11.049cm" svg:height="7.886cm">
          <chart:axis chart:dimension="x" chart:name="primary-x" chart:style-name="ch5">
            <chart:title svg:x="5.055cm" svg:y="8.395cm" chart:style-name="ch6">
              <text:p>experimental Tm</text:p>
            </chart:title>
          </chart:axis>
          <chart:axis chart:dimension="y" chart:name="primary-y" chart:style-name="ch5">
            <chart:title svg:x="0.31cm" svg:y="5.556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6:'MELTING 5'.C90" chart:label-cell-address="'MELTING 5'.C5:'MELTING 5'.C5" chart:class="chart:scatter">
            <chart:domain table:cell-range-address="'MELTING 5'.B6:'MELTING 5'.B90"/>
            <chart:data-point chart:repeated="85"/>
          </chart:series>
          <chart:series chart:style-name="ch10" chart:values-cell-range-address="'MELTING 5'.D6:'MELTING 5'.D90" chart:label-cell-address="'MELTING 5'.D5:'MELTING 5'.D5" chart:class="chart:scatter">
            <chart:regression-curve chart:style-name="ch11"/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an05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7">
                <text:p>61.7</text:p>
              </table:table-cell>
              <table:table-cell office:value-type="float" office:value="61.75">
                <text:p>61.75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6">
                <text:p>41.6</text:p>
              </table:table-cell>
              <table:table-cell office:value-type="float" office:value="41.21">
                <text:p>41.21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7">
                <text:p>62.7</text:p>
              </table:table-cell>
              <table:table-cell office:value-type="float" office:value="62.9">
                <text:p>62.9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6">
                <text:p>55.6</text:p>
              </table:table-cell>
              <table:table-cell office:value-type="float" office:value="57.62">
                <text:p>57.62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6">
                <text:p>34.6</text:p>
              </table:table-cell>
              <table:table-cell office:value-type="float" office:value="35.78">
                <text:p>35.78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5">
                <text:p>50.5</text:p>
              </table:table-cell>
              <table:table-cell office:value-type="float" office:value="51.73">
                <text:p>51.73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">
                <text:p>23.2</text:p>
              </table:table-cell>
              <table:table-cell office:value-type="float" office:value="19.26">
                <text:p>19.26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7">
                <text:p>21.7</text:p>
              </table:table-cell>
              <table:table-cell office:value-type="float" office:value="18.91">
                <text:p>18.91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1">
                <text:p>25.1</text:p>
              </table:table-cell>
              <table:table-cell office:value-type="float" office:value="26.29">
                <text:p>26.2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8">
                <text:p>59.8</text:p>
              </table:table-cell>
              <table:table-cell office:value-type="float" office:value="59.83">
                <text:p>59.83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5">
                <text:p>63.5</text:p>
              </table:table-cell>
              <table:table-cell office:value-type="float" office:value="63.8">
                <text:p>63.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8">
                <text:p>58.8</text:p>
              </table:table-cell>
              <table:table-cell office:value-type="float" office:value="59.29">
                <text:p>59.29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5">
                <text:p>62.5</text:p>
              </table:table-cell>
              <table:table-cell office:value-type="float" office:value="61.89">
                <text:p>61.89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3">
                <text:p>46.3</text:p>
              </table:table-cell>
              <table:table-cell office:value-type="float" office:value="45.62">
                <text:p>45.62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1">
                <text:p>51.1</text:p>
              </table:table-cell>
              <table:table-cell office:value-type="float" office:value="51.27">
                <text:p>51.27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4">
                <text:p>21.4</text:p>
              </table:table-cell>
              <table:table-cell office:value-type="float" office:value="20.41">
                <text:p>20.4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3.85">
                <text:p>43.8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7">
                <text:p>35.7</text:p>
              </table:table-cell>
              <table:table-cell office:value-type="float" office:value="39.74">
                <text:p>39.74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54.6">
                <text:p>54.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.7">
                <text:p>43.7</text:p>
              </table:table-cell>
              <table:table-cell office:value-type="float" office:value="43.55">
                <text:p>43.55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5">
                <text:p>60.5</text:p>
              </table:table-cell>
              <table:table-cell office:value-type="float" office:value="60.73">
                <text:p>60.7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2">
                <text:p>41.2</text:p>
              </table:table-cell>
              <table:table-cell office:value-type="float" office:value="42.13">
                <text:p>42.13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5">
                <text:p>36.5</text:p>
              </table:table-cell>
              <table:table-cell office:value-type="float" office:value="42.67">
                <text:p>42.6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9">
                <text:p>51.9</text:p>
              </table:table-cell>
              <table:table-cell office:value-type="float" office:value="52.22">
                <text:p>52.22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2">
                <text:p>36.2</text:p>
              </table:table-cell>
              <table:table-cell office:value-type="float" office:value="38.45">
                <text:p>38.45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7">
                <text:p>43.7</text:p>
              </table:table-cell>
              <table:table-cell office:value-type="float" office:value="43.93">
                <text:p>43.93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.9">
                <text:p>36.9</text:p>
              </table:table-cell>
              <table:table-cell office:value-type="float" office:value="36.54">
                <text:p>36.54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8">
                <text:p>43.8</text:p>
              </table:table-cell>
              <table:table-cell office:value-type="float" office:value="45.52">
                <text:p>45.52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.5">
                <text:p>59.5</text:p>
              </table:table-cell>
              <table:table-cell office:value-type="float" office:value="60.08">
                <text:p>60.08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8">
                <text:p>56.8</text:p>
              </table:table-cell>
              <table:table-cell office:value-type="float" office:value="58.68">
                <text:p>58.6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1">
                <text:p>56.1</text:p>
              </table:table-cell>
              <table:table-cell office:value-type="float" office:value="57.34">
                <text:p>57.3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8">
                <text:p>35.8</text:p>
              </table:table-cell>
              <table:table-cell office:value-type="float" office:value="34.81">
                <text:p>34.81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3">
                <text:p>44.3</text:p>
              </table:table-cell>
              <table:table-cell office:value-type="float" office:value="47.96">
                <text:p>47.96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6">
                <text:p>48.6</text:p>
              </table:table-cell>
              <table:table-cell office:value-type="float" office:value="49.79">
                <text:p>49.79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0.03">
                <text:p>40.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2">
                <text:p>50.2</text:p>
              </table:table-cell>
              <table:table-cell office:value-type="float" office:value="45.08">
                <text:p>45.08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1">
                <text:p>50.1</text:p>
              </table:table-cell>
              <table:table-cell office:value-type="float" office:value="50.59">
                <text:p>50.59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.7">
                <text:p>54.7</text:p>
              </table:table-cell>
              <table:table-cell office:value-type="float" office:value="56.31">
                <text:p>56.31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8">
                <text:p>41.8</text:p>
              </table:table-cell>
              <table:table-cell office:value-type="float" office:value="40.78">
                <text:p>40.78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3">
                <text:p>49.3</text:p>
              </table:table-cell>
              <table:table-cell office:value-type="float" office:value="50.12">
                <text:p>50.1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5">
                <text:p>31.5</text:p>
              </table:table-cell>
              <table:table-cell office:value-type="float" office:value="29.96">
                <text:p>29.9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5">
                <text:p>54.5</text:p>
              </table:table-cell>
              <table:table-cell office:value-type="float" office:value="54.65">
                <text:p>54.6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">
                <text:p>51.5</text:p>
              </table:table-cell>
              <table:table-cell office:value-type="float" office:value="54.76">
                <text:p>54.7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2">
                <text:p>39.2</text:p>
              </table:table-cell>
              <table:table-cell office:value-type="float" office:value="39.31">
                <text:p>39.31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6">
                <text:p>53.6</text:p>
              </table:table-cell>
              <table:table-cell office:value-type="float" office:value="54.65">
                <text:p>54.65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.4">
                <text:p>65.4</text:p>
              </table:table-cell>
              <table:table-cell office:value-type="float" office:value="65.12">
                <text:p>65.12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2">
                <text:p>35.2</text:p>
              </table:table-cell>
              <table:table-cell office:value-type="float" office:value="37.69">
                <text:p>37.69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.9">
                <text:p>64.9</text:p>
              </table:table-cell>
              <table:table-cell office:value-type="float" office:value="65.37">
                <text:p>65.37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9.12">
                <text:p>49.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2">
                <text:p>25.2</text:p>
              </table:table-cell>
              <table:table-cell office:value-type="float" office:value="23.42">
                <text:p>23.42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60.71">
                <text:p>60.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.5">
                <text:p>55.5</text:p>
              </table:table-cell>
              <table:table-cell office:value-type="float" office:value="57.17">
                <text:p>57.1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3">
                <text:p>46.3</text:p>
              </table:table-cell>
              <table:table-cell office:value-type="float" office:value="44.84">
                <text:p>44.84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">
                <text:p>62.7</text:p>
              </table:table-cell>
              <table:table-cell office:value-type="float" office:value="63.66">
                <text:p>63.66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9">
                <text:p>43.9</text:p>
              </table:table-cell>
              <table:table-cell office:value-type="float" office:value="45.43">
                <text:p>45.43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.2">
                <text:p>64.2</text:p>
              </table:table-cell>
              <table:table-cell office:value-type="float" office:value="65.45">
                <text:p>65.45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8.23">
                <text:p>58.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.8">
                <text:p>50.8</text:p>
              </table:table-cell>
              <table:table-cell office:value-type="float" office:value="52.23">
                <text:p>52.2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6.04">
                <text:p>56.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6">
                <text:p>68.6</text:p>
              </table:table-cell>
              <table:table-cell office:value-type="float" office:value="68.37">
                <text:p>68.37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.9">
                <text:p>40.9</text:p>
              </table:table-cell>
              <table:table-cell office:value-type="float" office:value="42.31">
                <text:p>42.31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.4">
                <text:p>51.4</text:p>
              </table:table-cell>
              <table:table-cell office:value-type="float" office:value="56.3">
                <text:p>56.3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30.37">
                <text:p>30.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.8">
                <text:p>41.8</text:p>
              </table:table-cell>
              <table:table-cell office:value-type="float" office:value="44.81">
                <text:p>44.81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3">
                <text:p>47.3</text:p>
              </table:table-cell>
              <table:table-cell office:value-type="float" office:value="47.39">
                <text:p>47.3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3">
                <text:p>22.3</text:p>
              </table:table-cell>
              <table:table-cell office:value-type="float" office:value="28.02">
                <text:p>28.0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.4">
                <text:p>44.4</text:p>
              </table:table-cell>
              <table:table-cell office:value-type="float" office:value="40.85">
                <text:p>40.85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.7">
                <text:p>40.7</text:p>
              </table:table-cell>
              <table:table-cell office:value-type="float" office:value="38.53">
                <text:p>38.5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49.87">
                <text:p>49.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7">
                <text:p>31.7</text:p>
              </table:table-cell>
              <table:table-cell office:value-type="float" office:value="31.25">
                <text:p>31.25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.3">
                <text:p>63.3</text:p>
              </table:table-cell>
              <table:table-cell office:value-type="float" office:value="63.83">
                <text:p>63.83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.3">
                <text:p>40.3</text:p>
              </table:table-cell>
              <table:table-cell office:value-type="float" office:value="42.93">
                <text:p>42.93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.1">
                <text:p>57.1</text:p>
              </table:table-cell>
              <table:table-cell office:value-type="float" office:value="56.35">
                <text:p>56.3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.9">
                <text:p>64.9</text:p>
              </table:table-cell>
              <table:table-cell office:value-type="float" office:value="66.88">
                <text:p>66.88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.7">
                <text:p>46.7</text:p>
              </table:table-cell>
              <table:table-cell office:value-type="float" office:value="51.67">
                <text:p>51.67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.2">
                <text:p>53.2</text:p>
              </table:table-cell>
              <table:table-cell office:value-type="float" office:value="53.78">
                <text:p>53.78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.9">
                <text:p>41.9</text:p>
              </table:table-cell>
              <table:table-cell office:value-type="float" office:value="42.78">
                <text:p>42.7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7">
                <text:p>40.7</text:p>
              </table:table-cell>
              <table:table-cell office:value-type="float" office:value="42.43">
                <text:p>42.4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6">
                <text:p>39.6</text:p>
              </table:table-cell>
              <table:table-cell office:value-type="float" office:value="38.33">
                <text:p>38.33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3">
                <text:p>46.3</text:p>
              </table:table-cell>
              <table:table-cell office:value-type="float" office:value="46.6">
                <text:p>46.6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.6">
                <text:p>51.6</text:p>
              </table:table-cell>
              <table:table-cell office:value-type="float" office:value="50.36">
                <text:p>50.3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.9">
                <text:p>51.9</text:p>
              </table:table-cell>
              <table:table-cell office:value-type="float" office:value="55.86">
                <text:p>55.86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.6">
                <text:p>58.6</text:p>
              </table:table-cell>
              <table:table-cell office:value-type="float" office:value="60.87">
                <text:p>60.87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2">
                <text:p>58.2</text:p>
              </table:table-cell>
              <table:table-cell office:value-type="float" office:value="58.31">
                <text:p>58.31</text:p>
              </table:table-cell>
              <table:table-cell office:value-type="float" office:value="58.2">
                <text:p>5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9.241cm" svg:height="9.477cm" chart:class="chart:scatter" chart:style-name="ch1">
        <chart:title svg:x="4.732cm" svg:y="0.189cm" chart:style-name="ch2">
          <text:p>RNA sequences with inosine base pairs</text:p>
        </chart:title>
        <chart:subtitle svg:x="8.19cm" svg:y="0.965cm" chart:style-name="ch3">
          <text:p>IU base pairs</text:p>
        </chart:subtitle>
        <chart:legend chart:legend-position="end" svg:x="14.622cm" svg:y="3.765cm" chart:style-name="ch4"/>
        <chart:plot-area chart:style-name="ch5" table:cell-range-address="'MELTING 5'.B96:'MELTING 5'.D114 'MELTING 5'.C95:'MELTING 5'.D114 'MELTING 5'.B95:'MELTING 5'.B95" chart:data-source-has-labels="row" svg:x="0.518cm" svg:y="1.68cm" svg:width="13.718cm" svg:height="7.43cm">
          <chart:axis chart:dimension="x" chart:name="primary-x" chart:style-name="ch6">
            <chart:title svg:x="6.273cm" svg:y="8.674cm" chart:style-name="ch7">
              <text:p>experimental Tm</text:p>
            </chart:title>
          </chart:axis>
          <chart:axis chart:dimension="y" chart:name="primary-y" chart:style-name="ch6">
            <chart:title svg:x="0.385cm" svg:y="6.057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96:'MELTING 5'.C114" chart:label-cell-address="'MELTING 5'.C95:'MELTING 5'.C95" chart:class="chart:scatter">
            <chart:domain table:cell-range-address="'MELTING 5'.B96:'MELTING 5'.B114"/>
            <chart:data-point chart:repeated="19"/>
          </chart:series>
          <chart:series chart:style-name="ch11" chart:values-cell-range-address="'MELTING 5'.D96:'MELTING 5'.D114" chart:label-cell-address="'MELTING 5'.D95:'MELTING 5'.D95" chart:class="chart:scatter">
            <chart:regression-curve chart:style-name="ch12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zno07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9">
                <text:p>45.9</text:p>
              </table:table-cell>
              <table:table-cell office:value-type="float" office:value="27.83">
                <text:p>27.83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3">
                <text:p>48.3</text:p>
              </table:table-cell>
              <table:table-cell office:value-type="float" office:value="47.32">
                <text:p>47.32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8">
                <text:p>44.8</text:p>
              </table:table-cell>
              <table:table-cell office:value-type="float" office:value="42.97">
                <text:p>42.97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9">
                <text:p>34.9</text:p>
              </table:table-cell>
              <table:table-cell office:value-type="float" office:value="30.91">
                <text:p>30.91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3">
                <text:p>43.3</text:p>
              </table:table-cell>
              <table:table-cell office:value-type="float" office:value="44.63">
                <text:p>44.6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5">
                <text:p>48.5</text:p>
              </table:table-cell>
              <table:table-cell office:value-type="float" office:value="48.16">
                <text:p>48.1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6">
                <text:p>48.6</text:p>
              </table:table-cell>
              <table:table-cell office:value-type="float" office:value="50.87">
                <text:p>50.8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46.75">
                <text:p>46.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1">
                <text:p>34.1</text:p>
              </table:table-cell>
              <table:table-cell office:value-type="float" office:value="34.97">
                <text:p>34.97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5">
                <text:p>53.5</text:p>
              </table:table-cell>
              <table:table-cell office:value-type="float" office:value="53.66">
                <text:p>53.66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5">
                <text:p>44.5</text:p>
              </table:table-cell>
              <table:table-cell office:value-type="float" office:value="48.89">
                <text:p>48.89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2">
                <text:p>37.2</text:p>
              </table:table-cell>
              <table:table-cell office:value-type="float" office:value="39.28">
                <text:p>39.28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9">
                <text:p>58.9</text:p>
              </table:table-cell>
              <table:table-cell office:value-type="float" office:value="56.83">
                <text:p>56.83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7">
                <text:p>50.7</text:p>
              </table:table-cell>
              <table:table-cell office:value-type="float" office:value="50.13">
                <text:p>50.13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2">
                <text:p>48.2</text:p>
              </table:table-cell>
              <table:table-cell office:value-type="float" office:value="52.63">
                <text:p>52.63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">
                <text:p>59</text:p>
              </table:table-cell>
              <table:table-cell office:value-type="float" office:value="56.62">
                <text:p>56.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">
                <text:p>43</text:p>
              </table:table-cell>
              <table:table-cell office:value-type="float" office:value="40.7">
                <text:p>40.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2">
                <text:p>54.2</text:p>
              </table:table-cell>
              <table:table-cell office:value-type="float" office:value="45.66">
                <text:p>45.66</text:p>
              </table:table-cell>
              <table:table-cell office:value-type="float" office:value="54.2">
                <text:p>54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707cm" svg:height="8.286cm" chart:class="chart:scatter" chart:style-name="ch1">
        <chart:title svg:x="4.691cm" svg:y="0.165cm" chart:style-name="ch2">
          <text:p>Inosine base in DNA sequences</text:p>
        </chart:title>
        <chart:legend chart:legend-position="end" svg:x="11.991cm" svg:y="3.169cm" chart:style-name="ch3"/>
        <chart:plot-area chart:style-name="ch4" table:cell-range-address="'MELTING 4_3'.B6:'MELTING 4_3'.D90 'MELTING 4_3'.C5:'MELTING 4_3'.D90 'MELTING 4_3'.B5:'MELTING 4_3'.B5" chart:data-source-has-labels="row" svg:x="0.313cm" svg:y="0.165cm" svg:width="11.364cm" svg:height="7.79cm">
          <chart:axis chart:dimension="x" chart:name="primary-x" chart:style-name="ch5">
            <chart:title svg:x="5.103cm" svg:y="7.495cm" chart:style-name="ch6">
              <text:p>experimental Tm</text:p>
            </chart:title>
          </chart:axis>
          <chart:axis chart:dimension="y" chart:name="primary-y" chart:style-name="ch5">
            <chart:title svg:x="0.2cm" svg:y="4.726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6:'MELTING 4_3'.C90" chart:label-cell-address="'MELTING 4_3'.C5:'MELTING 4_3'.C5" chart:class="chart:scatter">
            <chart:domain table:cell-range-address="'MELTING 4_3'.B6:'MELTING 4_3'.B90"/>
            <chart:data-point chart:repeated="85"/>
          </chart:series>
          <chart:series chart:style-name="ch10" chart:values-cell-range-address="'MELTING 4_3'.D6:'MELTING 4_3'.D90" chart:label-cell-address="'MELTING 4_3'.D5:'MELTING 4_3'.D5" chart:class="chart:scatter">
            <chart:regression-curve chart:style-name="ch11"/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an05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7">
                <text:p>61.7</text:p>
              </table:table-cell>
              <table:table-cell office:value-type="float" office:value="61.79">
                <text:p>61.79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6">
                <text:p>41.6</text:p>
              </table:table-cell>
              <table:table-cell office:value-type="float" office:value="41.29">
                <text:p>41.2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7">
                <text:p>62.7</text:p>
              </table:table-cell>
              <table:table-cell office:value-type="float" office:value="62.94">
                <text:p>62.94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6">
                <text:p>55.6</text:p>
              </table:table-cell>
              <table:table-cell office:value-type="float" office:value="57.66">
                <text:p>57.66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6">
                <text:p>34.6</text:p>
              </table:table-cell>
              <table:table-cell office:value-type="float" office:value="35.83">
                <text:p>35.83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5">
                <text:p>50.5</text:p>
              </table:table-cell>
              <table:table-cell office:value-type="float" office:value="51.78">
                <text:p>51.78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">
                <text:p>23.2</text:p>
              </table:table-cell>
              <table:table-cell office:value-type="float" office:value="19.32">
                <text:p>19.32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7">
                <text:p>21.7</text:p>
              </table:table-cell>
              <table:table-cell office:value-type="float" office:value="18.96">
                <text:p>18.9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1">
                <text:p>25.1</text:p>
              </table:table-cell>
              <table:table-cell office:value-type="float" office:value="26.35">
                <text:p>26.35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8">
                <text:p>59.8</text:p>
              </table:table-cell>
              <table:table-cell office:value-type="float" office:value="59.87">
                <text:p>59.87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5">
                <text:p>63.5</text:p>
              </table:table-cell>
              <table:table-cell office:value-type="float" office:value="63.84">
                <text:p>63.84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8">
                <text:p>58.8</text:p>
              </table:table-cell>
              <table:table-cell office:value-type="float" office:value="59.33">
                <text:p>59.3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5">
                <text:p>62.5</text:p>
              </table:table-cell>
              <table:table-cell office:value-type="float" office:value="61.93">
                <text:p>61.9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3">
                <text:p>46.3</text:p>
              </table:table-cell>
              <table:table-cell office:value-type="float" office:value="45.67">
                <text:p>45.67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1">
                <text:p>51.1</text:p>
              </table:table-cell>
              <table:table-cell office:value-type="float" office:value="51.33">
                <text:p>51.33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4">
                <text:p>21.4</text:p>
              </table:table-cell>
              <table:table-cell office:value-type="float" office:value="20.47">
                <text:p>20.4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3.9">
                <text:p>43.9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7">
                <text:p>35.7</text:p>
              </table:table-cell>
              <table:table-cell office:value-type="float" office:value="39.79">
                <text:p>39.79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54.65">
                <text:p>54.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.7">
                <text:p>43.7</text:p>
              </table:table-cell>
              <table:table-cell office:value-type="float" office:value="43.6">
                <text:p>43.6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5">
                <text:p>60.5</text:p>
              </table:table-cell>
              <table:table-cell office:value-type="float" office:value="60.77">
                <text:p>60.7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2">
                <text:p>41.2</text:p>
              </table:table-cell>
              <table:table-cell office:value-type="float" office:value="42.18">
                <text:p>42.18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5">
                <text:p>36.5</text:p>
              </table:table-cell>
              <table:table-cell office:value-type="float" office:value="42.73">
                <text:p>42.73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9">
                <text:p>51.9</text:p>
              </table:table-cell>
              <table:table-cell office:value-type="float" office:value="52.27">
                <text:p>52.27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2">
                <text:p>36.2</text:p>
              </table:table-cell>
              <table:table-cell office:value-type="float" office:value="38.49">
                <text:p>38.49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7">
                <text:p>43.7</text:p>
              </table:table-cell>
              <table:table-cell office:value-type="float" office:value="43.99">
                <text:p>43.99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.9">
                <text:p>36.9</text:p>
              </table:table-cell>
              <table:table-cell office:value-type="float" office:value="36.59">
                <text:p>36.59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8">
                <text:p>43.8</text:p>
              </table:table-cell>
              <table:table-cell office:value-type="float" office:value="45.57">
                <text:p>45.57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.5">
                <text:p>59.5</text:p>
              </table:table-cell>
              <table:table-cell office:value-type="float" office:value="60.12">
                <text:p>60.12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8">
                <text:p>56.8</text:p>
              </table:table-cell>
              <table:table-cell office:value-type="float" office:value="58.72">
                <text:p>58.72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1">
                <text:p>56.1</text:p>
              </table:table-cell>
              <table:table-cell office:value-type="float" office:value="57.38">
                <text:p>57.38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8">
                <text:p>35.8</text:p>
              </table:table-cell>
              <table:table-cell office:value-type="float" office:value="34.86">
                <text:p>34.86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3">
                <text:p>44.3</text:p>
              </table:table-cell>
              <table:table-cell office:value-type="float" office:value="48.01">
                <text:p>48.01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6">
                <text:p>48.6</text:p>
              </table:table-cell>
              <table:table-cell office:value-type="float" office:value="49.84">
                <text:p>49.84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0.08">
                <text:p>40.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2">
                <text:p>50.2</text:p>
              </table:table-cell>
              <table:table-cell office:value-type="float" office:value="45.12">
                <text:p>45.12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1">
                <text:p>50.1</text:p>
              </table:table-cell>
              <table:table-cell office:value-type="float" office:value="50.64">
                <text:p>50.64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.7">
                <text:p>54.7</text:p>
              </table:table-cell>
              <table:table-cell office:value-type="float" office:value="56.35">
                <text:p>56.35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8">
                <text:p>41.8</text:p>
              </table:table-cell>
              <table:table-cell office:value-type="float" office:value="40.83">
                <text:p>40.83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3">
                <text:p>49.3</text:p>
              </table:table-cell>
              <table:table-cell office:value-type="float" office:value="50.17">
                <text:p>50.17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5">
                <text:p>31.5</text:p>
              </table:table-cell>
              <table:table-cell office:value-type="float" office:value="30.01">
                <text:p>30.01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5">
                <text:p>54.5</text:p>
              </table:table-cell>
              <table:table-cell office:value-type="float" office:value="54.71">
                <text:p>54.7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">
                <text:p>51.5</text:p>
              </table:table-cell>
              <table:table-cell office:value-type="float" office:value="54.81">
                <text:p>54.81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2">
                <text:p>39.2</text:p>
              </table:table-cell>
              <table:table-cell office:value-type="float" office:value="39.36">
                <text:p>39.36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6">
                <text:p>53.6</text:p>
              </table:table-cell>
              <table:table-cell office:value-type="float" office:value="54.69">
                <text:p>54.69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.4">
                <text:p>65.4</text:p>
              </table:table-cell>
              <table:table-cell office:value-type="float" office:value="65.16">
                <text:p>65.16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2">
                <text:p>35.2</text:p>
              </table:table-cell>
              <table:table-cell office:value-type="float" office:value="37.74">
                <text:p>37.74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.9">
                <text:p>64.9</text:p>
              </table:table-cell>
              <table:table-cell office:value-type="float" office:value="65.41">
                <text:p>65.41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9.17">
                <text:p>49.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2">
                <text:p>25.2</text:p>
              </table:table-cell>
              <table:table-cell office:value-type="float" office:value="23.48">
                <text:p>23.48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60.76">
                <text:p>60.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.5">
                <text:p>55.5</text:p>
              </table:table-cell>
              <table:table-cell office:value-type="float" office:value="57.23">
                <text:p>57.2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3">
                <text:p>46.3</text:p>
              </table:table-cell>
              <table:table-cell office:value-type="float" office:value="44.89">
                <text:p>44.89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">
                <text:p>62.7</text:p>
              </table:table-cell>
              <table:table-cell office:value-type="float" office:value="63.7">
                <text:p>63.7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9">
                <text:p>43.9</text:p>
              </table:table-cell>
              <table:table-cell office:value-type="float" office:value="45.49">
                <text:p>45.49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.2">
                <text:p>64.2</text:p>
              </table:table-cell>
              <table:table-cell office:value-type="float" office:value="65.5">
                <text:p>65.5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8.28">
                <text:p>58.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.8">
                <text:p>50.8</text:p>
              </table:table-cell>
              <table:table-cell office:value-type="float" office:value="52.27">
                <text:p>52.27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6.09">
                <text:p>56.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6">
                <text:p>68.6</text:p>
              </table:table-cell>
              <table:table-cell office:value-type="float" office:value="68.41">
                <text:p>68.41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.9">
                <text:p>40.9</text:p>
              </table:table-cell>
              <table:table-cell office:value-type="float" office:value="42.37">
                <text:p>42.37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.4">
                <text:p>51.4</text:p>
              </table:table-cell>
              <table:table-cell office:value-type="float" office:value="56.35">
                <text:p>56.35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30.42">
                <text:p>30.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.8">
                <text:p>41.8</text:p>
              </table:table-cell>
              <table:table-cell office:value-type="float" office:value="44.86">
                <text:p>44.86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3">
                <text:p>47.3</text:p>
              </table:table-cell>
              <table:table-cell office:value-type="float" office:value="47.43">
                <text:p>47.43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3">
                <text:p>22.3</text:p>
              </table:table-cell>
              <table:table-cell office:value-type="float" office:value="28.07">
                <text:p>28.0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.4">
                <text:p>44.4</text:p>
              </table:table-cell>
              <table:table-cell office:value-type="float" office:value="40.91">
                <text:p>40.91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.7">
                <text:p>40.7</text:p>
              </table:table-cell>
              <table:table-cell office:value-type="float" office:value="38.59">
                <text:p>38.59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49.93">
                <text:p>49.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7">
                <text:p>31.7</text:p>
              </table:table-cell>
              <table:table-cell office:value-type="float" office:value="31.3">
                <text:p>31.3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.3">
                <text:p>63.3</text:p>
              </table:table-cell>
              <table:table-cell office:value-type="float" office:value="63.88">
                <text:p>63.88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.3">
                <text:p>40.3</text:p>
              </table:table-cell>
              <table:table-cell office:value-type="float" office:value="42.98">
                <text:p>42.98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.1">
                <text:p>57.1</text:p>
              </table:table-cell>
              <table:table-cell office:value-type="float" office:value="56.39">
                <text:p>56.39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.9">
                <text:p>64.9</text:p>
              </table:table-cell>
              <table:table-cell office:value-type="float" office:value="66.92">
                <text:p>66.92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.7">
                <text:p>46.7</text:p>
              </table:table-cell>
              <table:table-cell office:value-type="float" office:value="51.72">
                <text:p>51.72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.2">
                <text:p>53.2</text:p>
              </table:table-cell>
              <table:table-cell office:value-type="float" office:value="53.83">
                <text:p>53.8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.9">
                <text:p>41.9</text:p>
              </table:table-cell>
              <table:table-cell office:value-type="float" office:value="42.83">
                <text:p>42.83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7">
                <text:p>40.7</text:p>
              </table:table-cell>
              <table:table-cell office:value-type="float" office:value="42.47">
                <text:p>42.47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6">
                <text:p>39.6</text:p>
              </table:table-cell>
              <table:table-cell office:value-type="float" office:value="38.38">
                <text:p>38.38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3">
                <text:p>46.3</text:p>
              </table:table-cell>
              <table:table-cell office:value-type="float" office:value="46.66">
                <text:p>46.66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.6">
                <text:p>51.6</text:p>
              </table:table-cell>
              <table:table-cell office:value-type="float" office:value="50.41">
                <text:p>50.41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.9">
                <text:p>51.9</text:p>
              </table:table-cell>
              <table:table-cell office:value-type="float" office:value="55.91">
                <text:p>55.91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.6">
                <text:p>58.6</text:p>
              </table:table-cell>
              <table:table-cell office:value-type="float" office:value="60.91">
                <text:p>60.91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2">
                <text:p>58.2</text:p>
              </table:table-cell>
              <table:table-cell office:value-type="float" office:value="58.35">
                <text:p>58.35</text:p>
              </table:table-cell>
              <table:table-cell office:value-type="float" office:value="58.2">
                <text:p>58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781cm" svg:height="7cm" chart:class="chart:scatter" chart:style-name="ch1">
        <chart:title svg:x="2.728cm" svg:y="0.14cm" chart:style-name="ch2">
          <text:p>Insoine base in RNA sequences</text:p>
        </chart:title>
        <chart:legend chart:legend-position="end" svg:x="8.368cm" svg:y="2.328cm" chart:style-name="ch3"/>
        <chart:plot-area chart:style-name="ch4" table:cell-range-address="'MELTING 4_3'.B96:'MELTING 4_3'.D113 'MELTING 4_3'.C95:'MELTING 4_3'.D113 'MELTING 4_3'.B95:'MELTING 4_3'.B95" chart:data-source-has-labels="row" svg:x="0.235cm" svg:y="0.14cm" svg:width="7.897cm" svg:height="6.578cm">
          <chart:axis chart:dimension="x" chart:name="primary-x" chart:style-name="ch5">
            <chart:title svg:x="3.292cm" svg:y="6.233cm" chart:style-name="ch6">
              <text:p>experimental Tm</text:p>
            </chart:title>
          </chart:axis>
          <chart:axis chart:dimension="y" chart:name="primary-y" chart:style-name="ch5">
            <chart:title svg:x="0.201cm" svg:y="4.095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96:'MELTING 4_3'.C113" chart:label-cell-address="'MELTING 4_3'.C95:'MELTING 4_3'.C95" chart:class="chart:scatter">
            <chart:domain table:cell-range-address="'MELTING 4_3'.B96:'MELTING 4_3'.B113"/>
            <chart:data-point chart:repeated="18"/>
          </chart:series>
          <chart:series chart:style-name="ch10" chart:values-cell-range-address="'MELTING 4_3'.D96:'MELTING 4_3'.D113" chart:label-cell-address="'MELTING 4_3'.D95:'MELTING 4_3'.D95" chart:class="chart:scatter">
            <chart:regression-curve chart:style-name="ch11"/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bre07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19.54">
                <text:p>19.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38.34">
                <text:p>38.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2">
                <text:p>37.2</text:p>
              </table:table-cell>
              <table:table-cell office:value-type="float" office:value="21.97">
                <text:p>21.97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8">
                <text:p>44.8</text:p>
              </table:table-cell>
              <table:table-cell office:value-type="float" office:value="24.4">
                <text:p>24.4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2">
                <text:p>54.2</text:p>
              </table:table-cell>
              <table:table-cell office:value-type="float" office:value="27.27">
                <text:p>27.27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7">
                <text:p>50.7</text:p>
              </table:table-cell>
              <table:table-cell office:value-type="float" office:value="31.73">
                <text:p>31.73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3">
                <text:p>48.3</text:p>
              </table:table-cell>
              <table:table-cell office:value-type="float" office:value="29.64">
                <text:p>29.64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3">
                <text:p>43.3</text:p>
              </table:table-cell>
              <table:table-cell office:value-type="float" office:value="24.93">
                <text:p>24.9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8.35">
                <text:p>28.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9">
                <text:p>34.9</text:p>
              </table:table-cell>
              <table:table-cell office:value-type="float" office:value="11.29">
                <text:p>11.29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9">
                <text:p>58.9</text:p>
              </table:table-cell>
              <table:table-cell office:value-type="float" office:value="39.68">
                <text:p>39.68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9">
                <text:p>45.9</text:p>
              </table:table-cell>
              <table:table-cell office:value-type="float" office:value="10.21">
                <text:p>10.21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1">
                <text:p>34.1</text:p>
              </table:table-cell>
              <table:table-cell office:value-type="float" office:value="15.97">
                <text:p>15.97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5">
                <text:p>48.5</text:p>
              </table:table-cell>
              <table:table-cell office:value-type="float" office:value="30.28">
                <text:p>30.2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5">
                <text:p>44.5</text:p>
              </table:table-cell>
              <table:table-cell office:value-type="float" office:value="32.09">
                <text:p>32.09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2">
                <text:p>48.2</text:p>
              </table:table-cell>
              <table:table-cell office:value-type="float" office:value="33.4">
                <text:p>33.4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6">
                <text:p>48.6</text:p>
              </table:table-cell>
              <table:table-cell office:value-type="float" office:value="33.34">
                <text:p>33.34</text:p>
              </table:table-cell>
              <table:table-cell office:value-type="float" office:value="48.6">
                <text:p>4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